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65.1mm" svg:y="9.5mm">
            <draw:object draw:notify-on-update-of-ranges="Sheet1.A1:Sheet1.A901 Sheet1.B1:Sheet1.B901 Sheet1.E1:Sheet1.E46 Sheet1.F1:Sheet1.F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1.2158203125" calcext:value-type="float">
            <text:p>1.22E+00</text:p>
          </table:table-cell>
          <table:table-cell table:number-columns-repeated="2"/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4.96875" calcext:value-type="float">
            <text:p>4.97E+00</text:p>
          </table:table-cell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1.2333984375" calcext:value-type="float">
            <text:p>1.23E+00</text:p>
          </table:table-cell>
          <table:table-cell table:number-columns-repeated="2"/>
          <table:table-cell table:style-name="ce1" office:value-type="float" office:value="20" calcext:value-type="float">
            <text:p>2.00E+01</text:p>
          </table:table-cell>
          <table:table-cell table:style-name="ce1" office:value-type="float" office:value="2.162109375" calcext:value-type="float">
            <text:p>2.16E+00</text:p>
          </table:table-cell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0.9306640625" calcext:value-type="float">
            <text:p>9.31E-01</text:p>
          </table:table-cell>
          <table:table-cell table:number-columns-repeated="2"/>
          <table:table-cell table:style-name="ce1" office:value-type="float" office:value="40" calcext:value-type="float">
            <text:p>4.00E+01</text:p>
          </table:table-cell>
          <table:table-cell table:style-name="ce1" office:value-type="float" office:value="2.00390625" calcext:value-type="float">
            <text:p>2.00E+00</text:p>
          </table:table-cell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0.8359375" calcext:value-type="float">
            <text:p>8.36E-01</text:p>
          </table:table-cell>
          <table:table-cell table:number-columns-repeated="2"/>
          <table:table-cell table:style-name="ce1" office:value-type="float" office:value="60" calcext:value-type="float">
            <text:p>6.00E+01</text:p>
          </table:table-cell>
          <table:table-cell table:style-name="ce1" office:value-type="float" office:value="1.9541015625" calcext:value-type="float">
            <text:p>1.95E+00</text:p>
          </table:table-cell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0.7265625" calcext:value-type="float">
            <text:p>7.27E-01</text:p>
          </table:table-cell>
          <table:table-cell table:number-columns-repeated="2"/>
          <table:table-cell table:style-name="ce1" office:value-type="float" office:value="80" calcext:value-type="float">
            <text:p>8.00E+01</text:p>
          </table:table-cell>
          <table:table-cell table:style-name="ce1" office:value-type="float" office:value="1.951171875" calcext:value-type="float">
            <text:p>1.95E+00</text:p>
          </table:table-cell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0.6787109375" calcext:value-type="float">
            <text:p>6.79E-01</text:p>
          </table:table-cell>
          <table:table-cell table:number-columns-repeated="2"/>
          <table:table-cell table:style-name="ce1" office:value-type="float" office:value="100" calcext:value-type="float">
            <text:p>1.00E+02</text:p>
          </table:table-cell>
          <table:table-cell table:style-name="ce1" office:value-type="float" office:value="1.9169921875" calcext:value-type="float">
            <text:p>1.92E+00</text:p>
          </table:table-cell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0.64013671875" calcext:value-type="float">
            <text:p>6.40E-01</text:p>
          </table:table-cell>
          <table:table-cell table:number-columns-repeated="2"/>
          <table:table-cell table:style-name="ce1" office:value-type="float" office:value="120" calcext:value-type="float">
            <text:p>1.20E+02</text:p>
          </table:table-cell>
          <table:table-cell table:style-name="ce1" office:value-type="float" office:value="1.9169921875" calcext:value-type="float">
            <text:p>1.92E+00</text:p>
          </table:table-cell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0.63232421875" calcext:value-type="float">
            <text:p>6.32E-01</text:p>
          </table:table-cell>
          <table:table-cell table:number-columns-repeated="2"/>
          <table:table-cell table:style-name="ce1" office:value-type="float" office:value="140" calcext:value-type="float">
            <text:p>1.40E+02</text:p>
          </table:table-cell>
          <table:table-cell table:style-name="ce1" office:value-type="float" office:value="1.953125" calcext:value-type="float">
            <text:p>1.95E+00</text:p>
          </table:table-cell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0.591796875" calcext:value-type="float">
            <text:p>5.92E-01</text:p>
          </table:table-cell>
          <table:table-cell table:number-columns-repeated="2"/>
          <table:table-cell table:style-name="ce1" office:value-type="float" office:value="160" calcext:value-type="float">
            <text:p>1.60E+02</text:p>
          </table:table-cell>
          <table:table-cell table:style-name="ce1" office:value-type="float" office:value="1.9599609375" calcext:value-type="float">
            <text:p>1.96E+00</text:p>
          </table:table-cell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0.57763671875" calcext:value-type="float">
            <text:p>5.78E-01</text:p>
          </table:table-cell>
          <table:table-cell table:number-columns-repeated="2"/>
          <table:table-cell table:style-name="ce1" office:value-type="float" office:value="180" calcext:value-type="float">
            <text:p>1.80E+02</text:p>
          </table:table-cell>
          <table:table-cell table:style-name="ce1" office:value-type="float" office:value="1.9677734375" calcext:value-type="float">
            <text:p>1.97E+00</text:p>
          </table:table-cell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0.5693359375" calcext:value-type="float">
            <text:p>5.69E-01</text:p>
          </table:table-cell>
          <table:table-cell table:number-columns-repeated="2"/>
          <table:table-cell table:style-name="ce1" office:value-type="float" office:value="200" calcext:value-type="float">
            <text:p>2.00E+02</text:p>
          </table:table-cell>
          <table:table-cell table:style-name="ce1" office:value-type="float" office:value="1.951171875" calcext:value-type="float">
            <text:p>1.95E+00</text:p>
          </table:table-cell>
        </table:table-row>
        <table:table-row table:style-name="ro1">
          <table:table-cell office:value-type="float" office:value="11" calcext:value-type="float">
            <text:p>1.10E+01</text:p>
          </table:table-cell>
          <table:table-cell office:value-type="float" office:value="0.509765625" calcext:value-type="float">
            <text:p>5.10E-01</text:p>
          </table:table-cell>
          <table:table-cell table:number-columns-repeated="2"/>
          <table:table-cell table:style-name="ce1" office:value-type="float" office:value="220" calcext:value-type="float">
            <text:p>2.20E+02</text:p>
          </table:table-cell>
          <table:table-cell table:style-name="ce1" office:value-type="float" office:value="2.046875" calcext:value-type="float">
            <text:p>2.05E+00</text:p>
          </table:table-cell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0.58349609375" calcext:value-type="float">
            <text:p>5.83E-01</text:p>
          </table:table-cell>
          <table:table-cell table:number-columns-repeated="2"/>
          <table:table-cell table:style-name="ce1" office:value-type="float" office:value="240" calcext:value-type="float">
            <text:p>2.40E+02</text:p>
          </table:table-cell>
          <table:table-cell table:style-name="ce1" office:value-type="float" office:value="2.078125" calcext:value-type="float">
            <text:p>2.08E+00</text:p>
          </table:table-cell>
        </table:table-row>
        <table:table-row table:style-name="ro1">
          <table:table-cell office:value-type="float" office:value="13" calcext:value-type="float">
            <text:p>1.30E+01</text:p>
          </table:table-cell>
          <table:table-cell office:value-type="float" office:value="0.5703125" calcext:value-type="float">
            <text:p>5.70E-01</text:p>
          </table:table-cell>
          <table:table-cell table:number-columns-repeated="2"/>
          <table:table-cell table:style-name="ce1" office:value-type="float" office:value="260" calcext:value-type="float">
            <text:p>2.60E+02</text:p>
          </table:table-cell>
          <table:table-cell table:style-name="ce1" office:value-type="float" office:value="2.1640625" calcext:value-type="float">
            <text:p>2.16E+00</text:p>
          </table:table-cell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0.54150390625" calcext:value-type="float">
            <text:p>5.42E-01</text:p>
          </table:table-cell>
          <table:table-cell table:number-columns-repeated="2"/>
          <table:table-cell table:style-name="ce1" office:value-type="float" office:value="280" calcext:value-type="float">
            <text:p>2.80E+02</text:p>
          </table:table-cell>
          <table:table-cell table:style-name="ce1" office:value-type="float" office:value="2.169921875" calcext:value-type="float">
            <text:p>2.17E+00</text:p>
          </table:table-cell>
        </table:table-row>
        <table:table-row table:style-name="ro1">
          <table:table-cell office:value-type="float" office:value="15" calcext:value-type="float">
            <text:p>1.50E+01</text:p>
          </table:table-cell>
          <table:table-cell office:value-type="float" office:value="0.52392578125" calcext:value-type="float">
            <text:p>5.24E-01</text:p>
          </table:table-cell>
          <table:table-cell table:number-columns-repeated="2"/>
          <table:table-cell table:style-name="ce1" office:value-type="float" office:value="300" calcext:value-type="float">
            <text:p>3.00E+02</text:p>
          </table:table-cell>
          <table:table-cell table:style-name="ce1" office:value-type="float" office:value="2.5234375" calcext:value-type="float">
            <text:p>2.52E+00</text:p>
          </table:table-cell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0.51611328125" calcext:value-type="float">
            <text:p>5.16E-01</text:p>
          </table:table-cell>
          <table:table-cell table:number-columns-repeated="2"/>
          <table:table-cell table:style-name="ce1" office:value-type="float" office:value="320" calcext:value-type="float">
            <text:p>3.20E+02</text:p>
          </table:table-cell>
          <table:table-cell table:style-name="ce1" office:value-type="float" office:value="2.48046875" calcext:value-type="float">
            <text:p>2.48E+00</text:p>
          </table:table-cell>
        </table:table-row>
        <table:table-row table:style-name="ro1">
          <table:table-cell office:value-type="float" office:value="17" calcext:value-type="float">
            <text:p>1.70E+01</text:p>
          </table:table-cell>
          <table:table-cell office:value-type="float" office:value="0.52197265625" calcext:value-type="float">
            <text:p>5.22E-01</text:p>
          </table:table-cell>
          <table:table-cell table:number-columns-repeated="2"/>
          <table:table-cell table:style-name="ce1" office:value-type="float" office:value="340" calcext:value-type="float">
            <text:p>3.40E+02</text:p>
          </table:table-cell>
          <table:table-cell table:style-name="ce1" office:value-type="float" office:value="2.60546875" calcext:value-type="float">
            <text:p>2.61E+00</text:p>
          </table:table-cell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0.56494140625" calcext:value-type="float">
            <text:p>5.65E-01</text:p>
          </table:table-cell>
          <table:table-cell table:number-columns-repeated="2"/>
          <table:table-cell table:style-name="ce1" office:value-type="float" office:value="360" calcext:value-type="float">
            <text:p>3.60E+02</text:p>
          </table:table-cell>
          <table:table-cell table:style-name="ce1" office:value-type="float" office:value="2.7734375" calcext:value-type="float">
            <text:p>2.77E+00</text:p>
          </table:table-cell>
        </table:table-row>
        <table:table-row table:style-name="ro1">
          <table:table-cell office:value-type="float" office:value="19" calcext:value-type="float">
            <text:p>1.90E+01</text:p>
          </table:table-cell>
          <table:table-cell office:value-type="float" office:value="0.5048828125" calcext:value-type="float">
            <text:p>5.05E-01</text:p>
          </table:table-cell>
          <table:table-cell table:number-columns-repeated="2"/>
          <table:table-cell table:style-name="ce1" office:value-type="float" office:value="380" calcext:value-type="float">
            <text:p>3.80E+02</text:p>
          </table:table-cell>
          <table:table-cell table:style-name="ce1" office:value-type="float" office:value="2.94921875" calcext:value-type="float">
            <text:p>2.95E+00</text:p>
          </table:table-cell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0.505859375" calcext:value-type="float">
            <text:p>5.06E-01</text:p>
          </table:table-cell>
          <table:table-cell table:number-columns-repeated="2"/>
          <table:table-cell table:style-name="ce1" office:value-type="float" office:value="400" calcext:value-type="float">
            <text:p>4.00E+02</text:p>
          </table:table-cell>
          <table:table-cell table:style-name="ce1" office:value-type="float" office:value="3.265625" calcext:value-type="float">
            <text:p>3.27E+00</text:p>
          </table:table-cell>
        </table:table-row>
        <table:table-row table:style-name="ro1">
          <table:table-cell office:value-type="float" office:value="21" calcext:value-type="float">
            <text:p>2.10E+01</text:p>
          </table:table-cell>
          <table:table-cell office:value-type="float" office:value="0.501953125" calcext:value-type="float">
            <text:p>5.02E-01</text:p>
          </table:table-cell>
          <table:table-cell table:number-columns-repeated="2"/>
          <table:table-cell table:style-name="ce1" office:value-type="float" office:value="420" calcext:value-type="float">
            <text:p>4.20E+02</text:p>
          </table:table-cell>
          <table:table-cell table:style-name="ce1" office:value-type="float" office:value="3.1171875" calcext:value-type="float">
            <text:p>3.12E+00</text:p>
          </table:table-cell>
        </table:table-row>
        <table:table-row table:style-name="ro1">
          <table:table-cell office:value-type="float" office:value="22" calcext:value-type="float">
            <text:p>2.20E+01</text:p>
          </table:table-cell>
          <table:table-cell office:value-type="float" office:value="0.499267578125" calcext:value-type="float">
            <text:p>4.99E-01</text:p>
          </table:table-cell>
          <table:table-cell table:number-columns-repeated="2"/>
          <table:table-cell table:style-name="ce1" office:value-type="float" office:value="440" calcext:value-type="float">
            <text:p>4.40E+02</text:p>
          </table:table-cell>
          <table:table-cell table:style-name="ce1" office:value-type="float" office:value="3.298828125" calcext:value-type="float">
            <text:p>3.30E+00</text:p>
          </table:table-cell>
        </table:table-row>
        <table:table-row table:style-name="ro1">
          <table:table-cell office:value-type="float" office:value="23" calcext:value-type="float">
            <text:p>2.30E+01</text:p>
          </table:table-cell>
          <table:table-cell office:value-type="float" office:value="0.5263671875" calcext:value-type="float">
            <text:p>5.26E-01</text:p>
          </table:table-cell>
          <table:table-cell table:number-columns-repeated="2"/>
          <table:table-cell table:style-name="ce1" office:value-type="float" office:value="460" calcext:value-type="float">
            <text:p>4.60E+02</text:p>
          </table:table-cell>
          <table:table-cell table:style-name="ce1" office:value-type="float" office:value="3.548828125" calcext:value-type="float">
            <text:p>3.55E+00</text:p>
          </table:table-cell>
        </table:table-row>
        <table:table-row table:style-name="ro1">
          <table:table-cell office:value-type="float" office:value="24" calcext:value-type="float">
            <text:p>2.40E+01</text:p>
          </table:table-cell>
          <table:table-cell office:value-type="float" office:value="0.51416015625" calcext:value-type="float">
            <text:p>5.14E-01</text:p>
          </table:table-cell>
          <table:table-cell table:number-columns-repeated="2"/>
          <table:table-cell table:style-name="ce1" office:value-type="float" office:value="480" calcext:value-type="float">
            <text:p>4.80E+02</text:p>
          </table:table-cell>
          <table:table-cell table:style-name="ce1" office:value-type="float" office:value="3.763671875" calcext:value-type="float">
            <text:p>3.76E+00</text:p>
          </table:table-cell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0.5146484375" calcext:value-type="float">
            <text:p>5.15E-01</text:p>
          </table:table-cell>
          <table:table-cell table:number-columns-repeated="2"/>
          <table:table-cell table:style-name="ce1" office:value-type="float" office:value="500" calcext:value-type="float">
            <text:p>5.00E+02</text:p>
          </table:table-cell>
          <table:table-cell table:style-name="ce1" office:value-type="float" office:value="3.8671875" calcext:value-type="float">
            <text:p>3.87E+00</text:p>
          </table:table-cell>
        </table:table-row>
        <table:table-row table:style-name="ro1">
          <table:table-cell office:value-type="float" office:value="26" calcext:value-type="float">
            <text:p>2.60E+01</text:p>
          </table:table-cell>
          <table:table-cell office:value-type="float" office:value="0.5263671875" calcext:value-type="float">
            <text:p>5.26E-01</text:p>
          </table:table-cell>
          <table:table-cell table:number-columns-repeated="2"/>
          <table:table-cell table:style-name="ce1" office:value-type="float" office:value="520" calcext:value-type="float">
            <text:p>5.20E+02</text:p>
          </table:table-cell>
          <table:table-cell table:style-name="ce1" office:value-type="float" office:value="3.96875" calcext:value-type="float">
            <text:p>3.97E+00</text:p>
          </table:table-cell>
        </table:table-row>
        <table:table-row table:style-name="ro1">
          <table:table-cell office:value-type="float" office:value="27" calcext:value-type="float">
            <text:p>2.70E+01</text:p>
          </table:table-cell>
          <table:table-cell office:value-type="float" office:value="0.466552734375" calcext:value-type="float">
            <text:p>4.67E-01</text:p>
          </table:table-cell>
          <table:table-cell table:number-columns-repeated="2"/>
          <table:table-cell table:style-name="ce1" office:value-type="float" office:value="540" calcext:value-type="float">
            <text:p>5.40E+02</text:p>
          </table:table-cell>
          <table:table-cell table:style-name="ce1" office:value-type="float" office:value="4.2109375" calcext:value-type="float">
            <text:p>4.21E+00</text:p>
          </table:table-cell>
        </table:table-row>
        <table:table-row table:style-name="ro1">
          <table:table-cell office:value-type="float" office:value="28" calcext:value-type="float">
            <text:p>2.80E+01</text:p>
          </table:table-cell>
          <table:table-cell office:value-type="float" office:value="0.4755859375" calcext:value-type="float">
            <text:p>4.76E-01</text:p>
          </table:table-cell>
          <table:table-cell table:number-columns-repeated="2"/>
          <table:table-cell table:style-name="ce1" office:value-type="float" office:value="560" calcext:value-type="float">
            <text:p>5.60E+02</text:p>
          </table:table-cell>
          <table:table-cell table:style-name="ce1" office:value-type="float" office:value="4.33203125" calcext:value-type="float">
            <text:p>4.33E+00</text:p>
          </table:table-cell>
        </table:table-row>
        <table:table-row table:style-name="ro1">
          <table:table-cell office:value-type="float" office:value="29" calcext:value-type="float">
            <text:p>2.90E+01</text:p>
          </table:table-cell>
          <table:table-cell office:value-type="float" office:value="0.479248046875" calcext:value-type="float">
            <text:p>4.79E-01</text:p>
          </table:table-cell>
          <table:table-cell table:number-columns-repeated="2"/>
          <table:table-cell table:style-name="ce1" office:value-type="float" office:value="580" calcext:value-type="float">
            <text:p>5.80E+02</text:p>
          </table:table-cell>
          <table:table-cell table:style-name="ce1" office:value-type="float" office:value="4.33984375" calcext:value-type="float">
            <text:p>4.34E+00</text:p>
          </table:table-cell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0.447021484375" calcext:value-type="float">
            <text:p>4.47E-01</text:p>
          </table:table-cell>
          <table:table-cell table:number-columns-repeated="2"/>
          <table:table-cell table:style-name="ce1" office:value-type="float" office:value="600" calcext:value-type="float">
            <text:p>6.00E+02</text:p>
          </table:table-cell>
          <table:table-cell table:style-name="ce1" office:value-type="float" office:value="4.625" calcext:value-type="float">
            <text:p>4.63E+00</text:p>
          </table:table-cell>
        </table:table-row>
        <table:table-row table:style-name="ro1">
          <table:table-cell office:value-type="float" office:value="31" calcext:value-type="float">
            <text:p>3.10E+01</text:p>
          </table:table-cell>
          <table:table-cell office:value-type="float" office:value="0.46240234375" calcext:value-type="float">
            <text:p>4.62E-01</text:p>
          </table:table-cell>
          <table:table-cell table:number-columns-repeated="2"/>
          <table:table-cell table:style-name="ce1" office:value-type="float" office:value="620" calcext:value-type="float">
            <text:p>6.20E+02</text:p>
          </table:table-cell>
          <table:table-cell table:style-name="ce1" office:value-type="float" office:value="4.5703125" calcext:value-type="float">
            <text:p>4.57E+00</text:p>
          </table:table-cell>
        </table:table-row>
        <table:table-row table:style-name="ro1">
          <table:table-cell office:value-type="float" office:value="32" calcext:value-type="float">
            <text:p>3.20E+01</text:p>
          </table:table-cell>
          <table:table-cell office:value-type="float" office:value="0.469970703125" calcext:value-type="float">
            <text:p>4.70E-01</text:p>
          </table:table-cell>
          <table:table-cell table:number-columns-repeated="2"/>
          <table:table-cell table:style-name="ce1" office:value-type="float" office:value="640" calcext:value-type="float">
            <text:p>6.40E+02</text:p>
          </table:table-cell>
          <table:table-cell table:style-name="ce1" office:value-type="float" office:value="4.74609375" calcext:value-type="float">
            <text:p>4.75E+00</text:p>
          </table:table-cell>
        </table:table-row>
        <table:table-row table:style-name="ro1">
          <table:table-cell office:value-type="float" office:value="33" calcext:value-type="float">
            <text:p>3.30E+01</text:p>
          </table:table-cell>
          <table:table-cell office:value-type="float" office:value="0.485107421875" calcext:value-type="float">
            <text:p>4.85E-01</text:p>
          </table:table-cell>
          <table:table-cell table:number-columns-repeated="2"/>
          <table:table-cell table:style-name="ce1" office:value-type="float" office:value="660" calcext:value-type="float">
            <text:p>6.60E+02</text:p>
          </table:table-cell>
          <table:table-cell table:style-name="ce1" office:value-type="float" office:value="4.87890625" calcext:value-type="float">
            <text:p>4.88E+00</text:p>
          </table:table-cell>
        </table:table-row>
        <table:table-row table:style-name="ro1">
          <table:table-cell office:value-type="float" office:value="34" calcext:value-type="float">
            <text:p>3.40E+01</text:p>
          </table:table-cell>
          <table:table-cell office:value-type="float" office:value="0.462646484375" calcext:value-type="float">
            <text:p>4.63E-01</text:p>
          </table:table-cell>
          <table:table-cell table:number-columns-repeated="2"/>
          <table:table-cell table:style-name="ce1" office:value-type="float" office:value="680" calcext:value-type="float">
            <text:p>6.80E+02</text:p>
          </table:table-cell>
          <table:table-cell table:style-name="ce1" office:value-type="float" office:value="4.890625" calcext:value-type="float">
            <text:p>4.89E+00</text:p>
          </table:table-cell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0.470947265625" calcext:value-type="float">
            <text:p>4.71E-01</text:p>
          </table:table-cell>
          <table:table-cell table:number-columns-repeated="2"/>
          <table:table-cell table:style-name="ce1" office:value-type="float" office:value="700" calcext:value-type="float">
            <text:p>7.00E+02</text:p>
          </table:table-cell>
          <table:table-cell table:style-name="ce1" office:value-type="float" office:value="4.94921875" calcext:value-type="float">
            <text:p>4.95E+00</text:p>
          </table:table-cell>
        </table:table-row>
        <table:table-row table:style-name="ro1">
          <table:table-cell office:value-type="float" office:value="36" calcext:value-type="float">
            <text:p>3.60E+01</text:p>
          </table:table-cell>
          <table:table-cell office:value-type="float" office:value="0.477294921875" calcext:value-type="float">
            <text:p>4.77E-01</text:p>
          </table:table-cell>
          <table:table-cell table:number-columns-repeated="2"/>
          <table:table-cell table:style-name="ce1" office:value-type="float" office:value="720" calcext:value-type="float">
            <text:p>7.20E+02</text:p>
          </table:table-cell>
          <table:table-cell table:style-name="ce1" office:value-type="float" office:value="5.09765625" calcext:value-type="float">
            <text:p>5.10E+00</text:p>
          </table:table-cell>
        </table:table-row>
        <table:table-row table:style-name="ro1">
          <table:table-cell office:value-type="float" office:value="37" calcext:value-type="float">
            <text:p>3.70E+01</text:p>
          </table:table-cell>
          <table:table-cell office:value-type="float" office:value="0.444091796875" calcext:value-type="float">
            <text:p>4.44E-01</text:p>
          </table:table-cell>
          <table:table-cell table:number-columns-repeated="2"/>
          <table:table-cell table:style-name="ce1" office:value-type="float" office:value="740" calcext:value-type="float">
            <text:p>7.40E+02</text:p>
          </table:table-cell>
          <table:table-cell table:style-name="ce1" office:value-type="float" office:value="5.21484375" calcext:value-type="float">
            <text:p>5.21E+00</text:p>
          </table:table-cell>
        </table:table-row>
        <table:table-row table:style-name="ro1">
          <table:table-cell office:value-type="float" office:value="38" calcext:value-type="float">
            <text:p>3.80E+01</text:p>
          </table:table-cell>
          <table:table-cell office:value-type="float" office:value="0.457275390625" calcext:value-type="float">
            <text:p>4.57E-01</text:p>
          </table:table-cell>
          <table:table-cell table:number-columns-repeated="2"/>
          <table:table-cell table:style-name="ce1" office:value-type="float" office:value="760" calcext:value-type="float">
            <text:p>7.60E+02</text:p>
          </table:table-cell>
          <table:table-cell table:style-name="ce1" office:value-type="float" office:value="5.26171875" calcext:value-type="float">
            <text:p>5.26E+00</text:p>
          </table:table-cell>
        </table:table-row>
        <table:table-row table:style-name="ro1">
          <table:table-cell office:value-type="float" office:value="39" calcext:value-type="float">
            <text:p>3.90E+01</text:p>
          </table:table-cell>
          <table:table-cell office:value-type="float" office:value="0.449951171875" calcext:value-type="float">
            <text:p>4.50E-01</text:p>
          </table:table-cell>
          <table:table-cell table:number-columns-repeated="2"/>
          <table:table-cell table:style-name="ce1" office:value-type="float" office:value="780" calcext:value-type="float">
            <text:p>7.80E+02</text:p>
          </table:table-cell>
          <table:table-cell table:style-name="ce1" office:value-type="float" office:value="5.37890625" calcext:value-type="float">
            <text:p>5.38E+00</text:p>
          </table:table-cell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0.42041015625" calcext:value-type="float">
            <text:p>4.20E-01</text:p>
          </table:table-cell>
          <table:table-cell table:number-columns-repeated="2"/>
          <table:table-cell table:style-name="ce1" office:value-type="float" office:value="800" calcext:value-type="float">
            <text:p>8.00E+02</text:p>
          </table:table-cell>
          <table:table-cell table:style-name="ce1" office:value-type="float" office:value="5.3359375" calcext:value-type="float">
            <text:p>5.34E+00</text:p>
          </table:table-cell>
        </table:table-row>
        <table:table-row table:style-name="ro1">
          <table:table-cell office:value-type="float" office:value="41" calcext:value-type="float">
            <text:p>4.10E+01</text:p>
          </table:table-cell>
          <table:table-cell office:value-type="float" office:value="0.455810546875" calcext:value-type="float">
            <text:p>4.56E-01</text:p>
          </table:table-cell>
          <table:table-cell table:number-columns-repeated="2"/>
          <table:table-cell table:style-name="ce1" office:value-type="float" office:value="820" calcext:value-type="float">
            <text:p>8.20E+02</text:p>
          </table:table-cell>
          <table:table-cell table:style-name="ce1" office:value-type="float" office:value="5.4296875" calcext:value-type="float">
            <text:p>5.43E+00</text:p>
          </table:table-cell>
        </table:table-row>
        <table:table-row table:style-name="ro1">
          <table:table-cell office:value-type="float" office:value="42" calcext:value-type="float">
            <text:p>4.20E+01</text:p>
          </table:table-cell>
          <table:table-cell office:value-type="float" office:value="0.470703125" calcext:value-type="float">
            <text:p>4.71E-01</text:p>
          </table:table-cell>
          <table:table-cell table:number-columns-repeated="2"/>
          <table:table-cell table:style-name="ce1" office:value-type="float" office:value="840" calcext:value-type="float">
            <text:p>8.40E+02</text:p>
          </table:table-cell>
          <table:table-cell table:style-name="ce1" office:value-type="float" office:value="6.03125" calcext:value-type="float">
            <text:p>6.03E+00</text:p>
          </table:table-cell>
        </table:table-row>
        <table:table-row table:style-name="ro1">
          <table:table-cell office:value-type="float" office:value="43" calcext:value-type="float">
            <text:p>4.30E+01</text:p>
          </table:table-cell>
          <table:table-cell office:value-type="float" office:value="0.462158203125" calcext:value-type="float">
            <text:p>4.62E-01</text:p>
          </table:table-cell>
          <table:table-cell table:number-columns-repeated="2"/>
          <table:table-cell table:style-name="ce1" office:value-type="float" office:value="860" calcext:value-type="float">
            <text:p>8.60E+02</text:p>
          </table:table-cell>
          <table:table-cell table:style-name="ce1" office:value-type="float" office:value="4.9140625" calcext:value-type="float">
            <text:p>4.91E+00</text:p>
          </table:table-cell>
        </table:table-row>
        <table:table-row table:style-name="ro1">
          <table:table-cell office:value-type="float" office:value="44" calcext:value-type="float">
            <text:p>4.40E+01</text:p>
          </table:table-cell>
          <table:table-cell office:value-type="float" office:value="0.46826171875" calcext:value-type="float">
            <text:p>4.68E-01</text:p>
          </table:table-cell>
          <table:table-cell table:number-columns-repeated="2"/>
          <table:table-cell table:style-name="ce1" office:value-type="float" office:value="880" calcext:value-type="float">
            <text:p>8.80E+02</text:p>
          </table:table-cell>
          <table:table-cell table:style-name="ce1" office:value-type="float" office:value="4.6640625" calcext:value-type="float">
            <text:p>4.66E+00</text:p>
          </table:table-cell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0.4599609375" calcext:value-type="float">
            <text:p>4.60E-01</text:p>
          </table:table-cell>
          <table:table-cell table:number-columns-repeated="2"/>
          <table:table-cell table:style-name="ce1" office:value-type="float" office:value="900" calcext:value-type="float">
            <text:p>9.00E+02</text:p>
          </table:table-cell>
          <table:table-cell table:style-name="ce1" office:value-type="float" office:value="4.76171875" calcext:value-type="float">
            <text:p>4.76E+00</text:p>
          </table:table-cell>
        </table:table-row>
        <table:table-row table:style-name="ro1">
          <table:table-cell office:value-type="float" office:value="46" calcext:value-type="float">
            <text:p>4.60E+01</text:p>
          </table:table-cell>
          <table:table-cell office:value-type="float" office:value="0.473876953125" calcext:value-type="float">
            <text:p>4.74E-0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.70E+01</text:p>
          </table:table-cell>
          <table:table-cell office:value-type="float" office:value="0.434814453125" calcext:value-type="float">
            <text:p>4.35E-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.80E+01</text:p>
          </table:table-cell>
          <table:table-cell office:value-type="float" office:value="0.444580078125" calcext:value-type="float">
            <text:p>4.45E-0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.90E+01</text:p>
          </table:table-cell>
          <table:table-cell office:value-type="float" office:value="0.4677734375" calcext:value-type="float">
            <text:p>4.68E-0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0.451416015625" calcext:value-type="float">
            <text:p>4.51E-0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.10E+01</text:p>
          </table:table-cell>
          <table:table-cell office:value-type="float" office:value="0.448974609375" calcext:value-type="float">
            <text:p>4.49E-0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.20E+01</text:p>
          </table:table-cell>
          <table:table-cell office:value-type="float" office:value="0.44140625" calcext:value-type="float">
            <text:p>4.41E-0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.30E+01</text:p>
          </table:table-cell>
          <table:table-cell office:value-type="float" office:value="0.481201171875" calcext:value-type="float">
            <text:p>4.81E-0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.40E+01</text:p>
          </table:table-cell>
          <table:table-cell office:value-type="float" office:value="0.42333984375" calcext:value-type="float">
            <text:p>4.23E-0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0.43505859375" calcext:value-type="float">
            <text:p>4.35E-0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.60E+01</text:p>
          </table:table-cell>
          <table:table-cell office:value-type="float" office:value="0.447265625" calcext:value-type="float">
            <text:p>4.47E-0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.70E+01</text:p>
          </table:table-cell>
          <table:table-cell office:value-type="float" office:value="0.435302734375" calcext:value-type="float">
            <text:p>4.35E-0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.80E+01</text:p>
          </table:table-cell>
          <table:table-cell office:value-type="float" office:value="0.410888671875" calcext:value-type="float">
            <text:p>4.11E-0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.90E+01</text:p>
          </table:table-cell>
          <table:table-cell office:value-type="float" office:value="0.42724609375" calcext:value-type="float">
            <text:p>4.27E-0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0.461669921875" calcext:value-type="float">
            <text:p>4.62E-0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.10E+01</text:p>
          </table:table-cell>
          <table:table-cell office:value-type="float" office:value="0.43505859375" calcext:value-type="float">
            <text:p>4.35E-0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.20E+01</text:p>
          </table:table-cell>
          <table:table-cell office:value-type="float" office:value="0.44970703125" calcext:value-type="float">
            <text:p>4.50E-0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.30E+01</text:p>
          </table:table-cell>
          <table:table-cell office:value-type="float" office:value="0.439697265625" calcext:value-type="float">
            <text:p>4.40E-0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.40E+01</text:p>
          </table:table-cell>
          <table:table-cell office:value-type="float" office:value="0.423095703125" calcext:value-type="float">
            <text:p>4.23E-0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0.431640625" calcext:value-type="float">
            <text:p>4.32E-0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.60E+01</text:p>
          </table:table-cell>
          <table:table-cell office:value-type="float" office:value="0.42919921875" calcext:value-type="float">
            <text:p>4.29E-0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.70E+01</text:p>
          </table:table-cell>
          <table:table-cell office:value-type="float" office:value="0.384765625" calcext:value-type="float">
            <text:p>3.85E-0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.80E+01</text:p>
          </table:table-cell>
          <table:table-cell office:value-type="float" office:value="0.410888671875" calcext:value-type="float">
            <text:p>4.11E-0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.90E+01</text:p>
          </table:table-cell>
          <table:table-cell office:value-type="float" office:value="0.427978515625" calcext:value-type="float">
            <text:p>4.28E-0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0.4462890625" calcext:value-type="float">
            <text:p>4.46E-0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.10E+01</text:p>
          </table:table-cell>
          <table:table-cell office:value-type="float" office:value="0.43359375" calcext:value-type="float">
            <text:p>4.34E-0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.20E+01</text:p>
          </table:table-cell>
          <table:table-cell office:value-type="float" office:value="0.4189453125" calcext:value-type="float">
            <text:p>4.19E-0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.30E+01</text:p>
          </table:table-cell>
          <table:table-cell office:value-type="float" office:value="0.3603515625" calcext:value-type="float">
            <text:p>3.60E-0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.40E+01</text:p>
          </table:table-cell>
          <table:table-cell office:value-type="float" office:value="0.4150390625" calcext:value-type="float">
            <text:p>4.15E-0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0.415283203125" calcext:value-type="float">
            <text:p>4.15E-0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.60E+01</text:p>
          </table:table-cell>
          <table:table-cell office:value-type="float" office:value="0.43701171875" calcext:value-type="float">
            <text:p>4.37E-0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.70E+01</text:p>
          </table:table-cell>
          <table:table-cell office:value-type="float" office:value="0.41943359375" calcext:value-type="float">
            <text:p>4.19E-0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.80E+01</text:p>
          </table:table-cell>
          <table:table-cell office:value-type="float" office:value="0.41650390625" calcext:value-type="float">
            <text:p>4.17E-0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.90E+01</text:p>
          </table:table-cell>
          <table:table-cell office:value-type="float" office:value="0.41796875" calcext:value-type="float">
            <text:p>4.18E-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41357421875" calcext:value-type="float">
            <text:p>4.14E-0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.10E+01</text:p>
          </table:table-cell>
          <table:table-cell office:value-type="float" office:value="0.36865234375" calcext:value-type="float">
            <text:p>3.69E-0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.20E+01</text:p>
          </table:table-cell>
          <table:table-cell office:value-type="float" office:value="0.408447265625" calcext:value-type="float">
            <text:p>4.08E-0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.30E+01</text:p>
          </table:table-cell>
          <table:table-cell office:value-type="float" office:value="0.39794921875" calcext:value-type="float">
            <text:p>3.98E-0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.40E+01</text:p>
          </table:table-cell>
          <table:table-cell office:value-type="float" office:value="0.43505859375" calcext:value-type="float">
            <text:p>4.35E-0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42919921875" calcext:value-type="float">
            <text:p>4.29E-0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.60E+01</text:p>
          </table:table-cell>
          <table:table-cell office:value-type="float" office:value="0.392822265625" calcext:value-type="float">
            <text:p>3.93E-0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.70E+01</text:p>
          </table:table-cell>
          <table:table-cell office:value-type="float" office:value="0.419921875" calcext:value-type="float">
            <text:p>4.20E-0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.80E+01</text:p>
          </table:table-cell>
          <table:table-cell office:value-type="float" office:value="0.411865234375" calcext:value-type="float">
            <text:p>4.12E-0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.90E+01</text:p>
          </table:table-cell>
          <table:table-cell office:value-type="float" office:value="0.406005859375" calcext:value-type="float">
            <text:p>4.06E-0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38427734375" calcext:value-type="float">
            <text:p>3.84E-0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.10E+01</text:p>
          </table:table-cell>
          <table:table-cell office:value-type="float" office:value="0.384033203125" calcext:value-type="float">
            <text:p>3.84E-0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.20E+01</text:p>
          </table:table-cell>
          <table:table-cell office:value-type="float" office:value="0.389892578125" calcext:value-type="float">
            <text:p>3.90E-0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.30E+01</text:p>
          </table:table-cell>
          <table:table-cell office:value-type="float" office:value="0.40380859375" calcext:value-type="float">
            <text:p>4.04E-0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.40E+01</text:p>
          </table:table-cell>
          <table:table-cell office:value-type="float" office:value="0.388916015625" calcext:value-type="float">
            <text:p>3.89E-0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419189453125" calcext:value-type="float">
            <text:p>4.19E-0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.60E+01</text:p>
          </table:table-cell>
          <table:table-cell office:value-type="float" office:value="0.35009765625" calcext:value-type="float">
            <text:p>3.50E-0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.70E+01</text:p>
          </table:table-cell>
          <table:table-cell office:value-type="float" office:value="0.408447265625" calcext:value-type="float">
            <text:p>4.08E-0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.80E+01</text:p>
          </table:table-cell>
          <table:table-cell office:value-type="float" office:value="0.40576171875" calcext:value-type="float">
            <text:p>4.06E-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.90E+01</text:p>
          </table:table-cell>
          <table:table-cell office:value-type="float" office:value="0.41015625" calcext:value-type="float">
            <text:p>4.10E-0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390625" calcext:value-type="float">
            <text:p>3.91E-0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.01E+02</text:p>
          </table:table-cell>
          <table:table-cell office:value-type="float" office:value="0.3916015625" calcext:value-type="float">
            <text:p>3.92E-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.02E+02</text:p>
          </table:table-cell>
          <table:table-cell office:value-type="float" office:value="0.3828125" calcext:value-type="float">
            <text:p>3.83E-0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.03E+02</text:p>
          </table:table-cell>
          <table:table-cell office:value-type="float" office:value="0.38134765625" calcext:value-type="float">
            <text:p>3.81E-0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.04E+02</text:p>
          </table:table-cell>
          <table:table-cell office:value-type="float" office:value="0.37744140625" calcext:value-type="float">
            <text:p>3.77E-0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.05E+02</text:p>
          </table:table-cell>
          <table:table-cell office:value-type="float" office:value="0.399658203125" calcext:value-type="float">
            <text:p>4.00E-0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.06E+02</text:p>
          </table:table-cell>
          <table:table-cell office:value-type="float" office:value="0.407958984375" calcext:value-type="float">
            <text:p>4.08E-0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.07E+02</text:p>
          </table:table-cell>
          <table:table-cell office:value-type="float" office:value="0.3544921875" calcext:value-type="float">
            <text:p>3.54E-0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.08E+02</text:p>
          </table:table-cell>
          <table:table-cell office:value-type="float" office:value="0.4013671875" calcext:value-type="float">
            <text:p>4.01E-0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.09E+02</text:p>
          </table:table-cell>
          <table:table-cell office:value-type="float" office:value="0.398193359375" calcext:value-type="float">
            <text:p>3.98E-0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376220703125" calcext:value-type="float">
            <text:p>3.76E-0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.11E+02</text:p>
          </table:table-cell>
          <table:table-cell office:value-type="float" office:value="0.390625" calcext:value-type="float">
            <text:p>3.91E-0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.12E+02</text:p>
          </table:table-cell>
          <table:table-cell office:value-type="float" office:value="0.34912109375" calcext:value-type="float">
            <text:p>3.49E-0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.13E+02</text:p>
          </table:table-cell>
          <table:table-cell office:value-type="float" office:value="0.37744140625" calcext:value-type="float">
            <text:p>3.77E-0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.14E+02</text:p>
          </table:table-cell>
          <table:table-cell office:value-type="float" office:value="0.38720703125" calcext:value-type="float">
            <text:p>3.87E-0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.15E+02</text:p>
          </table:table-cell>
          <table:table-cell office:value-type="float" office:value="0.37841796875" calcext:value-type="float">
            <text:p>3.78E-0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.16E+02</text:p>
          </table:table-cell>
          <table:table-cell office:value-type="float" office:value="0.37939453125" calcext:value-type="float">
            <text:p>3.79E-0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.17E+02</text:p>
          </table:table-cell>
          <table:table-cell office:value-type="float" office:value="0.39599609375" calcext:value-type="float">
            <text:p>3.96E-0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.18E+02</text:p>
          </table:table-cell>
          <table:table-cell office:value-type="float" office:value="0.373046875" calcext:value-type="float">
            <text:p>3.73E-0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.19E+02</text:p>
          </table:table-cell>
          <table:table-cell office:value-type="float" office:value="0.382080078125" calcext:value-type="float">
            <text:p>3.82E-0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383056640625" calcext:value-type="float">
            <text:p>3.83E-0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.21E+02</text:p>
          </table:table-cell>
          <table:table-cell office:value-type="float" office:value="0.38916015625" calcext:value-type="float">
            <text:p>3.89E-0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.22E+02</text:p>
          </table:table-cell>
          <table:table-cell office:value-type="float" office:value="0.350341796875" calcext:value-type="float">
            <text:p>3.50E-0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.23E+02</text:p>
          </table:table-cell>
          <table:table-cell office:value-type="float" office:value="0.383544921875" calcext:value-type="float">
            <text:p>3.84E-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.24E+02</text:p>
          </table:table-cell>
          <table:table-cell office:value-type="float" office:value="0.37109375" calcext:value-type="float">
            <text:p>3.71E-0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.25E+02</text:p>
          </table:table-cell>
          <table:table-cell office:value-type="float" office:value="0.355224609375" calcext:value-type="float">
            <text:p>3.55E-0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.26E+02</text:p>
          </table:table-cell>
          <table:table-cell office:value-type="float" office:value="0.38232421875" calcext:value-type="float">
            <text:p>3.82E-0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.27E+02</text:p>
          </table:table-cell>
          <table:table-cell office:value-type="float" office:value="0.361572265625" calcext:value-type="float">
            <text:p>3.62E-0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.28E+02</text:p>
          </table:table-cell>
          <table:table-cell office:value-type="float" office:value="0.356689453125" calcext:value-type="float">
            <text:p>3.57E-0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.29E+02</text:p>
          </table:table-cell>
          <table:table-cell office:value-type="float" office:value="0.3720703125" calcext:value-type="float">
            <text:p>3.72E-0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326171875" calcext:value-type="float">
            <text:p>3.26E-0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.31E+02</text:p>
          </table:table-cell>
          <table:table-cell office:value-type="float" office:value="0.382568359375" calcext:value-type="float">
            <text:p>3.83E-0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.32E+02</text:p>
          </table:table-cell>
          <table:table-cell office:value-type="float" office:value="0.358154296875" calcext:value-type="float">
            <text:p>3.58E-0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.33E+02</text:p>
          </table:table-cell>
          <table:table-cell office:value-type="float" office:value="0.348876953125" calcext:value-type="float">
            <text:p>3.49E-0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.34E+02</text:p>
          </table:table-cell>
          <table:table-cell office:value-type="float" office:value="0.374267578125" calcext:value-type="float">
            <text:p>3.74E-0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.35E+02</text:p>
          </table:table-cell>
          <table:table-cell office:value-type="float" office:value="0.36669921875" calcext:value-type="float">
            <text:p>3.67E-0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.36E+02</text:p>
          </table:table-cell>
          <table:table-cell office:value-type="float" office:value="0.368896484375" calcext:value-type="float">
            <text:p>3.69E-0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.37E+02</text:p>
          </table:table-cell>
          <table:table-cell office:value-type="float" office:value="0.35595703125" calcext:value-type="float">
            <text:p>3.56E-0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.38E+02</text:p>
          </table:table-cell>
          <table:table-cell office:value-type="float" office:value="0.310546875" calcext:value-type="float">
            <text:p>3.11E-0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.39E+02</text:p>
          </table:table-cell>
          <table:table-cell office:value-type="float" office:value="0.3154296875" calcext:value-type="float">
            <text:p>3.15E-0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373291015625" calcext:value-type="float">
            <text:p>3.73E-0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.41E+02</text:p>
          </table:table-cell>
          <table:table-cell office:value-type="float" office:value="0.384521484375" calcext:value-type="float">
            <text:p>3.85E-0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.42E+02</text:p>
          </table:table-cell>
          <table:table-cell office:value-type="float" office:value="0.37451171875" calcext:value-type="float">
            <text:p>3.75E-0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.43E+02</text:p>
          </table:table-cell>
          <table:table-cell office:value-type="float" office:value="0.356201171875" calcext:value-type="float">
            <text:p>3.56E-0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.44E+02</text:p>
          </table:table-cell>
          <table:table-cell office:value-type="float" office:value="0.329345703125" calcext:value-type="float">
            <text:p>3.29E-0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.45E+02</text:p>
          </table:table-cell>
          <table:table-cell office:value-type="float" office:value="0.3369140625" calcext:value-type="float">
            <text:p>3.37E-0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.46E+02</text:p>
          </table:table-cell>
          <table:table-cell office:value-type="float" office:value="0.345458984375" calcext:value-type="float">
            <text:p>3.45E-0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.47E+02</text:p>
          </table:table-cell>
          <table:table-cell office:value-type="float" office:value="0.3291015625" calcext:value-type="float">
            <text:p>3.29E-0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.48E+02</text:p>
          </table:table-cell>
          <table:table-cell office:value-type="float" office:value="0.359619140625" calcext:value-type="float">
            <text:p>3.60E-0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.49E+02</text:p>
          </table:table-cell>
          <table:table-cell office:value-type="float" office:value="0.377685546875" calcext:value-type="float">
            <text:p>3.78E-0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350341796875" calcext:value-type="float">
            <text:p>3.50E-0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.51E+02</text:p>
          </table:table-cell>
          <table:table-cell office:value-type="float" office:value="0.36181640625" calcext:value-type="float">
            <text:p>3.62E-0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.52E+02</text:p>
          </table:table-cell>
          <table:table-cell office:value-type="float" office:value="0.318359375" calcext:value-type="float">
            <text:p>3.18E-0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.53E+02</text:p>
          </table:table-cell>
          <table:table-cell office:value-type="float" office:value="0.33935546875" calcext:value-type="float">
            <text:p>3.39E-0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.54E+02</text:p>
          </table:table-cell>
          <table:table-cell office:value-type="float" office:value="0.35595703125" calcext:value-type="float">
            <text:p>3.56E-0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.55E+02</text:p>
          </table:table-cell>
          <table:table-cell office:value-type="float" office:value="0.343994140625" calcext:value-type="float">
            <text:p>3.44E-0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.56E+02</text:p>
          </table:table-cell>
          <table:table-cell office:value-type="float" office:value="0.3310546875" calcext:value-type="float">
            <text:p>3.31E-0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.57E+02</text:p>
          </table:table-cell>
          <table:table-cell office:value-type="float" office:value="0.33349609375" calcext:value-type="float">
            <text:p>3.33E-0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.58E+02</text:p>
          </table:table-cell>
          <table:table-cell office:value-type="float" office:value="0.332275390625" calcext:value-type="float">
            <text:p>3.32E-0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.59E+02</text:p>
          </table:table-cell>
          <table:table-cell office:value-type="float" office:value="0.3623046875" calcext:value-type="float">
            <text:p>3.62E-0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32861328125" calcext:value-type="float">
            <text:p>3.29E-0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.61E+02</text:p>
          </table:table-cell>
          <table:table-cell office:value-type="float" office:value="0.34912109375" calcext:value-type="float">
            <text:p>3.49E-0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.62E+02</text:p>
          </table:table-cell>
          <table:table-cell office:value-type="float" office:value="0.33251953125" calcext:value-type="float">
            <text:p>3.33E-0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.63E+02</text:p>
          </table:table-cell>
          <table:table-cell office:value-type="float" office:value="0.32373046875" calcext:value-type="float">
            <text:p>3.24E-0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.64E+02</text:p>
          </table:table-cell>
          <table:table-cell office:value-type="float" office:value="0.343505859375" calcext:value-type="float">
            <text:p>3.44E-0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.65E+02</text:p>
          </table:table-cell>
          <table:table-cell office:value-type="float" office:value="0.296875" calcext:value-type="float">
            <text:p>2.97E-0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.66E+02</text:p>
          </table:table-cell>
          <table:table-cell office:value-type="float" office:value="0.34130859375" calcext:value-type="float">
            <text:p>3.41E-0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.67E+02</text:p>
          </table:table-cell>
          <table:table-cell office:value-type="float" office:value="0.336669921875" calcext:value-type="float">
            <text:p>3.37E-0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.68E+02</text:p>
          </table:table-cell>
          <table:table-cell office:value-type="float" office:value="0.318359375" calcext:value-type="float">
            <text:p>3.18E-0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.69E+02</text:p>
          </table:table-cell>
          <table:table-cell office:value-type="float" office:value="0.314453125" calcext:value-type="float">
            <text:p>3.14E-0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311279296875" calcext:value-type="float">
            <text:p>3.11E-0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.71E+02</text:p>
          </table:table-cell>
          <table:table-cell office:value-type="float" office:value="0.317626953125" calcext:value-type="float">
            <text:p>3.18E-0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.72E+02</text:p>
          </table:table-cell>
          <table:table-cell office:value-type="float" office:value="0.34326171875" calcext:value-type="float">
            <text:p>3.43E-0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.73E+02</text:p>
          </table:table-cell>
          <table:table-cell office:value-type="float" office:value="0.35009765625" calcext:value-type="float">
            <text:p>3.50E-0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.74E+02</text:p>
          </table:table-cell>
          <table:table-cell office:value-type="float" office:value="0.337890625" calcext:value-type="float">
            <text:p>3.38E-0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.75E+02</text:p>
          </table:table-cell>
          <table:table-cell office:value-type="float" office:value="0.32958984375" calcext:value-type="float">
            <text:p>3.30E-0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.76E+02</text:p>
          </table:table-cell>
          <table:table-cell office:value-type="float" office:value="0.35009765625" calcext:value-type="float">
            <text:p>3.50E-0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.77E+02</text:p>
          </table:table-cell>
          <table:table-cell office:value-type="float" office:value="0.3408203125" calcext:value-type="float">
            <text:p>3.41E-0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.78E+02</text:p>
          </table:table-cell>
          <table:table-cell office:value-type="float" office:value="0.271728515625" calcext:value-type="float">
            <text:p>2.72E-0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.79E+02</text:p>
          </table:table-cell>
          <table:table-cell office:value-type="float" office:value="0.314697265625" calcext:value-type="float">
            <text:p>3.15E-0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3251953125" calcext:value-type="float">
            <text:p>3.25E-0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.81E+02</text:p>
          </table:table-cell>
          <table:table-cell office:value-type="float" office:value="0.34814453125" calcext:value-type="float">
            <text:p>3.48E-0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.82E+02</text:p>
          </table:table-cell>
          <table:table-cell office:value-type="float" office:value="0.334716796875" calcext:value-type="float">
            <text:p>3.35E-0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.83E+02</text:p>
          </table:table-cell>
          <table:table-cell office:value-type="float" office:value="0.3349609375" calcext:value-type="float">
            <text:p>3.35E-0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.84E+02</text:p>
          </table:table-cell>
          <table:table-cell office:value-type="float" office:value="0.310302734375" calcext:value-type="float">
            <text:p>3.10E-0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.85E+02</text:p>
          </table:table-cell>
          <table:table-cell office:value-type="float" office:value="0.3173828125" calcext:value-type="float">
            <text:p>3.17E-0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.86E+02</text:p>
          </table:table-cell>
          <table:table-cell office:value-type="float" office:value="0.330322265625" calcext:value-type="float">
            <text:p>3.30E-0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.87E+02</text:p>
          </table:table-cell>
          <table:table-cell office:value-type="float" office:value="0.309326171875" calcext:value-type="float">
            <text:p>3.09E-0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.88E+02</text:p>
          </table:table-cell>
          <table:table-cell office:value-type="float" office:value="0.306396484375" calcext:value-type="float">
            <text:p>3.06E-0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.89E+02</text:p>
          </table:table-cell>
          <table:table-cell office:value-type="float" office:value="0.318603515625" calcext:value-type="float">
            <text:p>3.19E-0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29541015625" calcext:value-type="float">
            <text:p>2.95E-0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.91E+02</text:p>
          </table:table-cell>
          <table:table-cell office:value-type="float" office:value="0.317626953125" calcext:value-type="float">
            <text:p>3.18E-0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.92E+02</text:p>
          </table:table-cell>
          <table:table-cell office:value-type="float" office:value="0.30224609375" calcext:value-type="float">
            <text:p>3.02E-0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.93E+02</text:p>
          </table:table-cell>
          <table:table-cell office:value-type="float" office:value="0.294677734375" calcext:value-type="float">
            <text:p>2.95E-0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.94E+02</text:p>
          </table:table-cell>
          <table:table-cell office:value-type="float" office:value="0.295166015625" calcext:value-type="float">
            <text:p>2.95E-0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.95E+02</text:p>
          </table:table-cell>
          <table:table-cell office:value-type="float" office:value="0.3095703125" calcext:value-type="float">
            <text:p>3.10E-0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.96E+02</text:p>
          </table:table-cell>
          <table:table-cell office:value-type="float" office:value="0.301025390625" calcext:value-type="float">
            <text:p>3.01E-0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.97E+02</text:p>
          </table:table-cell>
          <table:table-cell office:value-type="float" office:value="0.305908203125" calcext:value-type="float">
            <text:p>3.06E-0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.98E+02</text:p>
          </table:table-cell>
          <table:table-cell office:value-type="float" office:value="0.3037109375" calcext:value-type="float">
            <text:p>3.04E-0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.99E+02</text:p>
          </table:table-cell>
          <table:table-cell office:value-type="float" office:value="0.335693359375" calcext:value-type="float">
            <text:p>3.36E-0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29638671875" calcext:value-type="float">
            <text:p>2.96E-0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.01E+02</text:p>
          </table:table-cell>
          <table:table-cell office:value-type="float" office:value="0.287841796875" calcext:value-type="float">
            <text:p>2.88E-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.02E+02</text:p>
          </table:table-cell>
          <table:table-cell office:value-type="float" office:value="0.294677734375" calcext:value-type="float">
            <text:p>2.95E-0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.03E+02</text:p>
          </table:table-cell>
          <table:table-cell office:value-type="float" office:value="0.321044921875" calcext:value-type="float">
            <text:p>3.21E-0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.04E+02</text:p>
          </table:table-cell>
          <table:table-cell office:value-type="float" office:value="0.30078125" calcext:value-type="float">
            <text:p>3.01E-0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.05E+02</text:p>
          </table:table-cell>
          <table:table-cell office:value-type="float" office:value="0.2861328125" calcext:value-type="float">
            <text:p>2.86E-0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.06E+02</text:p>
          </table:table-cell>
          <table:table-cell office:value-type="float" office:value="0.306884765625" calcext:value-type="float">
            <text:p>3.07E-0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.07E+02</text:p>
          </table:table-cell>
          <table:table-cell office:value-type="float" office:value="0.289794921875" calcext:value-type="float">
            <text:p>2.90E-0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.08E+02</text:p>
          </table:table-cell>
          <table:table-cell office:value-type="float" office:value="0.303466796875" calcext:value-type="float">
            <text:p>3.03E-0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.09E+02</text:p>
          </table:table-cell>
          <table:table-cell office:value-type="float" office:value="0.30029296875" calcext:value-type="float">
            <text:p>3.00E-0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281982421875" calcext:value-type="float">
            <text:p>2.82E-0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.11E+02</text:p>
          </table:table-cell>
          <table:table-cell office:value-type="float" office:value="0.300537109375" calcext:value-type="float">
            <text:p>3.01E-0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.12E+02</text:p>
          </table:table-cell>
          <table:table-cell office:value-type="float" office:value="0.324462890625" calcext:value-type="float">
            <text:p>3.24E-0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.13E+02</text:p>
          </table:table-cell>
          <table:table-cell office:value-type="float" office:value="0.2822265625" calcext:value-type="float">
            <text:p>2.82E-0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.14E+02</text:p>
          </table:table-cell>
          <table:table-cell office:value-type="float" office:value="0.283447265625" calcext:value-type="float">
            <text:p>2.83E-0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.15E+02</text:p>
          </table:table-cell>
          <table:table-cell office:value-type="float" office:value="0.291015625" calcext:value-type="float">
            <text:p>2.91E-0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.16E+02</text:p>
          </table:table-cell>
          <table:table-cell office:value-type="float" office:value="0.279541015625" calcext:value-type="float">
            <text:p>2.80E-0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.17E+02</text:p>
          </table:table-cell>
          <table:table-cell office:value-type="float" office:value="0.280517578125" calcext:value-type="float">
            <text:p>2.81E-0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.18E+02</text:p>
          </table:table-cell>
          <table:table-cell office:value-type="float" office:value="0.2493896484375" calcext:value-type="float">
            <text:p>2.49E-0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.19E+02</text:p>
          </table:table-cell>
          <table:table-cell office:value-type="float" office:value="0.26220703125" calcext:value-type="float">
            <text:p>2.62E-0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309814453125" calcext:value-type="float">
            <text:p>3.10E-0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.21E+02</text:p>
          </table:table-cell>
          <table:table-cell office:value-type="float" office:value="0.281494140625" calcext:value-type="float">
            <text:p>2.81E-0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.22E+02</text:p>
          </table:table-cell>
          <table:table-cell office:value-type="float" office:value="0.2646484375" calcext:value-type="float">
            <text:p>2.65E-0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.23E+02</text:p>
          </table:table-cell>
          <table:table-cell office:value-type="float" office:value="0.287353515625" calcext:value-type="float">
            <text:p>2.87E-0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.24E+02</text:p>
          </table:table-cell>
          <table:table-cell office:value-type="float" office:value="0.23681640625" calcext:value-type="float">
            <text:p>2.37E-0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.25E+02</text:p>
          </table:table-cell>
          <table:table-cell office:value-type="float" office:value="0.23828125" calcext:value-type="float">
            <text:p>2.38E-0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.26E+02</text:p>
          </table:table-cell>
          <table:table-cell office:value-type="float" office:value="0.316162109375" calcext:value-type="float">
            <text:p>3.16E-0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.27E+02</text:p>
          </table:table-cell>
          <table:table-cell office:value-type="float" office:value="0.2666015625" calcext:value-type="float">
            <text:p>2.67E-0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.28E+02</text:p>
          </table:table-cell>
          <table:table-cell office:value-type="float" office:value="0.285400390625" calcext:value-type="float">
            <text:p>2.85E-0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.29E+02</text:p>
          </table:table-cell>
          <table:table-cell office:value-type="float" office:value="0.28173828125" calcext:value-type="float">
            <text:p>2.82E-0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25" calcext:value-type="float">
            <text:p>2.50E-0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.31E+02</text:p>
          </table:table-cell>
          <table:table-cell office:value-type="float" office:value="0.271240234375" calcext:value-type="float">
            <text:p>2.71E-0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.32E+02</text:p>
          </table:table-cell>
          <table:table-cell office:value-type="float" office:value="0.267333984375" calcext:value-type="float">
            <text:p>2.67E-0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.33E+02</text:p>
          </table:table-cell>
          <table:table-cell office:value-type="float" office:value="0.28173828125" calcext:value-type="float">
            <text:p>2.82E-0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.34E+02</text:p>
          </table:table-cell>
          <table:table-cell office:value-type="float" office:value="0.252685546875" calcext:value-type="float">
            <text:p>2.53E-0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.35E+02</text:p>
          </table:table-cell>
          <table:table-cell office:value-type="float" office:value="0.26513671875" calcext:value-type="float">
            <text:p>2.65E-0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.36E+02</text:p>
          </table:table-cell>
          <table:table-cell office:value-type="float" office:value="0.2320556640625" calcext:value-type="float">
            <text:p>2.32E-0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.37E+02</text:p>
          </table:table-cell>
          <table:table-cell office:value-type="float" office:value="0.27392578125" calcext:value-type="float">
            <text:p>2.74E-0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.38E+02</text:p>
          </table:table-cell>
          <table:table-cell office:value-type="float" office:value="0.2705078125" calcext:value-type="float">
            <text:p>2.71E-0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.39E+02</text:p>
          </table:table-cell>
          <table:table-cell office:value-type="float" office:value="0.2469482421875" calcext:value-type="float">
            <text:p>2.47E-0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244140625" calcext:value-type="float">
            <text:p>2.44E-0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.41E+02</text:p>
          </table:table-cell>
          <table:table-cell office:value-type="float" office:value="0.2464599609375" calcext:value-type="float">
            <text:p>2.46E-0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.42E+02</text:p>
          </table:table-cell>
          <table:table-cell office:value-type="float" office:value="0.25439453125" calcext:value-type="float">
            <text:p>2.54E-0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.43E+02</text:p>
          </table:table-cell>
          <table:table-cell office:value-type="float" office:value="0.2401123046875" calcext:value-type="float">
            <text:p>2.40E-0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.44E+02</text:p>
          </table:table-cell>
          <table:table-cell office:value-type="float" office:value="0.263671875" calcext:value-type="float">
            <text:p>2.64E-01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.45E+02</text:p>
          </table:table-cell>
          <table:table-cell office:value-type="float" office:value="0.247314453125" calcext:value-type="float">
            <text:p>2.47E-0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.46E+02</text:p>
          </table:table-cell>
          <table:table-cell office:value-type="float" office:value="0.2410888671875" calcext:value-type="float">
            <text:p>2.41E-0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.47E+02</text:p>
          </table:table-cell>
          <table:table-cell office:value-type="float" office:value="0.2454833984375" calcext:value-type="float">
            <text:p>2.45E-0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.48E+02</text:p>
          </table:table-cell>
          <table:table-cell office:value-type="float" office:value="0.2103271484375" calcext:value-type="float">
            <text:p>2.10E-0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.49E+02</text:p>
          </table:table-cell>
          <table:table-cell office:value-type="float" office:value="0.2373046875" calcext:value-type="float">
            <text:p>2.37E-0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2303466796875" calcext:value-type="float">
            <text:p>2.30E-0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.51E+02</text:p>
          </table:table-cell>
          <table:table-cell office:value-type="float" office:value="0.2294921875" calcext:value-type="float">
            <text:p>2.29E-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.52E+02</text:p>
          </table:table-cell>
          <table:table-cell office:value-type="float" office:value="0.26708984375" calcext:value-type="float">
            <text:p>2.67E-0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.53E+02</text:p>
          </table:table-cell>
          <table:table-cell office:value-type="float" office:value="0.267578125" calcext:value-type="float">
            <text:p>2.68E-0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.54E+02</text:p>
          </table:table-cell>
          <table:table-cell office:value-type="float" office:value="0.240478515625" calcext:value-type="float">
            <text:p>2.40E-0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.55E+02</text:p>
          </table:table-cell>
          <table:table-cell office:value-type="float" office:value="0.2423095703125" calcext:value-type="float">
            <text:p>2.42E-0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.56E+02</text:p>
          </table:table-cell>
          <table:table-cell office:value-type="float" office:value="0.2235107421875" calcext:value-type="float">
            <text:p>2.24E-0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.57E+02</text:p>
          </table:table-cell>
          <table:table-cell office:value-type="float" office:value="0.262939453125" calcext:value-type="float">
            <text:p>2.63E-01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.58E+02</text:p>
          </table:table-cell>
          <table:table-cell office:value-type="float" office:value="0.2373046875" calcext:value-type="float">
            <text:p>2.37E-01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.59E+02</text:p>
          </table:table-cell>
          <table:table-cell office:value-type="float" office:value="0.2080078125" calcext:value-type="float">
            <text:p>2.08E-0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218994140625" calcext:value-type="float">
            <text:p>2.19E-0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.61E+02</text:p>
          </table:table-cell>
          <table:table-cell office:value-type="float" office:value="0.223876953125" calcext:value-type="float">
            <text:p>2.24E-0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.62E+02</text:p>
          </table:table-cell>
          <table:table-cell office:value-type="float" office:value="0.25634765625" calcext:value-type="float">
            <text:p>2.56E-01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.63E+02</text:p>
          </table:table-cell>
          <table:table-cell office:value-type="float" office:value="0.23779296875" calcext:value-type="float">
            <text:p>2.38E-0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.64E+02</text:p>
          </table:table-cell>
          <table:table-cell office:value-type="float" office:value="0.2161865234375" calcext:value-type="float">
            <text:p>2.16E-0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.65E+02</text:p>
          </table:table-cell>
          <table:table-cell office:value-type="float" office:value="0.22607421875" calcext:value-type="float">
            <text:p>2.26E-0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.66E+02</text:p>
          </table:table-cell>
          <table:table-cell office:value-type="float" office:value="0.2015380859375" calcext:value-type="float">
            <text:p>2.02E-0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.67E+02</text:p>
          </table:table-cell>
          <table:table-cell office:value-type="float" office:value="0.1976318359375" calcext:value-type="float">
            <text:p>1.98E-0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.68E+02</text:p>
          </table:table-cell>
          <table:table-cell office:value-type="float" office:value="0.2203369140625" calcext:value-type="float">
            <text:p>2.20E-0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.69E+02</text:p>
          </table:table-cell>
          <table:table-cell office:value-type="float" office:value="0.23828125" calcext:value-type="float">
            <text:p>2.38E-0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2462158203125" calcext:value-type="float">
            <text:p>2.46E-0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.71E+02</text:p>
          </table:table-cell>
          <table:table-cell office:value-type="float" office:value="0.222900390625" calcext:value-type="float">
            <text:p>2.23E-0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.72E+02</text:p>
          </table:table-cell>
          <table:table-cell office:value-type="float" office:value="0.2047119140625" calcext:value-type="float">
            <text:p>2.05E-0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.73E+02</text:p>
          </table:table-cell>
          <table:table-cell office:value-type="float" office:value="0.2076416015625" calcext:value-type="float">
            <text:p>2.08E-0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.74E+02</text:p>
          </table:table-cell>
          <table:table-cell office:value-type="float" office:value="0.1910400390625" calcext:value-type="float">
            <text:p>1.91E-0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.75E+02</text:p>
          </table:table-cell>
          <table:table-cell office:value-type="float" office:value="0.223388671875" calcext:value-type="float">
            <text:p>2.23E-0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.76E+02</text:p>
          </table:table-cell>
          <table:table-cell office:value-type="float" office:value="0.20654296875" calcext:value-type="float">
            <text:p>2.07E-01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.77E+02</text:p>
          </table:table-cell>
          <table:table-cell office:value-type="float" office:value="0.21533203125" calcext:value-type="float">
            <text:p>2.15E-0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.78E+02</text:p>
          </table:table-cell>
          <table:table-cell office:value-type="float" office:value="0.20703125" calcext:value-type="float">
            <text:p>2.07E-0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.79E+02</text:p>
          </table:table-cell>
          <table:table-cell office:value-type="float" office:value="0.202880859375" calcext:value-type="float">
            <text:p>2.03E-0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1881103515625" calcext:value-type="float">
            <text:p>1.88E-01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.81E+02</text:p>
          </table:table-cell>
          <table:table-cell office:value-type="float" office:value="0.2137451171875" calcext:value-type="float">
            <text:p>2.14E-0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.82E+02</text:p>
          </table:table-cell>
          <table:table-cell office:value-type="float" office:value="0.2161865234375" calcext:value-type="float">
            <text:p>2.16E-0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.83E+02</text:p>
          </table:table-cell>
          <table:table-cell office:value-type="float" office:value="0.1611328125" calcext:value-type="float">
            <text:p>1.61E-0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.84E+02</text:p>
          </table:table-cell>
          <table:table-cell office:value-type="float" office:value="0.213623046875" calcext:value-type="float">
            <text:p>2.14E-0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.85E+02</text:p>
          </table:table-cell>
          <table:table-cell office:value-type="float" office:value="0.1900634765625" calcext:value-type="float">
            <text:p>1.90E-0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.86E+02</text:p>
          </table:table-cell>
          <table:table-cell office:value-type="float" office:value="0.23046875" calcext:value-type="float">
            <text:p>2.30E-0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.87E+02</text:p>
          </table:table-cell>
          <table:table-cell office:value-type="float" office:value="0.1971435546875" calcext:value-type="float">
            <text:p>1.97E-0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.88E+02</text:p>
          </table:table-cell>
          <table:table-cell office:value-type="float" office:value="0.2115478515625" calcext:value-type="float">
            <text:p>2.12E-0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.89E+02</text:p>
          </table:table-cell>
          <table:table-cell office:value-type="float" office:value="0.1810302734375" calcext:value-type="float">
            <text:p>1.81E-0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23046875" calcext:value-type="float">
            <text:p>2.30E-01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.91E+02</text:p>
          </table:table-cell>
          <table:table-cell office:value-type="float" office:value="0.1964111328125" calcext:value-type="float">
            <text:p>1.96E-0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.92E+02</text:p>
          </table:table-cell>
          <table:table-cell office:value-type="float" office:value="0.1710205078125" calcext:value-type="float">
            <text:p>1.71E-0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.93E+02</text:p>
          </table:table-cell>
          <table:table-cell office:value-type="float" office:value="0.19775390625" calcext:value-type="float">
            <text:p>1.98E-0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.94E+02</text:p>
          </table:table-cell>
          <table:table-cell office:value-type="float" office:value="0.18408203125" calcext:value-type="float">
            <text:p>1.84E-0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.95E+02</text:p>
          </table:table-cell>
          <table:table-cell office:value-type="float" office:value="0.2080078125" calcext:value-type="float">
            <text:p>2.08E-0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.96E+02</text:p>
          </table:table-cell>
          <table:table-cell office:value-type="float" office:value="0.19970703125" calcext:value-type="float">
            <text:p>2.00E-01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.97E+02</text:p>
          </table:table-cell>
          <table:table-cell office:value-type="float" office:value="0.168701171875" calcext:value-type="float">
            <text:p>1.69E-0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.98E+02</text:p>
          </table:table-cell>
          <table:table-cell office:value-type="float" office:value="0.21435546875" calcext:value-type="float">
            <text:p>2.14E-0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.99E+02</text:p>
          </table:table-cell>
          <table:table-cell office:value-type="float" office:value="0.1881103515625" calcext:value-type="float">
            <text:p>1.88E-0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2054443359375" calcext:value-type="float">
            <text:p>2.05E-0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.01E+02</text:p>
          </table:table-cell>
          <table:table-cell office:value-type="float" office:value="0.2374267578125" calcext:value-type="float">
            <text:p>2.37E-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.02E+02</text:p>
          </table:table-cell>
          <table:table-cell office:value-type="float" office:value="0.2012939453125" calcext:value-type="float">
            <text:p>2.01E-01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.03E+02</text:p>
          </table:table-cell>
          <table:table-cell office:value-type="float" office:value="0.1820068359375" calcext:value-type="float">
            <text:p>1.82E-01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.04E+02</text:p>
          </table:table-cell>
          <table:table-cell office:value-type="float" office:value="0.176025390625" calcext:value-type="float">
            <text:p>1.76E-0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.05E+02</text:p>
          </table:table-cell>
          <table:table-cell office:value-type="float" office:value="0.208984375" calcext:value-type="float">
            <text:p>2.09E-0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.06E+02</text:p>
          </table:table-cell>
          <table:table-cell office:value-type="float" office:value="0.1800537109375" calcext:value-type="float">
            <text:p>1.80E-01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.07E+02</text:p>
          </table:table-cell>
          <table:table-cell office:value-type="float" office:value="0.1923828125" calcext:value-type="float">
            <text:p>1.92E-01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.08E+02</text:p>
          </table:table-cell>
          <table:table-cell office:value-type="float" office:value="0.1890869140625" calcext:value-type="float">
            <text:p>1.89E-01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.09E+02</text:p>
          </table:table-cell>
          <table:table-cell office:value-type="float" office:value="0.1754150390625" calcext:value-type="float">
            <text:p>1.75E-0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207275390625" calcext:value-type="float">
            <text:p>2.07E-01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.11E+02</text:p>
          </table:table-cell>
          <table:table-cell office:value-type="float" office:value="0.1810302734375" calcext:value-type="float">
            <text:p>1.81E-0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.12E+02</text:p>
          </table:table-cell>
          <table:table-cell office:value-type="float" office:value="0.1517333984375" calcext:value-type="float">
            <text:p>1.52E-01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.13E+02</text:p>
          </table:table-cell>
          <table:table-cell office:value-type="float" office:value="0.1671142578125" calcext:value-type="float">
            <text:p>1.67E-01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.14E+02</text:p>
          </table:table-cell>
          <table:table-cell office:value-type="float" office:value="0.162841796875" calcext:value-type="float">
            <text:p>1.63E-0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.15E+02</text:p>
          </table:table-cell>
          <table:table-cell office:value-type="float" office:value="0.1612548828125" calcext:value-type="float">
            <text:p>1.61E-01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.16E+02</text:p>
          </table:table-cell>
          <table:table-cell office:value-type="float" office:value="0.184814453125" calcext:value-type="float">
            <text:p>1.85E-01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.17E+02</text:p>
          </table:table-cell>
          <table:table-cell office:value-type="float" office:value="0.1640625" calcext:value-type="float">
            <text:p>1.64E-01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.18E+02</text:p>
          </table:table-cell>
          <table:table-cell office:value-type="float" office:value="0.1719970703125" calcext:value-type="float">
            <text:p>1.72E-01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.19E+02</text:p>
          </table:table-cell>
          <table:table-cell office:value-type="float" office:value="0.174072265625" calcext:value-type="float">
            <text:p>1.74E-01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130859375" calcext:value-type="float">
            <text:p>1.31E-0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.21E+02</text:p>
          </table:table-cell>
          <table:table-cell office:value-type="float" office:value="0.1573486328125" calcext:value-type="float">
            <text:p>1.57E-0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.22E+02</text:p>
          </table:table-cell>
          <table:table-cell office:value-type="float" office:value="0.180908203125" calcext:value-type="float">
            <text:p>1.81E-01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.23E+02</text:p>
          </table:table-cell>
          <table:table-cell office:value-type="float" office:value="0.150634765625" calcext:value-type="float">
            <text:p>1.51E-01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.24E+02</text:p>
          </table:table-cell>
          <table:table-cell office:value-type="float" office:value="0.169189453125" calcext:value-type="float">
            <text:p>1.69E-01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.25E+02</text:p>
          </table:table-cell>
          <table:table-cell office:value-type="float" office:value="0.169189453125" calcext:value-type="float">
            <text:p>1.69E-0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.26E+02</text:p>
          </table:table-cell>
          <table:table-cell office:value-type="float" office:value="0.174072265625" calcext:value-type="float">
            <text:p>1.74E-0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.27E+02</text:p>
          </table:table-cell>
          <table:table-cell office:value-type="float" office:value="0.1552734375" calcext:value-type="float">
            <text:p>1.55E-01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.28E+02</text:p>
          </table:table-cell>
          <table:table-cell office:value-type="float" office:value="0.1624755859375" calcext:value-type="float">
            <text:p>1.62E-01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.29E+02</text:p>
          </table:table-cell>
          <table:table-cell office:value-type="float" office:value="0.143310546875" calcext:value-type="float">
            <text:p>1.43E-01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12255859375" calcext:value-type="float">
            <text:p>1.23E-0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.31E+02</text:p>
          </table:table-cell>
          <table:table-cell office:value-type="float" office:value="0.1524658203125" calcext:value-type="float">
            <text:p>1.52E-0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.32E+02</text:p>
          </table:table-cell>
          <table:table-cell office:value-type="float" office:value="0.1456298828125" calcext:value-type="float">
            <text:p>1.46E-01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.33E+02</text:p>
          </table:table-cell>
          <table:table-cell office:value-type="float" office:value="0.1754150390625" calcext:value-type="float">
            <text:p>1.75E-01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.34E+02</text:p>
          </table:table-cell>
          <table:table-cell office:value-type="float" office:value="0.1627197265625" calcext:value-type="float">
            <text:p>1.63E-01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.35E+02</text:p>
          </table:table-cell>
          <table:table-cell office:value-type="float" office:value="0.155029296875" calcext:value-type="float">
            <text:p>1.55E-01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.36E+02</text:p>
          </table:table-cell>
          <table:table-cell office:value-type="float" office:value="0.1502685546875" calcext:value-type="float">
            <text:p>1.50E-01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.37E+02</text:p>
          </table:table-cell>
          <table:table-cell office:value-type="float" office:value="0.1422119140625" calcext:value-type="float">
            <text:p>1.42E-01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.38E+02</text:p>
          </table:table-cell>
          <table:table-cell office:value-type="float" office:value="0.137939453125" calcext:value-type="float">
            <text:p>1.38E-0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.39E+02</text:p>
          </table:table-cell>
          <table:table-cell office:value-type="float" office:value="0.1636962890625" calcext:value-type="float">
            <text:p>1.64E-01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1514892578125" calcext:value-type="float">
            <text:p>1.51E-0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.41E+02</text:p>
          </table:table-cell>
          <table:table-cell office:value-type="float" office:value="0.1435546875" calcext:value-type="float">
            <text:p>1.44E-0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.42E+02</text:p>
          </table:table-cell>
          <table:table-cell office:value-type="float" office:value="0.16943359375" calcext:value-type="float">
            <text:p>1.69E-01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.43E+02</text:p>
          </table:table-cell>
          <table:table-cell office:value-type="float" office:value="0.1328125" calcext:value-type="float">
            <text:p>1.33E-01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.44E+02</text:p>
          </table:table-cell>
          <table:table-cell office:value-type="float" office:value="0.12353515625" calcext:value-type="float">
            <text:p>1.24E-0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.45E+02</text:p>
          </table:table-cell>
          <table:table-cell office:value-type="float" office:value="0.12164306640625" calcext:value-type="float">
            <text:p>1.22E-01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.46E+02</text:p>
          </table:table-cell>
          <table:table-cell office:value-type="float" office:value="0.14306640625" calcext:value-type="float">
            <text:p>1.43E-0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.47E+02</text:p>
          </table:table-cell>
          <table:table-cell office:value-type="float" office:value="0.1383056640625" calcext:value-type="float">
            <text:p>1.38E-01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.48E+02</text:p>
          </table:table-cell>
          <table:table-cell office:value-type="float" office:value="0.1243896484375" calcext:value-type="float">
            <text:p>1.24E-01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.49E+02</text:p>
          </table:table-cell>
          <table:table-cell office:value-type="float" office:value="0.11712646484375" calcext:value-type="float">
            <text:p>1.17E-01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1348876953125" calcext:value-type="float">
            <text:p>1.35E-01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.51E+02</text:p>
          </table:table-cell>
          <table:table-cell office:value-type="float" office:value="0.1446533203125" calcext:value-type="float">
            <text:p>1.45E-0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.52E+02</text:p>
          </table:table-cell>
          <table:table-cell office:value-type="float" office:value="0.097900390625" calcext:value-type="float">
            <text:p>9.79E-0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.53E+02</text:p>
          </table:table-cell>
          <table:table-cell office:value-type="float" office:value="0.125" calcext:value-type="float">
            <text:p>1.25E-01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.54E+02</text:p>
          </table:table-cell>
          <table:table-cell office:value-type="float" office:value="0.10650634765625" calcext:value-type="float">
            <text:p>1.07E-01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.55E+02</text:p>
          </table:table-cell>
          <table:table-cell office:value-type="float" office:value="0.12066650390625" calcext:value-type="float">
            <text:p>1.21E-01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.56E+02</text:p>
          </table:table-cell>
          <table:table-cell office:value-type="float" office:value="0.1136474609375" calcext:value-type="float">
            <text:p>1.14E-01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.57E+02</text:p>
          </table:table-cell>
          <table:table-cell office:value-type="float" office:value="0.1279296875" calcext:value-type="float">
            <text:p>1.28E-01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.58E+02</text:p>
          </table:table-cell>
          <table:table-cell office:value-type="float" office:value="0.131103515625" calcext:value-type="float">
            <text:p>1.31E-0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.59E+02</text:p>
          </table:table-cell>
          <table:table-cell office:value-type="float" office:value="0.1385498046875" calcext:value-type="float">
            <text:p>1.39E-01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.60E+02</text:p>
          </table:table-cell>
          <table:table-cell office:value-type="float" office:value="0.10504150390625" calcext:value-type="float">
            <text:p>1.05E-01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.61E+02</text:p>
          </table:table-cell>
          <table:table-cell office:value-type="float" office:value="0.10186767578125" calcext:value-type="float">
            <text:p>1.02E-0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.62E+02</text:p>
          </table:table-cell>
          <table:table-cell office:value-type="float" office:value="0.1143798828125" calcext:value-type="float">
            <text:p>1.14E-01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.63E+02</text:p>
          </table:table-cell>
          <table:table-cell office:value-type="float" office:value="0.1046142578125" calcext:value-type="float">
            <text:p>1.05E-01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.64E+02</text:p>
          </table:table-cell>
          <table:table-cell office:value-type="float" office:value="0.104248046875" calcext:value-type="float">
            <text:p>1.04E-01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.65E+02</text:p>
          </table:table-cell>
          <table:table-cell office:value-type="float" office:value="0.102783203125" calcext:value-type="float">
            <text:p>1.03E-0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.66E+02</text:p>
          </table:table-cell>
          <table:table-cell office:value-type="float" office:value="0.1019287109375" calcext:value-type="float">
            <text:p>1.02E-01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.67E+02</text:p>
          </table:table-cell>
          <table:table-cell office:value-type="float" office:value="0.12744140625" calcext:value-type="float">
            <text:p>1.27E-01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.68E+02</text:p>
          </table:table-cell>
          <table:table-cell office:value-type="float" office:value="0.10546875" calcext:value-type="float">
            <text:p>1.05E-01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.69E+02</text:p>
          </table:table-cell>
          <table:table-cell office:value-type="float" office:value="0.106689453125" calcext:value-type="float">
            <text:p>1.07E-0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.70E+02</text:p>
          </table:table-cell>
          <table:table-cell office:value-type="float" office:value="0.09991455078125" calcext:value-type="float">
            <text:p>9.99E-02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.71E+02</text:p>
          </table:table-cell>
          <table:table-cell office:value-type="float" office:value="0.09283447265625" calcext:value-type="float">
            <text:p>9.28E-02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.72E+02</text:p>
          </table:table-cell>
          <table:table-cell office:value-type="float" office:value="0.10888671875" calcext:value-type="float">
            <text:p>1.09E-01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.73E+02</text:p>
          </table:table-cell>
          <table:table-cell office:value-type="float" office:value="0.10919189453125" calcext:value-type="float">
            <text:p>1.09E-0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.74E+02</text:p>
          </table:table-cell>
          <table:table-cell office:value-type="float" office:value="0.1236572265625" calcext:value-type="float">
            <text:p>1.24E-01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.75E+02</text:p>
          </table:table-cell>
          <table:table-cell office:value-type="float" office:value="0.09906005859375" calcext:value-type="float">
            <text:p>9.91E-02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.76E+02</text:p>
          </table:table-cell>
          <table:table-cell office:value-type="float" office:value="0.08599853515625" calcext:value-type="float">
            <text:p>8.60E-02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.77E+02</text:p>
          </table:table-cell>
          <table:table-cell office:value-type="float" office:value="0.0960693359375" calcext:value-type="float">
            <text:p>9.61E-02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.78E+02</text:p>
          </table:table-cell>
          <table:table-cell office:value-type="float" office:value="0.12939453125" calcext:value-type="float">
            <text:p>1.29E-01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.79E+02</text:p>
          </table:table-cell>
          <table:table-cell office:value-type="float" office:value="0.0914306640625" calcext:value-type="float">
            <text:p>9.14E-02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.80E+02</text:p>
          </table:table-cell>
          <table:table-cell office:value-type="float" office:value="0.0755615234375" calcext:value-type="float">
            <text:p>7.56E-02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.81E+02</text:p>
          </table:table-cell>
          <table:table-cell office:value-type="float" office:value="0.12078857421875" calcext:value-type="float">
            <text:p>1.21E-0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.82E+02</text:p>
          </table:table-cell>
          <table:table-cell office:value-type="float" office:value="0.0992431640625" calcext:value-type="float">
            <text:p>9.92E-0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.83E+02</text:p>
          </table:table-cell>
          <table:table-cell office:value-type="float" office:value="0.0947265625" calcext:value-type="float">
            <text:p>9.47E-02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.84E+02</text:p>
          </table:table-cell>
          <table:table-cell office:value-type="float" office:value="0.10369873046875" calcext:value-type="float">
            <text:p>1.04E-01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.85E+02</text:p>
          </table:table-cell>
          <table:table-cell office:value-type="float" office:value="0.0872802734375" calcext:value-type="float">
            <text:p>8.73E-02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.86E+02</text:p>
          </table:table-cell>
          <table:table-cell office:value-type="float" office:value="0.0860595703125" calcext:value-type="float">
            <text:p>8.61E-02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.87E+02</text:p>
          </table:table-cell>
          <table:table-cell office:value-type="float" office:value="0.07769775390625" calcext:value-type="float">
            <text:p>7.77E-02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.88E+02</text:p>
          </table:table-cell>
          <table:table-cell office:value-type="float" office:value="0.0972900390625" calcext:value-type="float">
            <text:p>9.73E-02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.89E+02</text:p>
          </table:table-cell>
          <table:table-cell office:value-type="float" office:value="0.09161376953125" calcext:value-type="float">
            <text:p>9.16E-02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.90E+02</text:p>
          </table:table-cell>
          <table:table-cell office:value-type="float" office:value="0.10260009765625" calcext:value-type="float">
            <text:p>1.03E-01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.91E+02</text:p>
          </table:table-cell>
          <table:table-cell office:value-type="float" office:value="0.09088134765625" calcext:value-type="float">
            <text:p>9.09E-02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.92E+02</text:p>
          </table:table-cell>
          <table:table-cell office:value-type="float" office:value="0.1011962890625" calcext:value-type="float">
            <text:p>1.01E-0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.93E+02</text:p>
          </table:table-cell>
          <table:table-cell office:value-type="float" office:value="0.09326171875" calcext:value-type="float">
            <text:p>9.33E-02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.94E+02</text:p>
          </table:table-cell>
          <table:table-cell office:value-type="float" office:value="0.072021484375" calcext:value-type="float">
            <text:p>7.20E-02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.95E+02</text:p>
          </table:table-cell>
          <table:table-cell office:value-type="float" office:value="0.08837890625" calcext:value-type="float">
            <text:p>8.84E-02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.96E+02</text:p>
          </table:table-cell>
          <table:table-cell office:value-type="float" office:value="0.090087890625" calcext:value-type="float">
            <text:p>9.01E-02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.97E+02</text:p>
          </table:table-cell>
          <table:table-cell office:value-type="float" office:value="0.0760498046875" calcext:value-type="float">
            <text:p>7.60E-02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.98E+02</text:p>
          </table:table-cell>
          <table:table-cell office:value-type="float" office:value="0.1185302734375" calcext:value-type="float">
            <text:p>1.19E-01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.99E+02</text:p>
          </table:table-cell>
          <table:table-cell office:value-type="float" office:value="0.09075927734375" calcext:value-type="float">
            <text:p>9.08E-0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.00E+02</text:p>
          </table:table-cell>
          <table:table-cell office:value-type="float" office:value="0.06939697265625" calcext:value-type="float">
            <text:p>6.94E-02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.01E+02</text:p>
          </table:table-cell>
          <table:table-cell office:value-type="float" office:value="0.0792236328125" calcext:value-type="float">
            <text:p>7.92E-02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.02E+02</text:p>
          </table:table-cell>
          <table:table-cell office:value-type="float" office:value="0.07208251953125" calcext:value-type="float">
            <text:p>7.21E-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.03E+02</text:p>
          </table:table-cell>
          <table:table-cell office:value-type="float" office:value="0.086669921875" calcext:value-type="float">
            <text:p>8.67E-02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.04E+02</text:p>
          </table:table-cell>
          <table:table-cell office:value-type="float" office:value="0.08380126953125" calcext:value-type="float">
            <text:p>8.38E-02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.05E+02</text:p>
          </table:table-cell>
          <table:table-cell office:value-type="float" office:value="0.08453369140625" calcext:value-type="float">
            <text:p>8.45E-02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.06E+02</text:p>
          </table:table-cell>
          <table:table-cell office:value-type="float" office:value="0.1099853515625" calcext:value-type="float">
            <text:p>1.10E-01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.07E+02</text:p>
          </table:table-cell>
          <table:table-cell office:value-type="float" office:value="0.07208251953125" calcext:value-type="float">
            <text:p>7.21E-02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.08E+02</text:p>
          </table:table-cell>
          <table:table-cell office:value-type="float" office:value="0.0521240234375" calcext:value-type="float">
            <text:p>5.21E-02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.09E+02</text:p>
          </table:table-cell>
          <table:table-cell office:value-type="float" office:value="0.0673828125" calcext:value-type="float">
            <text:p>6.74E-02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.10E+02</text:p>
          </table:table-cell>
          <table:table-cell office:value-type="float" office:value="0.0635986328125" calcext:value-type="float">
            <text:p>6.36E-02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.11E+02</text:p>
          </table:table-cell>
          <table:table-cell office:value-type="float" office:value="0.07781982421875" calcext:value-type="float">
            <text:p>7.78E-02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.12E+02</text:p>
          </table:table-cell>
          <table:table-cell office:value-type="float" office:value="0.07159423828125" calcext:value-type="float">
            <text:p>7.16E-0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.13E+02</text:p>
          </table:table-cell>
          <table:table-cell office:value-type="float" office:value="0.07232666015625" calcext:value-type="float">
            <text:p>7.23E-02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.14E+02</text:p>
          </table:table-cell>
          <table:table-cell office:value-type="float" office:value="0.06549072265625" calcext:value-type="float">
            <text:p>6.55E-02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.15E+02</text:p>
          </table:table-cell>
          <table:table-cell office:value-type="float" office:value="0.07305908203125" calcext:value-type="float">
            <text:p>7.31E-0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.16E+02</text:p>
          </table:table-cell>
          <table:table-cell office:value-type="float" office:value="0.054840087890625" calcext:value-type="float">
            <text:p>5.48E-02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.17E+02</text:p>
          </table:table-cell>
          <table:table-cell office:value-type="float" office:value="0.047637939453125" calcext:value-type="float">
            <text:p>4.76E-02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.18E+02</text:p>
          </table:table-cell>
          <table:table-cell office:value-type="float" office:value="0.07122802734375" calcext:value-type="float">
            <text:p>7.12E-02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.19E+02</text:p>
          </table:table-cell>
          <table:table-cell office:value-type="float" office:value="0.06591796875" calcext:value-type="float">
            <text:p>6.59E-02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.20E+02</text:p>
          </table:table-cell>
          <table:table-cell office:value-type="float" office:value="0.05914306640625" calcext:value-type="float">
            <text:p>5.91E-02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.21E+02</text:p>
          </table:table-cell>
          <table:table-cell office:value-type="float" office:value="0.07501220703125" calcext:value-type="float">
            <text:p>7.50E-02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.22E+02</text:p>
          </table:table-cell>
          <table:table-cell office:value-type="float" office:value="0.0533447265625" calcext:value-type="float">
            <text:p>5.33E-0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.23E+02</text:p>
          </table:table-cell>
          <table:table-cell office:value-type="float" office:value="0.055206298828125" calcext:value-type="float">
            <text:p>5.52E-02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.24E+02</text:p>
          </table:table-cell>
          <table:table-cell office:value-type="float" office:value="0.051544189453125" calcext:value-type="float">
            <text:p>5.15E-02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.25E+02</text:p>
          </table:table-cell>
          <table:table-cell office:value-type="float" office:value="0.049072265625" calcext:value-type="float">
            <text:p>4.91E-02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.26E+02</text:p>
          </table:table-cell>
          <table:table-cell office:value-type="float" office:value="0.049652099609375" calcext:value-type="float">
            <text:p>4.97E-02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.27E+02</text:p>
          </table:table-cell>
          <table:table-cell office:value-type="float" office:value="0.058013916015625" calcext:value-type="float">
            <text:p>5.80E-02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.28E+02</text:p>
          </table:table-cell>
          <table:table-cell office:value-type="float" office:value="0.0655517578125" calcext:value-type="float">
            <text:p>6.56E-02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.29E+02</text:p>
          </table:table-cell>
          <table:table-cell office:value-type="float" office:value="0.0482177734375" calcext:value-type="float">
            <text:p>4.82E-02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.30E+02</text:p>
          </table:table-cell>
          <table:table-cell office:value-type="float" office:value="0.0599365234375" calcext:value-type="float">
            <text:p>5.99E-02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.31E+02</text:p>
          </table:table-cell>
          <table:table-cell office:value-type="float" office:value="0.0631103515625" calcext:value-type="float">
            <text:p>6.31E-02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.32E+02</text:p>
          </table:table-cell>
          <table:table-cell office:value-type="float" office:value="0.04498291015625" calcext:value-type="float">
            <text:p>4.50E-0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.33E+02</text:p>
          </table:table-cell>
          <table:table-cell office:value-type="float" office:value="0.052154541015625" calcext:value-type="float">
            <text:p>5.22E-02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.34E+02</text:p>
          </table:table-cell>
          <table:table-cell office:value-type="float" office:value="0.06524658203125" calcext:value-type="float">
            <text:p>6.52E-02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.35E+02</text:p>
          </table:table-cell>
          <table:table-cell office:value-type="float" office:value="0.05865478515625" calcext:value-type="float">
            <text:p>5.87E-02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.36E+02</text:p>
          </table:table-cell>
          <table:table-cell office:value-type="float" office:value="0.052581787109375" calcext:value-type="float">
            <text:p>5.26E-02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.37E+02</text:p>
          </table:table-cell>
          <table:table-cell office:value-type="float" office:value="0.042938232421875" calcext:value-type="float">
            <text:p>4.29E-02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.38E+02</text:p>
          </table:table-cell>
          <table:table-cell office:value-type="float" office:value="0.054534912109375" calcext:value-type="float">
            <text:p>5.45E-02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.39E+02</text:p>
          </table:table-cell>
          <table:table-cell office:value-type="float" office:value="0.05462646484375" calcext:value-type="float">
            <text:p>5.46E-02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.40E+02</text:p>
          </table:table-cell>
          <table:table-cell office:value-type="float" office:value="0.040802001953125" calcext:value-type="float">
            <text:p>4.08E-02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.41E+02</text:p>
          </table:table-cell>
          <table:table-cell office:value-type="float" office:value="0.0404052734375" calcext:value-type="float">
            <text:p>4.04E-02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.42E+02</text:p>
          </table:table-cell>
          <table:table-cell office:value-type="float" office:value="0.053985595703125" calcext:value-type="float">
            <text:p>5.40E-0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.43E+02</text:p>
          </table:table-cell>
          <table:table-cell office:value-type="float" office:value="0.055633544921875" calcext:value-type="float">
            <text:p>5.56E-02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.44E+02</text:p>
          </table:table-cell>
          <table:table-cell office:value-type="float" office:value="0.046905517578125" calcext:value-type="float">
            <text:p>4.69E-02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.45E+02</text:p>
          </table:table-cell>
          <table:table-cell office:value-type="float" office:value="0.037841796875" calcext:value-type="float">
            <text:p>3.78E-02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.46E+02</text:p>
          </table:table-cell>
          <table:table-cell office:value-type="float" office:value="0.041412353515625" calcext:value-type="float">
            <text:p>4.14E-02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.47E+02</text:p>
          </table:table-cell>
          <table:table-cell office:value-type="float" office:value="0.051513671875" calcext:value-type="float">
            <text:p>5.15E-02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.48E+02</text:p>
          </table:table-cell>
          <table:table-cell office:value-type="float" office:value="0.036956787109375" calcext:value-type="float">
            <text:p>3.70E-02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.49E+02</text:p>
          </table:table-cell>
          <table:table-cell office:value-type="float" office:value="0.038726806640625" calcext:value-type="float">
            <text:p>3.87E-02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.50E+02</text:p>
          </table:table-cell>
          <table:table-cell office:value-type="float" office:value="0.0261688232421875" calcext:value-type="float">
            <text:p>2.62E-02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.51E+02</text:p>
          </table:table-cell>
          <table:table-cell office:value-type="float" office:value="0.03631591796875" calcext:value-type="float">
            <text:p>3.63E-02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.52E+02</text:p>
          </table:table-cell>
          <table:table-cell office:value-type="float" office:value="0.034759521484375" calcext:value-type="float">
            <text:p>3.48E-0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.53E+02</text:p>
          </table:table-cell>
          <table:table-cell office:value-type="float" office:value="0.04876708984375" calcext:value-type="float">
            <text:p>4.88E-02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.54E+02</text:p>
          </table:table-cell>
          <table:table-cell office:value-type="float" office:value="0.03668212890625" calcext:value-type="float">
            <text:p>3.67E-02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.55E+02</text:p>
          </table:table-cell>
          <table:table-cell office:value-type="float" office:value="0.0430908203125" calcext:value-type="float">
            <text:p>4.31E-02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.56E+02</text:p>
          </table:table-cell>
          <table:table-cell office:value-type="float" office:value="0.0307769775390625" calcext:value-type="float">
            <text:p>3.08E-02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.57E+02</text:p>
          </table:table-cell>
          <table:table-cell office:value-type="float" office:value="0.030517578125" calcext:value-type="float">
            <text:p>3.05E-02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.58E+02</text:p>
          </table:table-cell>
          <table:table-cell office:value-type="float" office:value="0.032135009765625" calcext:value-type="float">
            <text:p>3.21E-02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.59E+02</text:p>
          </table:table-cell>
          <table:table-cell office:value-type="float" office:value="0.033721923828125" calcext:value-type="float">
            <text:p>3.37E-02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.60E+02</text:p>
          </table:table-cell>
          <table:table-cell office:value-type="float" office:value="0.031341552734375" calcext:value-type="float">
            <text:p>3.13E-02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.61E+02</text:p>
          </table:table-cell>
          <table:table-cell office:value-type="float" office:value="0.03448486328125" calcext:value-type="float">
            <text:p>3.45E-02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.62E+02</text:p>
          </table:table-cell>
          <table:table-cell office:value-type="float" office:value="0.03961181640625" calcext:value-type="float">
            <text:p>3.96E-0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.63E+02</text:p>
          </table:table-cell>
          <table:table-cell office:value-type="float" office:value="0.042449951171875" calcext:value-type="float">
            <text:p>4.24E-02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.64E+02</text:p>
          </table:table-cell>
          <table:table-cell office:value-type="float" office:value="0.0304107666015625" calcext:value-type="float">
            <text:p>3.04E-02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.65E+02</text:p>
          </table:table-cell>
          <table:table-cell office:value-type="float" office:value="0.031890869140625" calcext:value-type="float">
            <text:p>3.19E-02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.66E+02</text:p>
          </table:table-cell>
          <table:table-cell office:value-type="float" office:value="0.040252685546875" calcext:value-type="float">
            <text:p>4.03E-02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.67E+02</text:p>
          </table:table-cell>
          <table:table-cell office:value-type="float" office:value="0.0305938720703125" calcext:value-type="float">
            <text:p>3.06E-02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.68E+02</text:p>
          </table:table-cell>
          <table:table-cell office:value-type="float" office:value="0.03472900390625" calcext:value-type="float">
            <text:p>3.47E-02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.69E+02</text:p>
          </table:table-cell>
          <table:table-cell office:value-type="float" office:value="0.026885986328125" calcext:value-type="float">
            <text:p>2.69E-02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.70E+02</text:p>
          </table:table-cell>
          <table:table-cell office:value-type="float" office:value="0.03594970703125" calcext:value-type="float">
            <text:p>3.59E-02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.71E+02</text:p>
          </table:table-cell>
          <table:table-cell office:value-type="float" office:value="0.0261383056640625" calcext:value-type="float">
            <text:p>2.61E-02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.72E+02</text:p>
          </table:table-cell>
          <table:table-cell office:value-type="float" office:value="0.0248870849609375" calcext:value-type="float">
            <text:p>2.49E-0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.73E+02</text:p>
          </table:table-cell>
          <table:table-cell office:value-type="float" office:value="0.0230865478515625" calcext:value-type="float">
            <text:p>2.31E-02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.74E+02</text:p>
          </table:table-cell>
          <table:table-cell office:value-type="float" office:value="0.028350830078125" calcext:value-type="float">
            <text:p>2.84E-02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.75E+02</text:p>
          </table:table-cell>
          <table:table-cell office:value-type="float" office:value="0.0244598388671875" calcext:value-type="float">
            <text:p>2.45E-02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.76E+02</text:p>
          </table:table-cell>
          <table:table-cell office:value-type="float" office:value="0.0261688232421875" calcext:value-type="float">
            <text:p>2.62E-02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.77E+02</text:p>
          </table:table-cell>
          <table:table-cell office:value-type="float" office:value="0.036529541015625" calcext:value-type="float">
            <text:p>3.65E-02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.78E+02</text:p>
          </table:table-cell>
          <table:table-cell office:value-type="float" office:value="0.025665283203125" calcext:value-type="float">
            <text:p>2.57E-02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.79E+02</text:p>
          </table:table-cell>
          <table:table-cell office:value-type="float" office:value="0.03204345703125" calcext:value-type="float">
            <text:p>3.20E-02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.80E+02</text:p>
          </table:table-cell>
          <table:table-cell office:value-type="float" office:value="0.02447509765625" calcext:value-type="float">
            <text:p>2.45E-02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.81E+02</text:p>
          </table:table-cell>
          <table:table-cell office:value-type="float" office:value="0.0311279296875" calcext:value-type="float">
            <text:p>3.11E-02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.82E+02</text:p>
          </table:table-cell>
          <table:table-cell office:value-type="float" office:value="0.022064208984375" calcext:value-type="float">
            <text:p>2.21E-0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.83E+02</text:p>
          </table:table-cell>
          <table:table-cell office:value-type="float" office:value="0.021148681640625" calcext:value-type="float">
            <text:p>2.11E-02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.84E+02</text:p>
          </table:table-cell>
          <table:table-cell office:value-type="float" office:value="0.0173797607421875" calcext:value-type="float">
            <text:p>1.74E-02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.85E+02</text:p>
          </table:table-cell>
          <table:table-cell office:value-type="float" office:value="0.0244903564453125" calcext:value-type="float">
            <text:p>2.45E-02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.86E+02</text:p>
          </table:table-cell>
          <table:table-cell office:value-type="float" office:value="0.0216217041015625" calcext:value-type="float">
            <text:p>2.16E-02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.87E+02</text:p>
          </table:table-cell>
          <table:table-cell office:value-type="float" office:value="0.0212249755859375" calcext:value-type="float">
            <text:p>2.12E-02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.88E+02</text:p>
          </table:table-cell>
          <table:table-cell office:value-type="float" office:value="0.022918701171875" calcext:value-type="float">
            <text:p>2.29E-02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.89E+02</text:p>
          </table:table-cell>
          <table:table-cell office:value-type="float" office:value="0.0187530517578125" calcext:value-type="float">
            <text:p>1.88E-02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.90E+02</text:p>
          </table:table-cell>
          <table:table-cell office:value-type="float" office:value="0.0189056396484375" calcext:value-type="float">
            <text:p>1.89E-02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.91E+02</text:p>
          </table:table-cell>
          <table:table-cell office:value-type="float" office:value="0.0212554931640625" calcext:value-type="float">
            <text:p>2.13E-02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.92E+02</text:p>
          </table:table-cell>
          <table:table-cell office:value-type="float" office:value="0.024658203125" calcext:value-type="float">
            <text:p>2.47E-0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.93E+02</text:p>
          </table:table-cell>
          <table:table-cell office:value-type="float" office:value="0.0141983032226563" calcext:value-type="float">
            <text:p>1.42E-02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.94E+02</text:p>
          </table:table-cell>
          <table:table-cell office:value-type="float" office:value="0.0205535888671875" calcext:value-type="float">
            <text:p>2.06E-02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.95E+02</text:p>
          </table:table-cell>
          <table:table-cell office:value-type="float" office:value="0.028778076171875" calcext:value-type="float">
            <text:p>2.88E-02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.96E+02</text:p>
          </table:table-cell>
          <table:table-cell office:value-type="float" office:value="0.0190887451171875" calcext:value-type="float">
            <text:p>1.91E-02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.97E+02</text:p>
          </table:table-cell>
          <table:table-cell office:value-type="float" office:value="0.0189361572265625" calcext:value-type="float">
            <text:p>1.89E-02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.98E+02</text:p>
          </table:table-cell>
          <table:table-cell office:value-type="float" office:value="0.0232086181640625" calcext:value-type="float">
            <text:p>2.32E-02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.99E+02</text:p>
          </table:table-cell>
          <table:table-cell office:value-type="float" office:value="0.02325439453125" calcext:value-type="float">
            <text:p>2.33E-02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.00E+02</text:p>
          </table:table-cell>
          <table:table-cell office:value-type="float" office:value="0.018707275390625" calcext:value-type="float">
            <text:p>1.87E-02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.01E+02</text:p>
          </table:table-cell>
          <table:table-cell office:value-type="float" office:value="0.0211639404296875" calcext:value-type="float">
            <text:p>2.12E-02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.02E+02</text:p>
          </table:table-cell>
          <table:table-cell office:value-type="float" office:value="0.0257720947265625" calcext:value-type="float">
            <text:p>2.58E-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.03E+02</text:p>
          </table:table-cell>
          <table:table-cell office:value-type="float" office:value="0.0345458984375" calcext:value-type="float">
            <text:p>3.45E-02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.04E+02</text:p>
          </table:table-cell>
          <table:table-cell office:value-type="float" office:value="0.0211029052734375" calcext:value-type="float">
            <text:p>2.11E-02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.05E+02</text:p>
          </table:table-cell>
          <table:table-cell office:value-type="float" office:value="0.019287109375" calcext:value-type="float">
            <text:p>1.93E-02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.06E+02</text:p>
          </table:table-cell>
          <table:table-cell office:value-type="float" office:value="0.0233001708984375" calcext:value-type="float">
            <text:p>2.33E-02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.07E+02</text:p>
          </table:table-cell>
          <table:table-cell office:value-type="float" office:value="0.0247802734375" calcext:value-type="float">
            <text:p>2.48E-02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.08E+02</text:p>
          </table:table-cell>
          <table:table-cell office:value-type="float" office:value="0.0196075439453125" calcext:value-type="float">
            <text:p>1.96E-02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.09E+02</text:p>
          </table:table-cell>
          <table:table-cell office:value-type="float" office:value="0.0167083740234375" calcext:value-type="float">
            <text:p>1.67E-02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.10E+02</text:p>
          </table:table-cell>
          <table:table-cell office:value-type="float" office:value="0.0204620361328125" calcext:value-type="float">
            <text:p>2.05E-02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.11E+02</text:p>
          </table:table-cell>
          <table:table-cell office:value-type="float" office:value="0.017425537109375" calcext:value-type="float">
            <text:p>1.74E-02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.12E+02</text:p>
          </table:table-cell>
          <table:table-cell office:value-type="float" office:value="0.0129241943359375" calcext:value-type="float">
            <text:p>1.29E-0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.13E+02</text:p>
          </table:table-cell>
          <table:table-cell office:value-type="float" office:value="0.0125045776367188" calcext:value-type="float">
            <text:p>1.25E-02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.14E+02</text:p>
          </table:table-cell>
          <table:table-cell office:value-type="float" office:value="0.0129165649414063" calcext:value-type="float">
            <text:p>1.29E-02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.15E+02</text:p>
          </table:table-cell>
          <table:table-cell office:value-type="float" office:value="0.019989013671875" calcext:value-type="float">
            <text:p>2.00E-02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.16E+02</text:p>
          </table:table-cell>
          <table:table-cell office:value-type="float" office:value="0.0186920166015625" calcext:value-type="float">
            <text:p>1.87E-02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.17E+02</text:p>
          </table:table-cell>
          <table:table-cell office:value-type="float" office:value="0.0173187255859375" calcext:value-type="float">
            <text:p>1.73E-02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.18E+02</text:p>
          </table:table-cell>
          <table:table-cell office:value-type="float" office:value="0.0150527954101563" calcext:value-type="float">
            <text:p>1.51E-02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.19E+02</text:p>
          </table:table-cell>
          <table:table-cell office:value-type="float" office:value="0.0162506103515625" calcext:value-type="float">
            <text:p>1.63E-02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.20E+02</text:p>
          </table:table-cell>
          <table:table-cell office:value-type="float" office:value="0.0133209228515625" calcext:value-type="float">
            <text:p>1.33E-02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.21E+02</text:p>
          </table:table-cell>
          <table:table-cell office:value-type="float" office:value="0.0166168212890625" calcext:value-type="float">
            <text:p>1.66E-02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.22E+02</text:p>
          </table:table-cell>
          <table:table-cell office:value-type="float" office:value="0.0201263427734375" calcext:value-type="float">
            <text:p>2.01E-0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.23E+02</text:p>
          </table:table-cell>
          <table:table-cell office:value-type="float" office:value="0.012725830078125" calcext:value-type="float">
            <text:p>1.27E-02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.24E+02</text:p>
          </table:table-cell>
          <table:table-cell office:value-type="float" office:value="0.01470947265625" calcext:value-type="float">
            <text:p>1.47E-02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.25E+02</text:p>
          </table:table-cell>
          <table:table-cell office:value-type="float" office:value="0.012847900390625" calcext:value-type="float">
            <text:p>1.28E-02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.26E+02</text:p>
          </table:table-cell>
          <table:table-cell office:value-type="float" office:value="0.0132904052734375" calcext:value-type="float">
            <text:p>1.33E-02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.27E+02</text:p>
          </table:table-cell>
          <table:table-cell office:value-type="float" office:value="0.020599365234375" calcext:value-type="float">
            <text:p>2.06E-02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.28E+02</text:p>
          </table:table-cell>
          <table:table-cell office:value-type="float" office:value="0.013336181640625" calcext:value-type="float">
            <text:p>1.33E-02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.29E+02</text:p>
          </table:table-cell>
          <table:table-cell office:value-type="float" office:value="0.0135345458984375" calcext:value-type="float">
            <text:p>1.35E-02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.30E+02</text:p>
          </table:table-cell>
          <table:table-cell office:value-type="float" office:value="0.0123062133789063" calcext:value-type="float">
            <text:p>1.23E-02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.31E+02</text:p>
          </table:table-cell>
          <table:table-cell office:value-type="float" office:value="0.0116348266601563" calcext:value-type="float">
            <text:p>1.16E-02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.32E+02</text:p>
          </table:table-cell>
          <table:table-cell office:value-type="float" office:value="0.0100250244140625" calcext:value-type="float">
            <text:p>1.00E-0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.33E+02</text:p>
          </table:table-cell>
          <table:table-cell office:value-type="float" office:value="0.016754150390625" calcext:value-type="float">
            <text:p>1.68E-02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.34E+02</text:p>
          </table:table-cell>
          <table:table-cell office:value-type="float" office:value="0.0126113891601563" calcext:value-type="float">
            <text:p>1.26E-02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.35E+02</text:p>
          </table:table-cell>
          <table:table-cell office:value-type="float" office:value="0.0129776000976563" calcext:value-type="float">
            <text:p>1.30E-02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.36E+02</text:p>
          </table:table-cell>
          <table:table-cell office:value-type="float" office:value="0.0128021240234375" calcext:value-type="float">
            <text:p>1.28E-02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.37E+02</text:p>
          </table:table-cell>
          <table:table-cell office:value-type="float" office:value="0.00766372680664063" calcext:value-type="float">
            <text:p>7.66E-03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.38E+02</text:p>
          </table:table-cell>
          <table:table-cell office:value-type="float" office:value="0.00934600830078125" calcext:value-type="float">
            <text:p>9.35E-03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.39E+02</text:p>
          </table:table-cell>
          <table:table-cell office:value-type="float" office:value="0.0141067504882813" calcext:value-type="float">
            <text:p>1.41E-02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.40E+02</text:p>
          </table:table-cell>
          <table:table-cell office:value-type="float" office:value="0.012908935546875" calcext:value-type="float">
            <text:p>1.29E-02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.41E+02</text:p>
          </table:table-cell>
          <table:table-cell office:value-type="float" office:value="0.0103225708007813" calcext:value-type="float">
            <text:p>1.03E-02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.42E+02</text:p>
          </table:table-cell>
          <table:table-cell office:value-type="float" office:value="0.0102081298828125" calcext:value-type="float">
            <text:p>1.02E-0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.43E+02</text:p>
          </table:table-cell>
          <table:table-cell office:value-type="float" office:value="0.00989532470703125" calcext:value-type="float">
            <text:p>9.90E-0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.44E+02</text:p>
          </table:table-cell>
          <table:table-cell office:value-type="float" office:value="0.0104751586914063" calcext:value-type="float">
            <text:p>1.05E-02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.45E+02</text:p>
          </table:table-cell>
          <table:table-cell office:value-type="float" office:value="0.0079803466796875" calcext:value-type="float">
            <text:p>7.98E-03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.46E+02</text:p>
          </table:table-cell>
          <table:table-cell office:value-type="float" office:value="0.01129150390625" calcext:value-type="float">
            <text:p>1.13E-02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.47E+02</text:p>
          </table:table-cell>
          <table:table-cell office:value-type="float" office:value="0.0089874267578125" calcext:value-type="float">
            <text:p>8.99E-03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.48E+02</text:p>
          </table:table-cell>
          <table:table-cell office:value-type="float" office:value="0.010986328125" calcext:value-type="float">
            <text:p>1.10E-02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.49E+02</text:p>
          </table:table-cell>
          <table:table-cell office:value-type="float" office:value="0.0091552734375" calcext:value-type="float">
            <text:p>9.16E-03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.50E+02</text:p>
          </table:table-cell>
          <table:table-cell office:value-type="float" office:value="0.01177978515625" calcext:value-type="float">
            <text:p>1.18E-02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.51E+02</text:p>
          </table:table-cell>
          <table:table-cell office:value-type="float" office:value="0.00733184814453125" calcext:value-type="float">
            <text:p>7.33E-03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.52E+02</text:p>
          </table:table-cell>
          <table:table-cell office:value-type="float" office:value="0.00774765014648438" calcext:value-type="float">
            <text:p>7.75E-03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.53E+02</text:p>
          </table:table-cell>
          <table:table-cell office:value-type="float" office:value="0.0108489990234375" calcext:value-type="float">
            <text:p>1.08E-02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.54E+02</text:p>
          </table:table-cell>
          <table:table-cell office:value-type="float" office:value="0.0100326538085938" calcext:value-type="float">
            <text:p>1.00E-02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.55E+02</text:p>
          </table:table-cell>
          <table:table-cell office:value-type="float" office:value="0.00733566284179688" calcext:value-type="float">
            <text:p>7.34E-03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.56E+02</text:p>
          </table:table-cell>
          <table:table-cell office:value-type="float" office:value="0.0121994018554688" calcext:value-type="float">
            <text:p>1.22E-02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.57E+02</text:p>
          </table:table-cell>
          <table:table-cell office:value-type="float" office:value="0.00896453857421875" calcext:value-type="float">
            <text:p>8.96E-03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.58E+02</text:p>
          </table:table-cell>
          <table:table-cell office:value-type="float" office:value="0.0071258544921875" calcext:value-type="float">
            <text:p>7.13E-03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.59E+02</text:p>
          </table:table-cell>
          <table:table-cell office:value-type="float" office:value="0.0095367431640625" calcext:value-type="float">
            <text:p>9.54E-03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.60E+02</text:p>
          </table:table-cell>
          <table:table-cell office:value-type="float" office:value="0.0091094970703125" calcext:value-type="float">
            <text:p>9.11E-03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.61E+02</text:p>
          </table:table-cell>
          <table:table-cell office:value-type="float" office:value="0.0084228515625" calcext:value-type="float">
            <text:p>8.42E-03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.62E+02</text:p>
          </table:table-cell>
          <table:table-cell office:value-type="float" office:value="0.00815582275390625" calcext:value-type="float">
            <text:p>8.16E-03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.63E+02</text:p>
          </table:table-cell>
          <table:table-cell office:value-type="float" office:value="0.00741195678710938" calcext:value-type="float">
            <text:p>7.41E-0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.64E+02</text:p>
          </table:table-cell>
          <table:table-cell office:value-type="float" office:value="0.00832366943359375" calcext:value-type="float">
            <text:p>8.32E-03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.65E+02</text:p>
          </table:table-cell>
          <table:table-cell office:value-type="float" office:value="0.00958251953125" calcext:value-type="float">
            <text:p>9.58E-03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.66E+02</text:p>
          </table:table-cell>
          <table:table-cell office:value-type="float" office:value="0.00689697265625" calcext:value-type="float">
            <text:p>6.90E-03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.67E+02</text:p>
          </table:table-cell>
          <table:table-cell office:value-type="float" office:value="0.0101242065429688" calcext:value-type="float">
            <text:p>1.01E-02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.68E+02</text:p>
          </table:table-cell>
          <table:table-cell office:value-type="float" office:value="0.00666046142578125" calcext:value-type="float">
            <text:p>6.66E-03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.69E+02</text:p>
          </table:table-cell>
          <table:table-cell office:value-type="float" office:value="0.00741195678710938" calcext:value-type="float">
            <text:p>7.41E-03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.70E+02</text:p>
          </table:table-cell>
          <table:table-cell office:value-type="float" office:value="0.00795745849609375" calcext:value-type="float">
            <text:p>7.96E-03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.71E+02</text:p>
          </table:table-cell>
          <table:table-cell office:value-type="float" office:value="0.00604248046875" calcext:value-type="float">
            <text:p>6.04E-03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.72E+02</text:p>
          </table:table-cell>
          <table:table-cell office:value-type="float" office:value="0.00718307495117188" calcext:value-type="float">
            <text:p>7.18E-03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.73E+02</text:p>
          </table:table-cell>
          <table:table-cell office:value-type="float" office:value="0.00753402709960938" calcext:value-type="float">
            <text:p>7.53E-0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.74E+02</text:p>
          </table:table-cell>
          <table:table-cell office:value-type="float" office:value="0.00821685791015625" calcext:value-type="float">
            <text:p>8.22E-03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.75E+02</text:p>
          </table:table-cell>
          <table:table-cell office:value-type="float" office:value="0.00737380981445313" calcext:value-type="float">
            <text:p>7.37E-03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.76E+02</text:p>
          </table:table-cell>
          <table:table-cell office:value-type="float" office:value="0.00587081909179688" calcext:value-type="float">
            <text:p>5.87E-03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.77E+02</text:p>
          </table:table-cell>
          <table:table-cell office:value-type="float" office:value="0.0066070556640625" calcext:value-type="float">
            <text:p>6.61E-03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.78E+02</text:p>
          </table:table-cell>
          <table:table-cell office:value-type="float" office:value="0.0059356689453125" calcext:value-type="float">
            <text:p>5.94E-03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.79E+02</text:p>
          </table:table-cell>
          <table:table-cell office:value-type="float" office:value="0.00729751586914063" calcext:value-type="float">
            <text:p>7.30E-03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.80E+02</text:p>
          </table:table-cell>
          <table:table-cell office:value-type="float" office:value="0.00672149658203125" calcext:value-type="float">
            <text:p>6.72E-03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.81E+02</text:p>
          </table:table-cell>
          <table:table-cell office:value-type="float" office:value="0.00730133056640625" calcext:value-type="float">
            <text:p>7.30E-03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.82E+02</text:p>
          </table:table-cell>
          <table:table-cell office:value-type="float" office:value="0.00655364990234375" calcext:value-type="float">
            <text:p>6.55E-03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.83E+02</text:p>
          </table:table-cell>
          <table:table-cell office:value-type="float" office:value="0.00839996337890625" calcext:value-type="float">
            <text:p>8.40E-0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.84E+02</text:p>
          </table:table-cell>
          <table:table-cell office:value-type="float" office:value="0.00757980346679688" calcext:value-type="float">
            <text:p>7.58E-03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.85E+02</text:p>
          </table:table-cell>
          <table:table-cell office:value-type="float" office:value="0.00611114501953125" calcext:value-type="float">
            <text:p>6.11E-03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.86E+02</text:p>
          </table:table-cell>
          <table:table-cell office:value-type="float" office:value="0.00745391845703125" calcext:value-type="float">
            <text:p>7.45E-03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.87E+02</text:p>
          </table:table-cell>
          <table:table-cell office:value-type="float" office:value="0.00540924072265625" calcext:value-type="float">
            <text:p>5.41E-03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.88E+02</text:p>
          </table:table-cell>
          <table:table-cell office:value-type="float" office:value="0.00635910034179688" calcext:value-type="float">
            <text:p>6.36E-03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.89E+02</text:p>
          </table:table-cell>
          <table:table-cell office:value-type="float" office:value="0.00634384155273438" calcext:value-type="float">
            <text:p>6.34E-03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.90E+02</text:p>
          </table:table-cell>
          <table:table-cell office:value-type="float" office:value="0.0068817138671875" calcext:value-type="float">
            <text:p>6.88E-03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.91E+02</text:p>
          </table:table-cell>
          <table:table-cell office:value-type="float" office:value="0.0077056884765625" calcext:value-type="float">
            <text:p>7.71E-03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.92E+02</text:p>
          </table:table-cell>
          <table:table-cell office:value-type="float" office:value="0.0064239501953125" calcext:value-type="float">
            <text:p>6.42E-03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.93E+02</text:p>
          </table:table-cell>
          <table:table-cell office:value-type="float" office:value="0.00547409057617188" calcext:value-type="float">
            <text:p>5.47E-0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.94E+02</text:p>
          </table:table-cell>
          <table:table-cell office:value-type="float" office:value="0.00577926635742188" calcext:value-type="float">
            <text:p>5.78E-03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.95E+02</text:p>
          </table:table-cell>
          <table:table-cell office:value-type="float" office:value="0.00667572021484375" calcext:value-type="float">
            <text:p>6.68E-03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.96E+02</text:p>
          </table:table-cell>
          <table:table-cell office:value-type="float" office:value="0.00926971435546875" calcext:value-type="float">
            <text:p>9.27E-03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.97E+02</text:p>
          </table:table-cell>
          <table:table-cell office:value-type="float" office:value="0.00643539428710938" calcext:value-type="float">
            <text:p>6.44E-03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.98E+02</text:p>
          </table:table-cell>
          <table:table-cell office:value-type="float" office:value="0.00492095947265625" calcext:value-type="float">
            <text:p>4.92E-03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.99E+02</text:p>
          </table:table-cell>
          <table:table-cell office:value-type="float" office:value="0.0069580078125" calcext:value-type="float">
            <text:p>6.96E-03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.00E+02</text:p>
          </table:table-cell>
          <table:table-cell office:value-type="float" office:value="0.00611495971679688" calcext:value-type="float">
            <text:p>6.11E-03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.01E+02</text:p>
          </table:table-cell>
          <table:table-cell office:value-type="float" office:value="0.00597763061523438" calcext:value-type="float">
            <text:p>5.98E-03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.02E+02</text:p>
          </table:table-cell>
          <table:table-cell office:value-type="float" office:value="0.00573348999023438" calcext:value-type="float">
            <text:p>5.73E-03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.03E+02</text:p>
          </table:table-cell>
          <table:table-cell office:value-type="float" office:value="0.00557327270507813" calcext:value-type="float">
            <text:p>5.57E-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.04E+02</text:p>
          </table:table-cell>
          <table:table-cell office:value-type="float" office:value="0.00509262084960938" calcext:value-type="float">
            <text:p>5.09E-03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.05E+02</text:p>
          </table:table-cell>
          <table:table-cell office:value-type="float" office:value="0.00586700439453125" calcext:value-type="float">
            <text:p>5.87E-03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.06E+02</text:p>
          </table:table-cell>
          <table:table-cell office:value-type="float" office:value="0.0084686279296875" calcext:value-type="float">
            <text:p>8.47E-03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.07E+02</text:p>
          </table:table-cell>
          <table:table-cell office:value-type="float" office:value="0.00670242309570313" calcext:value-type="float">
            <text:p>6.70E-03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.08E+02</text:p>
          </table:table-cell>
          <table:table-cell office:value-type="float" office:value="0.004974365234375" calcext:value-type="float">
            <text:p>4.97E-03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.09E+02</text:p>
          </table:table-cell>
          <table:table-cell office:value-type="float" office:value="0.00574111938476563" calcext:value-type="float">
            <text:p>5.74E-03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.10E+02</text:p>
          </table:table-cell>
          <table:table-cell office:value-type="float" office:value="0.0046234130859375" calcext:value-type="float">
            <text:p>4.62E-03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.11E+02</text:p>
          </table:table-cell>
          <table:table-cell office:value-type="float" office:value="0.00504684448242188" calcext:value-type="float">
            <text:p>5.05E-03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.12E+02</text:p>
          </table:table-cell>
          <table:table-cell office:value-type="float" office:value="0.00491714477539063" calcext:value-type="float">
            <text:p>4.92E-03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.13E+02</text:p>
          </table:table-cell>
          <table:table-cell office:value-type="float" office:value="0.00670242309570313" calcext:value-type="float">
            <text:p>6.70E-0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.14E+02</text:p>
          </table:table-cell>
          <table:table-cell office:value-type="float" office:value="0.007965087890625" calcext:value-type="float">
            <text:p>7.97E-03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.15E+02</text:p>
          </table:table-cell>
          <table:table-cell office:value-type="float" office:value="0.0055999755859375" calcext:value-type="float">
            <text:p>5.60E-03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.16E+02</text:p>
          </table:table-cell>
          <table:table-cell office:value-type="float" office:value="0.00427627563476563" calcext:value-type="float">
            <text:p>4.28E-03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.17E+02</text:p>
          </table:table-cell>
          <table:table-cell office:value-type="float" office:value="0.0055999755859375" calcext:value-type="float">
            <text:p>5.60E-03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.18E+02</text:p>
          </table:table-cell>
          <table:table-cell office:value-type="float" office:value="0.004486083984375" calcext:value-type="float">
            <text:p>4.49E-03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.19E+02</text:p>
          </table:table-cell>
          <table:table-cell office:value-type="float" office:value="0.00561141967773438" calcext:value-type="float">
            <text:p>5.61E-03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.20E+02</text:p>
          </table:table-cell>
          <table:table-cell office:value-type="float" office:value="0.00471115112304688" calcext:value-type="float">
            <text:p>4.71E-03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.21E+02</text:p>
          </table:table-cell>
          <table:table-cell office:value-type="float" office:value="0.00498199462890625" calcext:value-type="float">
            <text:p>4.98E-03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.22E+02</text:p>
          </table:table-cell>
          <table:table-cell office:value-type="float" office:value="0.0045318603515625" calcext:value-type="float">
            <text:p>4.53E-03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.23E+02</text:p>
          </table:table-cell>
          <table:table-cell office:value-type="float" office:value="0.0050201416015625" calcext:value-type="float">
            <text:p>5.02E-0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.24E+02</text:p>
          </table:table-cell>
          <table:table-cell office:value-type="float" office:value="0.00409317016601563" calcext:value-type="float">
            <text:p>4.09E-03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.25E+02</text:p>
          </table:table-cell>
          <table:table-cell office:value-type="float" office:value="0.00551605224609375" calcext:value-type="float">
            <text:p>5.52E-03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.26E+02</text:p>
          </table:table-cell>
          <table:table-cell office:value-type="float" office:value="0.00384140014648437" calcext:value-type="float">
            <text:p>3.84E-03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.27E+02</text:p>
          </table:table-cell>
          <table:table-cell office:value-type="float" office:value="0.00554656982421875" calcext:value-type="float">
            <text:p>5.55E-03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.28E+02</text:p>
          </table:table-cell>
          <table:table-cell office:value-type="float" office:value="0.0050201416015625" calcext:value-type="float">
            <text:p>5.02E-03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.29E+02</text:p>
          </table:table-cell>
          <table:table-cell office:value-type="float" office:value="0.00621795654296875" calcext:value-type="float">
            <text:p>6.22E-03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.30E+02</text:p>
          </table:table-cell>
          <table:table-cell office:value-type="float" office:value="0.00464630126953125" calcext:value-type="float">
            <text:p>4.65E-03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.31E+02</text:p>
          </table:table-cell>
          <table:table-cell office:value-type="float" office:value="0.00483322143554688" calcext:value-type="float">
            <text:p>4.83E-03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.32E+02</text:p>
          </table:table-cell>
          <table:table-cell office:value-type="float" office:value="0.00352096557617187" calcext:value-type="float">
            <text:p>3.52E-03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.33E+02</text:p>
          </table:table-cell>
          <table:table-cell office:value-type="float" office:value="0.00378608703613281" calcext:value-type="float">
            <text:p>3.79E-0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.34E+02</text:p>
          </table:table-cell>
          <table:table-cell office:value-type="float" office:value="0.00456619262695313" calcext:value-type="float">
            <text:p>4.57E-03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.35E+02</text:p>
          </table:table-cell>
          <table:table-cell office:value-type="float" office:value="0.00452804565429688" calcext:value-type="float">
            <text:p>4.53E-03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.36E+02</text:p>
          </table:table-cell>
          <table:table-cell office:value-type="float" office:value="0.00490951538085938" calcext:value-type="float">
            <text:p>4.91E-03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.37E+02</text:p>
          </table:table-cell>
          <table:table-cell office:value-type="float" office:value="0.00388145446777344" calcext:value-type="float">
            <text:p>3.88E-03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.38E+02</text:p>
          </table:table-cell>
          <table:table-cell office:value-type="float" office:value="0.00481033325195313" calcext:value-type="float">
            <text:p>4.81E-03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.39E+02</text:p>
          </table:table-cell>
          <table:table-cell office:value-type="float" office:value="0.00333976745605469" calcext:value-type="float">
            <text:p>3.34E-03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.40E+02</text:p>
          </table:table-cell>
          <table:table-cell office:value-type="float" office:value="0.00436019897460938" calcext:value-type="float">
            <text:p>4.36E-03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.41E+02</text:p>
          </table:table-cell>
          <table:table-cell office:value-type="float" office:value="0.00367546081542969" calcext:value-type="float">
            <text:p>3.68E-03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.42E+02</text:p>
          </table:table-cell>
          <table:table-cell office:value-type="float" office:value="0.00585556030273438" calcext:value-type="float">
            <text:p>5.86E-03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.43E+02</text:p>
          </table:table-cell>
          <table:table-cell office:value-type="float" office:value="0.00473785400390625" calcext:value-type="float">
            <text:p>4.74E-0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.44E+02</text:p>
          </table:table-cell>
          <table:table-cell office:value-type="float" office:value="0.00373268127441406" calcext:value-type="float">
            <text:p>3.73E-03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.45E+02</text:p>
          </table:table-cell>
          <table:table-cell office:value-type="float" office:value="0.00445938110351563" calcext:value-type="float">
            <text:p>4.46E-03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.46E+02</text:p>
          </table:table-cell>
          <table:table-cell office:value-type="float" office:value="0.00426101684570313" calcext:value-type="float">
            <text:p>4.26E-03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.47E+02</text:p>
          </table:table-cell>
          <table:table-cell office:value-type="float" office:value="0.004608154296875" calcext:value-type="float">
            <text:p>4.61E-03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.48E+02</text:p>
          </table:table-cell>
          <table:table-cell office:value-type="float" office:value="0.00448989868164063" calcext:value-type="float">
            <text:p>4.49E-03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.49E+02</text:p>
          </table:table-cell>
          <table:table-cell office:value-type="float" office:value="0.00298118591308594" calcext:value-type="float">
            <text:p>2.98E-03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.50E+02</text:p>
          </table:table-cell>
          <table:table-cell office:value-type="float" office:value="0.00357246398925781" calcext:value-type="float">
            <text:p>3.57E-03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.51E+02</text:p>
          </table:table-cell>
          <table:table-cell office:value-type="float" office:value="0.00455093383789063" calcext:value-type="float">
            <text:p>4.55E-03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.52E+02</text:p>
          </table:table-cell>
          <table:table-cell office:value-type="float" office:value="0.00349807739257812" calcext:value-type="float">
            <text:p>3.50E-03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.53E+02</text:p>
          </table:table-cell>
          <table:table-cell office:value-type="float" office:value="0.00428009033203125" calcext:value-type="float">
            <text:p>4.28E-0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.54E+02</text:p>
          </table:table-cell>
          <table:table-cell office:value-type="float" office:value="0.0039825439453125" calcext:value-type="float">
            <text:p>3.98E-03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.55E+02</text:p>
          </table:table-cell>
          <table:table-cell office:value-type="float" office:value="0.00353622436523437" calcext:value-type="float">
            <text:p>3.54E-03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.56E+02</text:p>
          </table:table-cell>
          <table:table-cell office:value-type="float" office:value="0.00337028503417969" calcext:value-type="float">
            <text:p>3.37E-03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.57E+02</text:p>
          </table:table-cell>
          <table:table-cell office:value-type="float" office:value="0.00284576416015625" calcext:value-type="float">
            <text:p>2.85E-03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.58E+02</text:p>
          </table:table-cell>
          <table:table-cell office:value-type="float" office:value="0.00261497497558594" calcext:value-type="float">
            <text:p>2.61E-03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.59E+02</text:p>
          </table:table-cell>
          <table:table-cell office:value-type="float" office:value="0.0038299560546875" calcext:value-type="float">
            <text:p>3.83E-03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.60E+02</text:p>
          </table:table-cell>
          <table:table-cell office:value-type="float" office:value="0.00249862670898437" calcext:value-type="float">
            <text:p>2.50E-03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.61E+02</text:p>
          </table:table-cell>
          <table:table-cell office:value-type="float" office:value="0.00436019897460938" calcext:value-type="float">
            <text:p>4.36E-03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.62E+02</text:p>
          </table:table-cell>
          <table:table-cell office:value-type="float" office:value="0.00385856628417969" calcext:value-type="float">
            <text:p>3.86E-03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.63E+02</text:p>
          </table:table-cell>
          <table:table-cell office:value-type="float" office:value="0.0040435791015625" calcext:value-type="float">
            <text:p>4.04E-0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.64E+02</text:p>
          </table:table-cell>
          <table:table-cell office:value-type="float" office:value="0.00275039672851562" calcext:value-type="float">
            <text:p>2.75E-03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.65E+02</text:p>
          </table:table-cell>
          <table:table-cell office:value-type="float" office:value="0.00362014770507812" calcext:value-type="float">
            <text:p>3.62E-03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.66E+02</text:p>
          </table:table-cell>
          <table:table-cell office:value-type="float" office:value="0.00403213500976563" calcext:value-type="float">
            <text:p>4.03E-03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.67E+02</text:p>
          </table:table-cell>
          <table:table-cell office:value-type="float" office:value="0.00291824340820312" calcext:value-type="float">
            <text:p>2.92E-03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.68E+02</text:p>
          </table:table-cell>
          <table:table-cell office:value-type="float" office:value="0.00368309020996094" calcext:value-type="float">
            <text:p>3.68E-03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.69E+02</text:p>
          </table:table-cell>
          <table:table-cell office:value-type="float" office:value="0.00330352783203125" calcext:value-type="float">
            <text:p>3.30E-03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.70E+02</text:p>
          </table:table-cell>
          <table:table-cell office:value-type="float" office:value="0.00398635864257812" calcext:value-type="float">
            <text:p>3.99E-03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.71E+02</text:p>
          </table:table-cell>
          <table:table-cell office:value-type="float" office:value="0.00291252136230469" calcext:value-type="float">
            <text:p>2.91E-03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.72E+02</text:p>
          </table:table-cell>
          <table:table-cell office:value-type="float" office:value="0.00320243835449219" calcext:value-type="float">
            <text:p>3.20E-03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.73E+02</text:p>
          </table:table-cell>
          <table:table-cell office:value-type="float" office:value="0.00365638732910156" calcext:value-type="float">
            <text:p>3.66E-0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.74E+02</text:p>
          </table:table-cell>
          <table:table-cell office:value-type="float" office:value="0.00275993347167969" calcext:value-type="float">
            <text:p>2.76E-03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.75E+02</text:p>
          </table:table-cell>
          <table:table-cell office:value-type="float" office:value="0.0029449462890625" calcext:value-type="float">
            <text:p>2.94E-03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.76E+02</text:p>
          </table:table-cell>
          <table:table-cell office:value-type="float" office:value="0.00362205505371094" calcext:value-type="float">
            <text:p>3.62E-03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.77E+02</text:p>
          </table:table-cell>
          <table:table-cell office:value-type="float" office:value="0.00351715087890625" calcext:value-type="float">
            <text:p>3.52E-03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.78E+02</text:p>
          </table:table-cell>
          <table:table-cell office:value-type="float" office:value="0.00277328491210937" calcext:value-type="float">
            <text:p>2.77E-03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.79E+02</text:p>
          </table:table-cell>
          <table:table-cell office:value-type="float" office:value="0.00204658508300781" calcext:value-type="float">
            <text:p>2.05E-03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.80E+02</text:p>
          </table:table-cell>
          <table:table-cell office:value-type="float" office:value="0.00275230407714844" calcext:value-type="float">
            <text:p>2.75E-03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.81E+02</text:p>
          </table:table-cell>
          <table:table-cell office:value-type="float" office:value="0.0041656494140625" calcext:value-type="float">
            <text:p>4.17E-03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.82E+02</text:p>
          </table:table-cell>
          <table:table-cell office:value-type="float" office:value="0.00312423706054687" calcext:value-type="float">
            <text:p>3.12E-03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.83E+02</text:p>
          </table:table-cell>
          <table:table-cell office:value-type="float" office:value="0.002716064453125" calcext:value-type="float">
            <text:p>2.72E-0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.84E+02</text:p>
          </table:table-cell>
          <table:table-cell office:value-type="float" office:value="0.0023040771484375" calcext:value-type="float">
            <text:p>2.30E-03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.85E+02</text:p>
          </table:table-cell>
          <table:table-cell office:value-type="float" office:value="0.00240325927734375" calcext:value-type="float">
            <text:p>2.40E-03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.86E+02</text:p>
          </table:table-cell>
          <table:table-cell office:value-type="float" office:value="0.00294303894042969" calcext:value-type="float">
            <text:p>2.94E-03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.87E+02</text:p>
          </table:table-cell>
          <table:table-cell office:value-type="float" office:value="0.00268745422363281" calcext:value-type="float">
            <text:p>2.69E-03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.88E+02</text:p>
          </table:table-cell>
          <table:table-cell office:value-type="float" office:value="0.00307083129882812" calcext:value-type="float">
            <text:p>3.07E-03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.89E+02</text:p>
          </table:table-cell>
          <table:table-cell office:value-type="float" office:value="0.00268936157226562" calcext:value-type="float">
            <text:p>2.69E-03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.90E+02</text:p>
          </table:table-cell>
          <table:table-cell office:value-type="float" office:value="0.00300788879394531" calcext:value-type="float">
            <text:p>3.01E-03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.91E+02</text:p>
          </table:table-cell>
          <table:table-cell office:value-type="float" office:value="0.00251960754394531" calcext:value-type="float">
            <text:p>2.52E-03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.92E+02</text:p>
          </table:table-cell>
          <table:table-cell office:value-type="float" office:value="0.00266838073730469" calcext:value-type="float">
            <text:p>2.67E-03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.93E+02</text:p>
          </table:table-cell>
          <table:table-cell office:value-type="float" office:value="0.00326728820800781" calcext:value-type="float">
            <text:p>3.27E-0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.94E+02</text:p>
          </table:table-cell>
          <table:table-cell office:value-type="float" office:value="0.0018310546875" calcext:value-type="float">
            <text:p>1.83E-03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.95E+02</text:p>
          </table:table-cell>
          <table:table-cell office:value-type="float" office:value="0.00256919860839844" calcext:value-type="float">
            <text:p>2.57E-03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.96E+02</text:p>
          </table:table-cell>
          <table:table-cell office:value-type="float" office:value="0.00253677368164062" calcext:value-type="float">
            <text:p>2.54E-03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.97E+02</text:p>
          </table:table-cell>
          <table:table-cell office:value-type="float" office:value="0.00250053405761719" calcext:value-type="float">
            <text:p>2.50E-03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.98E+02</text:p>
          </table:table-cell>
          <table:table-cell office:value-type="float" office:value="0.00255393981933594" calcext:value-type="float">
            <text:p>2.55E-03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.99E+02</text:p>
          </table:table-cell>
          <table:table-cell office:value-type="float" office:value="0.00287818908691406" calcext:value-type="float">
            <text:p>2.88E-03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.00E+02</text:p>
          </table:table-cell>
          <table:table-cell office:value-type="float" office:value="0.00222206115722656" calcext:value-type="float">
            <text:p>2.22E-03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.01E+02</text:p>
          </table:table-cell>
          <table:table-cell office:value-type="float" office:value="0.00220108032226562" calcext:value-type="float">
            <text:p>2.20E-03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.02E+02</text:p>
          </table:table-cell>
          <table:table-cell office:value-type="float" office:value="0.00179958343505859" calcext:value-type="float">
            <text:p>1.80E-03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.03E+02</text:p>
          </table:table-cell>
          <table:table-cell office:value-type="float" office:value="0.00290107727050781" calcext:value-type="float">
            <text:p>2.90E-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.04E+02</text:p>
          </table:table-cell>
          <table:table-cell office:value-type="float" office:value="0.00182914733886719" calcext:value-type="float">
            <text:p>1.83E-03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.05E+02</text:p>
          </table:table-cell>
          <table:table-cell office:value-type="float" office:value="0.00372695922851562" calcext:value-type="float">
            <text:p>3.73E-03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.06E+02</text:p>
          </table:table-cell>
          <table:table-cell office:value-type="float" office:value="0.00252914428710937" calcext:value-type="float">
            <text:p>2.53E-03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.07E+02</text:p>
          </table:table-cell>
          <table:table-cell office:value-type="float" office:value="0.00246810913085937" calcext:value-type="float">
            <text:p>2.47E-03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.08E+02</text:p>
          </table:table-cell>
          <table:table-cell office:value-type="float" office:value="0.00247764587402344" calcext:value-type="float">
            <text:p>2.48E-03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.09E+02</text:p>
          </table:table-cell>
          <table:table-cell office:value-type="float" office:value="0.00228309631347656" calcext:value-type="float">
            <text:p>2.28E-03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.10E+02</text:p>
          </table:table-cell>
          <table:table-cell office:value-type="float" office:value="0.00350189208984375" calcext:value-type="float">
            <text:p>3.50E-03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.11E+02</text:p>
          </table:table-cell>
          <table:table-cell office:value-type="float" office:value="0.00184249877929688" calcext:value-type="float">
            <text:p>1.84E-03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.12E+02</text:p>
          </table:table-cell>
          <table:table-cell office:value-type="float" office:value="0.00267410278320312" calcext:value-type="float">
            <text:p>2.67E-03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.13E+02</text:p>
          </table:table-cell>
          <table:table-cell office:value-type="float" office:value="0.00193309783935547" calcext:value-type="float">
            <text:p>1.93E-0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.14E+02</text:p>
          </table:table-cell>
          <table:table-cell office:value-type="float" office:value="0.00467681884765625" calcext:value-type="float">
            <text:p>4.68E-03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.15E+02</text:p>
          </table:table-cell>
          <table:table-cell office:value-type="float" office:value="0.00232696533203125" calcext:value-type="float">
            <text:p>2.33E-03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.16E+02</text:p>
          </table:table-cell>
          <table:table-cell office:value-type="float" office:value="0.00260543823242187" calcext:value-type="float">
            <text:p>2.61E-03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.17E+02</text:p>
          </table:table-cell>
          <table:table-cell office:value-type="float" office:value="0.00381660461425781" calcext:value-type="float">
            <text:p>3.82E-03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.18E+02</text:p>
          </table:table-cell>
          <table:table-cell office:value-type="float" office:value="0.00330924987792969" calcext:value-type="float">
            <text:p>3.31E-03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.19E+02</text:p>
          </table:table-cell>
          <table:table-cell office:value-type="float" office:value="0.00237274169921875" calcext:value-type="float">
            <text:p>2.37E-03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.20E+02</text:p>
          </table:table-cell>
          <table:table-cell office:value-type="float" office:value="0.00236701965332031" calcext:value-type="float">
            <text:p>2.37E-03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.21E+02</text:p>
          </table:table-cell>
          <table:table-cell office:value-type="float" office:value="0.00301742553710937" calcext:value-type="float">
            <text:p>3.02E-03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.22E+02</text:p>
          </table:table-cell>
          <table:table-cell office:value-type="float" office:value="0.00294113159179687" calcext:value-type="float">
            <text:p>2.94E-03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.23E+02</text:p>
          </table:table-cell>
          <table:table-cell office:value-type="float" office:value="0.00250053405761719" calcext:value-type="float">
            <text:p>2.50E-0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.24E+02</text:p>
          </table:table-cell>
          <table:table-cell office:value-type="float" office:value="0.0026702880859375" calcext:value-type="float">
            <text:p>2.67E-03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.25E+02</text:p>
          </table:table-cell>
          <table:table-cell office:value-type="float" office:value="0.00244903564453125" calcext:value-type="float">
            <text:p>2.45E-03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.26E+02</text:p>
          </table:table-cell>
          <table:table-cell office:value-type="float" office:value="0.00302505493164062" calcext:value-type="float">
            <text:p>3.03E-03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.27E+02</text:p>
          </table:table-cell>
          <table:table-cell office:value-type="float" office:value="0.00313186645507812" calcext:value-type="float">
            <text:p>3.13E-03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.28E+02</text:p>
          </table:table-cell>
          <table:table-cell office:value-type="float" office:value="0.001983642578125" calcext:value-type="float">
            <text:p>1.98E-03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.29E+02</text:p>
          </table:table-cell>
          <table:table-cell office:value-type="float" office:value="0.0031585693359375" calcext:value-type="float">
            <text:p>3.16E-03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.30E+02</text:p>
          </table:table-cell>
          <table:table-cell office:value-type="float" office:value="0.00235939025878906" calcext:value-type="float">
            <text:p>2.36E-03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.31E+02</text:p>
          </table:table-cell>
          <table:table-cell office:value-type="float" office:value="0.00188446044921875" calcext:value-type="float">
            <text:p>1.88E-03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.32E+02</text:p>
          </table:table-cell>
          <table:table-cell office:value-type="float" office:value="0.00222969055175781" calcext:value-type="float">
            <text:p>2.23E-03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.33E+02</text:p>
          </table:table-cell>
          <table:table-cell office:value-type="float" office:value="0.002593994140625" calcext:value-type="float">
            <text:p>2.59E-0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.34E+02</text:p>
          </table:table-cell>
          <table:table-cell office:value-type="float" office:value="0.00341796875" calcext:value-type="float">
            <text:p>3.42E-03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.35E+02</text:p>
          </table:table-cell>
          <table:table-cell office:value-type="float" office:value="0.00255584716796875" calcext:value-type="float">
            <text:p>2.56E-03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.36E+02</text:p>
          </table:table-cell>
          <table:table-cell office:value-type="float" office:value="0.00171661376953125" calcext:value-type="float">
            <text:p>1.72E-03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.37E+02</text:p>
          </table:table-cell>
          <table:table-cell office:value-type="float" office:value="0.00240707397460937" calcext:value-type="float">
            <text:p>2.41E-03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.38E+02</text:p>
          </table:table-cell>
          <table:table-cell office:value-type="float" office:value="0.00320243835449219" calcext:value-type="float">
            <text:p>3.20E-03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.39E+02</text:p>
          </table:table-cell>
          <table:table-cell office:value-type="float" office:value="0.00238418579101562" calcext:value-type="float">
            <text:p>2.38E-03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.40E+02</text:p>
          </table:table-cell>
          <table:table-cell office:value-type="float" office:value="0.0022430419921875" calcext:value-type="float">
            <text:p>2.24E-03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.41E+02</text:p>
          </table:table-cell>
          <table:table-cell office:value-type="float" office:value="0.00343132019042969" calcext:value-type="float">
            <text:p>3.43E-03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.42E+02</text:p>
          </table:table-cell>
          <table:table-cell office:value-type="float" office:value="0.00275993347167969" calcext:value-type="float">
            <text:p>2.76E-03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.43E+02</text:p>
          </table:table-cell>
          <table:table-cell office:value-type="float" office:value="0.00183868408203125" calcext:value-type="float">
            <text:p>1.84E-0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.44E+02</text:p>
          </table:table-cell>
          <table:table-cell office:value-type="float" office:value="0.00235557556152344" calcext:value-type="float">
            <text:p>2.36E-03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.45E+02</text:p>
          </table:table-cell>
          <table:table-cell office:value-type="float" office:value="0.00234031677246094" calcext:value-type="float">
            <text:p>2.34E-03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.46E+02</text:p>
          </table:table-cell>
          <table:table-cell office:value-type="float" office:value="0.00156784057617188" calcext:value-type="float">
            <text:p>1.57E-03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.47E+02</text:p>
          </table:table-cell>
          <table:table-cell office:value-type="float" office:value="0.00297164916992187" calcext:value-type="float">
            <text:p>2.97E-03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.48E+02</text:p>
          </table:table-cell>
          <table:table-cell office:value-type="float" office:value="0.00282096862792969" calcext:value-type="float">
            <text:p>2.82E-03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.49E+02</text:p>
          </table:table-cell>
          <table:table-cell office:value-type="float" office:value="0.00183296203613281" calcext:value-type="float">
            <text:p>1.83E-03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.50E+02</text:p>
          </table:table-cell>
          <table:table-cell office:value-type="float" office:value="0.0018768310546875" calcext:value-type="float">
            <text:p>1.88E-03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.51E+02</text:p>
          </table:table-cell>
          <table:table-cell office:value-type="float" office:value="0.00407791137695313" calcext:value-type="float">
            <text:p>4.08E-03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.52E+02</text:p>
          </table:table-cell>
          <table:table-cell office:value-type="float" office:value="0.00163173675537109" calcext:value-type="float">
            <text:p>1.63E-03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.53E+02</text:p>
          </table:table-cell>
          <table:table-cell office:value-type="float" office:value="0.001983642578125" calcext:value-type="float">
            <text:p>1.98E-0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.54E+02</text:p>
          </table:table-cell>
          <table:table-cell office:value-type="float" office:value="0.00201606750488281" calcext:value-type="float">
            <text:p>2.02E-03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.55E+02</text:p>
          </table:table-cell>
          <table:table-cell office:value-type="float" office:value="0.00163555145263672" calcext:value-type="float">
            <text:p>1.64E-03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.56E+02</text:p>
          </table:table-cell>
          <table:table-cell office:value-type="float" office:value="0.00191020965576172" calcext:value-type="float">
            <text:p>1.91E-03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.57E+02</text:p>
          </table:table-cell>
          <table:table-cell office:value-type="float" office:value="0.00201797485351562" calcext:value-type="float">
            <text:p>2.02E-03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.58E+02</text:p>
          </table:table-cell>
          <table:table-cell office:value-type="float" office:value="0.00278472900390625" calcext:value-type="float">
            <text:p>2.78E-03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.59E+02</text:p>
          </table:table-cell>
          <table:table-cell office:value-type="float" office:value="0.0030517578125" calcext:value-type="float">
            <text:p>3.05E-03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.60E+02</text:p>
          </table:table-cell>
          <table:table-cell office:value-type="float" office:value="0.0022125244140625" calcext:value-type="float">
            <text:p>2.21E-03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.61E+02</text:p>
          </table:table-cell>
          <table:table-cell office:value-type="float" office:value="0.00204658508300781" calcext:value-type="float">
            <text:p>2.05E-03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.62E+02</text:p>
          </table:table-cell>
          <table:table-cell office:value-type="float" office:value="0.00152587890625" calcext:value-type="float">
            <text:p>1.53E-03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.63E+02</text:p>
          </table:table-cell>
          <table:table-cell office:value-type="float" office:value="0.00282478332519531" calcext:value-type="float">
            <text:p>2.82E-0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.64E+02</text:p>
          </table:table-cell>
          <table:table-cell office:value-type="float" office:value="0.00177478790283203" calcext:value-type="float">
            <text:p>1.77E-03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.65E+02</text:p>
          </table:table-cell>
          <table:table-cell office:value-type="float" office:value="0.00215721130371094" calcext:value-type="float">
            <text:p>2.16E-03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.66E+02</text:p>
          </table:table-cell>
          <table:table-cell office:value-type="float" office:value="0.00275611877441406" calcext:value-type="float">
            <text:p>2.76E-03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.67E+02</text:p>
          </table:table-cell>
          <table:table-cell office:value-type="float" office:value="0.00244331359863281" calcext:value-type="float">
            <text:p>2.44E-03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.68E+02</text:p>
          </table:table-cell>
          <table:table-cell office:value-type="float" office:value="0.00168037414550781" calcext:value-type="float">
            <text:p>1.68E-03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.69E+02</text:p>
          </table:table-cell>
          <table:table-cell office:value-type="float" office:value="0.00171756744384766" calcext:value-type="float">
            <text:p>1.72E-03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.70E+02</text:p>
          </table:table-cell>
          <table:table-cell office:value-type="float" office:value="0.00203132629394531" calcext:value-type="float">
            <text:p>2.03E-03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.71E+02</text:p>
          </table:table-cell>
          <table:table-cell office:value-type="float" office:value="0.002471923828125" calcext:value-type="float">
            <text:p>2.47E-03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.72E+02</text:p>
          </table:table-cell>
          <table:table-cell office:value-type="float" office:value="0.00231170654296875" calcext:value-type="float">
            <text:p>2.31E-03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.73E+02</text:p>
          </table:table-cell>
          <table:table-cell office:value-type="float" office:value="0.00173759460449219" calcext:value-type="float">
            <text:p>1.74E-0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.74E+02</text:p>
          </table:table-cell>
          <table:table-cell office:value-type="float" office:value="0.00154209136962891" calcext:value-type="float">
            <text:p>1.54E-03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.75E+02</text:p>
          </table:table-cell>
          <table:table-cell office:value-type="float" office:value="0.00144863128662109" calcext:value-type="float">
            <text:p>1.45E-03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.76E+02</text:p>
          </table:table-cell>
          <table:table-cell office:value-type="float" office:value="0.00147342681884766" calcext:value-type="float">
            <text:p>1.47E-03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.77E+02</text:p>
          </table:table-cell>
          <table:table-cell office:value-type="float" office:value="0.00214958190917969" calcext:value-type="float">
            <text:p>2.15E-03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.78E+02</text:p>
          </table:table-cell>
          <table:table-cell office:value-type="float" office:value="0.00218009948730469" calcext:value-type="float">
            <text:p>2.18E-03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.79E+02</text:p>
          </table:table-cell>
          <table:table-cell office:value-type="float" office:value="0.00223922729492187" calcext:value-type="float">
            <text:p>2.24E-03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.80E+02</text:p>
          </table:table-cell>
          <table:table-cell office:value-type="float" office:value="0.00252914428710937" calcext:value-type="float">
            <text:p>2.53E-03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.81E+02</text:p>
          </table:table-cell>
          <table:table-cell office:value-type="float" office:value="0.00133705139160156" calcext:value-type="float">
            <text:p>1.34E-03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.82E+02</text:p>
          </table:table-cell>
          <table:table-cell office:value-type="float" office:value="0.00156688690185547" calcext:value-type="float">
            <text:p>1.57E-03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.83E+02</text:p>
          </table:table-cell>
          <table:table-cell office:value-type="float" office:value="0.00238800048828125" calcext:value-type="float">
            <text:p>2.39E-0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.84E+02</text:p>
          </table:table-cell>
          <table:table-cell office:value-type="float" office:value="0.00203132629394531" calcext:value-type="float">
            <text:p>2.03E-03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.85E+02</text:p>
          </table:table-cell>
          <table:table-cell office:value-type="float" office:value="0.00122642517089844" calcext:value-type="float">
            <text:p>1.23E-03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.86E+02</text:p>
          </table:table-cell>
          <table:table-cell office:value-type="float" office:value="0.00170421600341797" calcext:value-type="float">
            <text:p>1.70E-03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.87E+02</text:p>
          </table:table-cell>
          <table:table-cell office:value-type="float" office:value="0.0020751953125" calcext:value-type="float">
            <text:p>2.08E-03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.88E+02</text:p>
          </table:table-cell>
          <table:table-cell office:value-type="float" office:value="0.00181007385253906" calcext:value-type="float">
            <text:p>1.81E-03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.89E+02</text:p>
          </table:table-cell>
          <table:table-cell office:value-type="float" office:value="0.00125789642333984" calcext:value-type="float">
            <text:p>1.26E-03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.90E+02</text:p>
          </table:table-cell>
          <table:table-cell office:value-type="float" office:value="0.0023040771484375" calcext:value-type="float">
            <text:p>2.30E-03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.91E+02</text:p>
          </table:table-cell>
          <table:table-cell office:value-type="float" office:value="0.00171756744384766" calcext:value-type="float">
            <text:p>1.72E-03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.92E+02</text:p>
          </table:table-cell>
          <table:table-cell office:value-type="float" office:value="0.00166893005371094" calcext:value-type="float">
            <text:p>1.67E-03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.93E+02</text:p>
          </table:table-cell>
          <table:table-cell office:value-type="float" office:value="0.00108146667480469" calcext:value-type="float">
            <text:p>1.08E-0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.94E+02</text:p>
          </table:table-cell>
          <table:table-cell office:value-type="float" office:value="0.00150203704833984" calcext:value-type="float">
            <text:p>1.50E-03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.95E+02</text:p>
          </table:table-cell>
          <table:table-cell office:value-type="float" office:value="0.00210762023925781" calcext:value-type="float">
            <text:p>2.11E-03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.96E+02</text:p>
          </table:table-cell>
          <table:table-cell office:value-type="float" office:value="0.00136566162109375" calcext:value-type="float">
            <text:p>1.37E-03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.97E+02</text:p>
          </table:table-cell>
          <table:table-cell office:value-type="float" office:value="0.00155448913574219" calcext:value-type="float">
            <text:p>1.55E-03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.98E+02</text:p>
          </table:table-cell>
          <table:table-cell office:value-type="float" office:value="0.00153827667236328" calcext:value-type="float">
            <text:p>1.54E-03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.99E+02</text:p>
          </table:table-cell>
          <table:table-cell office:value-type="float" office:value="0.00212860107421875" calcext:value-type="float">
            <text:p>2.13E-03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.00E+02</text:p>
          </table:table-cell>
          <table:table-cell office:value-type="float" office:value="0.00132083892822266" calcext:value-type="float">
            <text:p>1.32E-03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.01E+02</text:p>
          </table:table-cell>
          <table:table-cell office:value-type="float" office:value="0.00121974945068359" calcext:value-type="float">
            <text:p>1.22E-03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.02E+02</text:p>
          </table:table-cell>
          <table:table-cell office:value-type="float" office:value="0.00182151794433594" calcext:value-type="float">
            <text:p>1.82E-03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.03E+02</text:p>
          </table:table-cell>
          <table:table-cell office:value-type="float" office:value="0.00286293029785156" calcext:value-type="float">
            <text:p>2.86E-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.04E+02</text:p>
          </table:table-cell>
          <table:table-cell office:value-type="float" office:value="0.00252532958984375" calcext:value-type="float">
            <text:p>2.53E-03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.05E+02</text:p>
          </table:table-cell>
          <table:table-cell office:value-type="float" office:value="0.00128841400146484" calcext:value-type="float">
            <text:p>1.29E-03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.06E+02</text:p>
          </table:table-cell>
          <table:table-cell office:value-type="float" office:value="0.00118541717529297" calcext:value-type="float">
            <text:p>1.19E-03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.07E+02</text:p>
          </table:table-cell>
          <table:table-cell office:value-type="float" office:value="0.00164985656738281" calcext:value-type="float">
            <text:p>1.65E-03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.08E+02</text:p>
          </table:table-cell>
          <table:table-cell office:value-type="float" office:value="0.00473785400390625" calcext:value-type="float">
            <text:p>4.74E-03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.09E+02</text:p>
          </table:table-cell>
          <table:table-cell office:value-type="float" office:value="0.00142765045166016" calcext:value-type="float">
            <text:p>1.43E-03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.10E+02</text:p>
          </table:table-cell>
          <table:table-cell office:value-type="float" office:value="0.00189399719238281" calcext:value-type="float">
            <text:p>1.89E-03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.11E+02</text:p>
          </table:table-cell>
          <table:table-cell office:value-type="float" office:value="0.00176048278808594" calcext:value-type="float">
            <text:p>1.76E-03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.12E+02</text:p>
          </table:table-cell>
          <table:table-cell office:value-type="float" office:value="0.0074005126953125" calcext:value-type="float">
            <text:p>7.40E-03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.13E+02</text:p>
          </table:table-cell>
          <table:table-cell office:value-type="float" office:value="0.00202178955078125" calcext:value-type="float">
            <text:p>2.02E-0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.14E+02</text:p>
          </table:table-cell>
          <table:table-cell office:value-type="float" office:value="0.00431442260742188" calcext:value-type="float">
            <text:p>4.31E-03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.15E+02</text:p>
          </table:table-cell>
          <table:table-cell office:value-type="float" office:value="0.00766754150390625" calcext:value-type="float">
            <text:p>7.67E-03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.16E+02</text:p>
          </table:table-cell>
          <table:table-cell office:value-type="float" office:value="0.00719451904296875" calcext:value-type="float">
            <text:p>7.19E-03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.17E+02</text:p>
          </table:table-cell>
          <table:table-cell office:value-type="float" office:value="0.00729751586914063" calcext:value-type="float">
            <text:p>7.30E-03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.18E+02</text:p>
          </table:table-cell>
          <table:table-cell office:value-type="float" office:value="0.0130615234375" calcext:value-type="float">
            <text:p>1.31E-02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.19E+02</text:p>
          </table:table-cell>
          <table:table-cell office:value-type="float" office:value="0.00605392456054688" calcext:value-type="float">
            <text:p>6.05E-03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.20E+02</text:p>
          </table:table-cell>
          <table:table-cell office:value-type="float" office:value="0.0223388671875" calcext:value-type="float">
            <text:p>2.23E-02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.21E+02</text:p>
          </table:table-cell>
          <table:table-cell office:value-type="float" office:value="0.015289306640625" calcext:value-type="float">
            <text:p>1.53E-02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.22E+02</text:p>
          </table:table-cell>
          <table:table-cell office:value-type="float" office:value="0.0134429931640625" calcext:value-type="float">
            <text:p>1.34E-0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.23E+02</text:p>
          </table:table-cell>
          <table:table-cell office:value-type="float" office:value="0.04296875" calcext:value-type="float">
            <text:p>4.30E-02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.24E+02</text:p>
          </table:table-cell>
          <table:table-cell office:value-type="float" office:value="0.031829833984375" calcext:value-type="float">
            <text:p>3.18E-02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.25E+02</text:p>
          </table:table-cell>
          <table:table-cell office:value-type="float" office:value="0.06524658203125" calcext:value-type="float">
            <text:p>6.52E-02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.26E+02</text:p>
          </table:table-cell>
          <table:table-cell office:value-type="float" office:value="0.032196044921875" calcext:value-type="float">
            <text:p>3.22E-02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.27E+02</text:p>
          </table:table-cell>
          <table:table-cell office:value-type="float" office:value="0.0284881591796875" calcext:value-type="float">
            <text:p>2.85E-02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.28E+02</text:p>
          </table:table-cell>
          <table:table-cell office:value-type="float" office:value="0.10546875" calcext:value-type="float">
            <text:p>1.05E-01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.29E+02</text:p>
          </table:table-cell>
          <table:table-cell office:value-type="float" office:value="0.043426513671875" calcext:value-type="float">
            <text:p>4.34E-02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.30E+02</text:p>
          </table:table-cell>
          <table:table-cell office:value-type="float" office:value="0.10223388671875" calcext:value-type="float">
            <text:p>1.02E-01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.31E+02</text:p>
          </table:table-cell>
          <table:table-cell office:value-type="float" office:value="0.036468505859375" calcext:value-type="float">
            <text:p>3.65E-02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.32E+02</text:p>
          </table:table-cell>
          <table:table-cell office:value-type="float" office:value="0.0841064453125" calcext:value-type="float">
            <text:p>8.41E-0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.33E+02</text:p>
          </table:table-cell>
          <table:table-cell office:value-type="float" office:value="0.1163330078125" calcext:value-type="float">
            <text:p>1.16E-01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.34E+02</text:p>
          </table:table-cell>
          <table:table-cell office:value-type="float" office:value="0.0733642578125" calcext:value-type="float">
            <text:p>7.34E-02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.35E+02</text:p>
          </table:table-cell>
          <table:table-cell office:value-type="float" office:value="0.037506103515625" calcext:value-type="float">
            <text:p>3.75E-02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.36E+02</text:p>
          </table:table-cell>
          <table:table-cell office:value-type="float" office:value="0.07061767578125" calcext:value-type="float">
            <text:p>7.06E-02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.37E+02</text:p>
          </table:table-cell>
          <table:table-cell office:value-type="float" office:value="0.1058349609375" calcext:value-type="float">
            <text:p>1.06E-01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.38E+02</text:p>
          </table:table-cell>
          <table:table-cell office:value-type="float" office:value="0.0679931640625" calcext:value-type="float">
            <text:p>6.80E-02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.39E+02</text:p>
          </table:table-cell>
          <table:table-cell office:value-type="float" office:value="0.09637451171875" calcext:value-type="float">
            <text:p>9.64E-02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.40E+02</text:p>
          </table:table-cell>
          <table:table-cell office:value-type="float" office:value="0.06640625" calcext:value-type="float">
            <text:p>6.64E-02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.41E+02</text:p>
          </table:table-cell>
          <table:table-cell office:value-type="float" office:value="0.11865234375" calcext:value-type="float">
            <text:p>1.19E-0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.42E+02</text:p>
          </table:table-cell>
          <table:table-cell office:value-type="float" office:value="0.11590576171875" calcext:value-type="float">
            <text:p>1.16E-01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.43E+02</text:p>
          </table:table-cell>
          <table:table-cell office:value-type="float" office:value="0.0654296875" calcext:value-type="float">
            <text:p>6.54E-02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.44E+02</text:p>
          </table:table-cell>
          <table:table-cell office:value-type="float" office:value="0.11871337890625" calcext:value-type="float">
            <text:p>1.19E-01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.45E+02</text:p>
          </table:table-cell>
          <table:table-cell office:value-type="float" office:value="0.126708984375" calcext:value-type="float">
            <text:p>1.27E-01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.46E+02</text:p>
          </table:table-cell>
          <table:table-cell office:value-type="float" office:value="0.09197998046875" calcext:value-type="float">
            <text:p>9.20E-02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.47E+02</text:p>
          </table:table-cell>
          <table:table-cell office:value-type="float" office:value="0.11822509765625" calcext:value-type="float">
            <text:p>1.18E-01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.48E+02</text:p>
          </table:table-cell>
          <table:table-cell office:value-type="float" office:value="0.06353759765625" calcext:value-type="float">
            <text:p>6.35E-02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.49E+02</text:p>
          </table:table-cell>
          <table:table-cell office:value-type="float" office:value="0.11334228515625" calcext:value-type="float">
            <text:p>1.13E-01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.50E+02</text:p>
          </table:table-cell>
          <table:table-cell office:value-type="float" office:value="0.0894775390625" calcext:value-type="float">
            <text:p>8.95E-02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.51E+02</text:p>
          </table:table-cell>
          <table:table-cell office:value-type="float" office:value="0.044891357421875" calcext:value-type="float">
            <text:p>4.49E-02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.52E+02</text:p>
          </table:table-cell>
          <table:table-cell office:value-type="float" office:value="0.059173583984375" calcext:value-type="float">
            <text:p>5.92E-0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.53E+02</text:p>
          </table:table-cell>
          <table:table-cell office:value-type="float" office:value="0.1019287109375" calcext:value-type="float">
            <text:p>1.02E-01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.54E+02</text:p>
          </table:table-cell>
          <table:table-cell office:value-type="float" office:value="0.049407958984375" calcext:value-type="float">
            <text:p>4.94E-02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.55E+02</text:p>
          </table:table-cell>
          <table:table-cell office:value-type="float" office:value="0.05194091796875" calcext:value-type="float">
            <text:p>5.19E-02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.56E+02</text:p>
          </table:table-cell>
          <table:table-cell office:value-type="float" office:value="0.046905517578125" calcext:value-type="float">
            <text:p>4.69E-02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.57E+02</text:p>
          </table:table-cell>
          <table:table-cell office:value-type="float" office:value="0.026947021484375" calcext:value-type="float">
            <text:p>2.69E-02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.58E+02</text:p>
          </table:table-cell>
          <table:table-cell office:value-type="float" office:value="0.0167999267578125" calcext:value-type="float">
            <text:p>1.68E-02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.59E+02</text:p>
          </table:table-cell>
          <table:table-cell office:value-type="float" office:value="0.034210205078125" calcext:value-type="float">
            <text:p>3.42E-02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.60E+02</text:p>
          </table:table-cell>
          <table:table-cell office:value-type="float" office:value="0.0712890625" calcext:value-type="float">
            <text:p>7.13E-02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.61E+02</text:p>
          </table:table-cell>
          <table:table-cell office:value-type="float" office:value="0.0469970703125" calcext:value-type="float">
            <text:p>4.70E-02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.62E+02</text:p>
          </table:table-cell>
          <table:table-cell office:value-type="float" office:value="0.04559326171875" calcext:value-type="float">
            <text:p>4.56E-0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.63E+02</text:p>
          </table:table-cell>
          <table:table-cell office:value-type="float" office:value="0.051788330078125" calcext:value-type="float">
            <text:p>5.18E-02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.64E+02</text:p>
          </table:table-cell>
          <table:table-cell office:value-type="float" office:value="0.0231475830078125" calcext:value-type="float">
            <text:p>2.31E-02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.65E+02</text:p>
          </table:table-cell>
          <table:table-cell office:value-type="float" office:value="0.039337158203125" calcext:value-type="float">
            <text:p>3.93E-02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.66E+02</text:p>
          </table:table-cell>
          <table:table-cell office:value-type="float" office:value="0.04718017578125" calcext:value-type="float">
            <text:p>4.72E-02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.67E+02</text:p>
          </table:table-cell>
          <table:table-cell office:value-type="float" office:value="0.0260162353515625" calcext:value-type="float">
            <text:p>2.60E-02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.68E+02</text:p>
          </table:table-cell>
          <table:table-cell office:value-type="float" office:value="0.0259246826171875" calcext:value-type="float">
            <text:p>2.59E-02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.69E+02</text:p>
          </table:table-cell>
          <table:table-cell office:value-type="float" office:value="0.0289459228515625" calcext:value-type="float">
            <text:p>2.89E-02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.70E+02</text:p>
          </table:table-cell>
          <table:table-cell office:value-type="float" office:value="0.0262603759765625" calcext:value-type="float">
            <text:p>2.63E-02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.71E+02</text:p>
          </table:table-cell>
          <table:table-cell office:value-type="float" office:value="0.0253753662109375" calcext:value-type="float">
            <text:p>2.54E-02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.72E+02</text:p>
          </table:table-cell>
          <table:table-cell office:value-type="float" office:value="0.0257110595703125" calcext:value-type="float">
            <text:p>2.57E-0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.73E+02</text:p>
          </table:table-cell>
          <table:table-cell office:value-type="float" office:value="0.0088348388671875" calcext:value-type="float">
            <text:p>8.83E-0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.74E+02</text:p>
          </table:table-cell>
          <table:table-cell office:value-type="float" office:value="0.0250244140625" calcext:value-type="float">
            <text:p>2.50E-02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.75E+02</text:p>
          </table:table-cell>
          <table:table-cell office:value-type="float" office:value="0.0152206420898438" calcext:value-type="float">
            <text:p>1.52E-02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.76E+02</text:p>
          </table:table-cell>
          <table:table-cell office:value-type="float" office:value="0.015167236328125" calcext:value-type="float">
            <text:p>1.52E-02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.77E+02</text:p>
          </table:table-cell>
          <table:table-cell office:value-type="float" office:value="0.0158233642578125" calcext:value-type="float">
            <text:p>1.58E-02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.78E+02</text:p>
          </table:table-cell>
          <table:table-cell office:value-type="float" office:value="0.01007080078125" calcext:value-type="float">
            <text:p>1.01E-02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.79E+02</text:p>
          </table:table-cell>
          <table:table-cell office:value-type="float" office:value="0.0167236328125" calcext:value-type="float">
            <text:p>1.67E-02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.80E+02</text:p>
          </table:table-cell>
          <table:table-cell office:value-type="float" office:value="0.0147628784179688" calcext:value-type="float">
            <text:p>1.48E-02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.81E+02</text:p>
          </table:table-cell>
          <table:table-cell office:value-type="float" office:value="0.0084381103515625" calcext:value-type="float">
            <text:p>8.44E-03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.82E+02</text:p>
          </table:table-cell>
          <table:table-cell office:value-type="float" office:value="0.00733184814453125" calcext:value-type="float">
            <text:p>7.33E-03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.83E+02</text:p>
          </table:table-cell>
          <table:table-cell office:value-type="float" office:value="0.0106124877929688" calcext:value-type="float">
            <text:p>1.06E-02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.84E+02</text:p>
          </table:table-cell>
          <table:table-cell office:value-type="float" office:value="0.00922393798828125" calcext:value-type="float">
            <text:p>9.22E-03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.85E+02</text:p>
          </table:table-cell>
          <table:table-cell office:value-type="float" office:value="0.0165252685546875" calcext:value-type="float">
            <text:p>1.65E-02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.86E+02</text:p>
          </table:table-cell>
          <table:table-cell office:value-type="float" office:value="0.0087890625" calcext:value-type="float">
            <text:p>8.79E-03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.87E+02</text:p>
          </table:table-cell>
          <table:table-cell office:value-type="float" office:value="0.01068115234375" calcext:value-type="float">
            <text:p>1.07E-02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.88E+02</text:p>
          </table:table-cell>
          <table:table-cell office:value-type="float" office:value="0.00550079345703125" calcext:value-type="float">
            <text:p>5.50E-03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.89E+02</text:p>
          </table:table-cell>
          <table:table-cell office:value-type="float" office:value="0.00532913208007813" calcext:value-type="float">
            <text:p>5.33E-03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.90E+02</text:p>
          </table:table-cell>
          <table:table-cell office:value-type="float" office:value="0.005096435546875" calcext:value-type="float">
            <text:p>5.10E-03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.91E+02</text:p>
          </table:table-cell>
          <table:table-cell office:value-type="float" office:value="0.00980377197265625" calcext:value-type="float">
            <text:p>9.80E-03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.92E+02</text:p>
          </table:table-cell>
          <table:table-cell office:value-type="float" office:value="0.00873565673828125" calcext:value-type="float">
            <text:p>8.74E-03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.93E+02</text:p>
          </table:table-cell>
          <table:table-cell office:value-type="float" office:value="0.0059356689453125" calcext:value-type="float">
            <text:p>5.94E-0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.94E+02</text:p>
          </table:table-cell>
          <table:table-cell office:value-type="float" office:value="0.00641250610351563" calcext:value-type="float">
            <text:p>6.41E-03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.95E+02</text:p>
          </table:table-cell>
          <table:table-cell office:value-type="float" office:value="0.009307861328125" calcext:value-type="float">
            <text:p>9.31E-03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.96E+02</text:p>
          </table:table-cell>
          <table:table-cell office:value-type="float" office:value="0.00423431396484375" calcext:value-type="float">
            <text:p>4.23E-03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.97E+02</text:p>
          </table:table-cell>
          <table:table-cell office:value-type="float" office:value="0.00542831420898438" calcext:value-type="float">
            <text:p>5.43E-03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.98E+02</text:p>
          </table:table-cell>
          <table:table-cell office:value-type="float" office:value="0.00387763977050781" calcext:value-type="float">
            <text:p>3.88E-03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.99E+02</text:p>
          </table:table-cell>
          <table:table-cell office:value-type="float" office:value="0.00490570068359375" calcext:value-type="float">
            <text:p>4.91E-03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.00E+02</text:p>
          </table:table-cell>
          <table:table-cell office:value-type="float" office:value="0.00385856628417969" calcext:value-type="float">
            <text:p>3.86E-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50:24.221645660</meta:creation-date>
    <dc:date>2020-05-18T19:58:32.892443231</dc:date>
    <meta:editing-duration>PT8M9S</meta:editing-duration>
    <meta:editing-cycles>1</meta:editing-cycles>
    <meta:document-statistic meta:table-count="1" meta:cell-count="189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1:Sheet1.B901 Sheet1.F1:Sheet1.F46" svg:x="0.32cm" svg:y="0.18cm" svg:width="12.508cm" svg:height="8.64cm">
          <chartooo:coordinate-region svg:x="1.947cm" svg:y="0.379cm" svg:width="10.03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901" chart:class="chart:scatter">
            <chart:domain table:cell-range-address="Sheet1.A1:Sheet1.A901"/>
            <chart:data-point chart:repeated="901"/>
          </chart:series>
          <chart:series chart:style-name="ch8" chart:values-cell-range-address="Sheet1.F1:Sheet1.F46" chart:class="chart:scatter">
            <chart:domain table:cell-range-address="Sheet1.E1:Sheet1.E46"/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901</svg:desc>
                </draw:g>
              </table:table-cell>
              <table:table-cell office:value-type="float" office:value="1.2158203125">
                <text:p>1.2158203125</text:p>
                <draw:g>
                  <svg:desc>Sheet1.B1:Sheet1.B901</svg:desc>
                </draw:g>
              </table:table-cell>
              <table:table-cell office:value-type="float" office:value="0">
                <text:p>0</text:p>
                <draw:g>
                  <svg:desc>Sheet1.E1:Sheet1.E46</svg:desc>
                </draw:g>
              </table:table-cell>
              <table:table-cell office:value-type="float" office:value="4.96875">
                <text:p>4.96875</text:p>
                <draw:g>
                  <svg:desc>Sheet1.F1:Sheet1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333984375">
                <text:p>1.2333984375</text:p>
              </table:table-cell>
              <table:table-cell office:value-type="float" office:value="20">
                <text:p>20</text:p>
              </table:table-cell>
              <table:table-cell office:value-type="float" office:value="2.162109375">
                <text:p>2.1621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306640625">
                <text:p>0.9306640625</text:p>
              </table:table-cell>
              <table:table-cell office:value-type="float" office:value="40">
                <text:p>40</text:p>
              </table:table-cell>
              <table:table-cell office:value-type="float" office:value="2.00390625">
                <text:p>2.0039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359375">
                <text:p>0.8359375</text:p>
              </table:table-cell>
              <table:table-cell office:value-type="float" office:value="60">
                <text:p>60</text:p>
              </table:table-cell>
              <table:table-cell office:value-type="float" office:value="1.9541015625">
                <text:p>1.95410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265625">
                <text:p>0.7265625</text:p>
              </table:table-cell>
              <table:table-cell office:value-type="float" office:value="80">
                <text:p>80</text:p>
              </table:table-cell>
              <table:table-cell office:value-type="float" office:value="1.951171875">
                <text:p>1.95117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787109375">
                <text:p>0.6787109375</text:p>
              </table:table-cell>
              <table:table-cell office:value-type="float" office:value="100">
                <text:p>100</text:p>
              </table:table-cell>
              <table:table-cell office:value-type="float" office:value="1.9169921875">
                <text:p>1.91699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4013671875">
                <text:p>0.64013671875</text:p>
              </table:table-cell>
              <table:table-cell office:value-type="float" office:value="120">
                <text:p>120</text:p>
              </table:table-cell>
              <table:table-cell office:value-type="float" office:value="1.9169921875">
                <text:p>1.91699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3232421875">
                <text:p>0.63232421875</text:p>
              </table:table-cell>
              <table:table-cell office:value-type="float" office:value="140">
                <text:p>140</text:p>
              </table:table-cell>
              <table:table-cell office:value-type="float" office:value="1.953125">
                <text:p>1.9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91796875">
                <text:p>0.591796875</text:p>
              </table:table-cell>
              <table:table-cell office:value-type="float" office:value="160">
                <text:p>160</text:p>
              </table:table-cell>
              <table:table-cell office:value-type="float" office:value="1.9599609375">
                <text:p>1.959960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7763671875">
                <text:p>0.57763671875</text:p>
              </table:table-cell>
              <table:table-cell office:value-type="float" office:value="180">
                <text:p>180</text:p>
              </table:table-cell>
              <table:table-cell office:value-type="float" office:value="1.9677734375">
                <text:p>1.96777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693359375">
                <text:p>0.5693359375</text:p>
              </table:table-cell>
              <table:table-cell office:value-type="float" office:value="200">
                <text:p>200</text:p>
              </table:table-cell>
              <table:table-cell office:value-type="float" office:value="1.951171875">
                <text:p>1.95117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09765625">
                <text:p>0.509765625</text:p>
              </table:table-cell>
              <table:table-cell office:value-type="float" office:value="220">
                <text:p>220</text:p>
              </table:table-cell>
              <table:table-cell office:value-type="float" office:value="2.046875">
                <text:p>2.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8349609375">
                <text:p>0.58349609375</text:p>
              </table:table-cell>
              <table:table-cell office:value-type="float" office:value="240">
                <text:p>240</text:p>
              </table:table-cell>
              <table:table-cell office:value-type="float" office:value="2.078125">
                <text:p>2.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703125">
                <text:p>0.5703125</text:p>
              </table:table-cell>
              <table:table-cell office:value-type="float" office:value="260">
                <text:p>260</text:p>
              </table:table-cell>
              <table:table-cell office:value-type="float" office:value="2.1640625">
                <text:p>2.164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4150390625">
                <text:p>0.54150390625</text:p>
              </table:table-cell>
              <table:table-cell office:value-type="float" office:value="280">
                <text:p>280</text:p>
              </table:table-cell>
              <table:table-cell office:value-type="float" office:value="2.169921875">
                <text:p>2.16992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2392578125">
                <text:p>0.52392578125</text:p>
              </table:table-cell>
              <table:table-cell office:value-type="float" office:value="300">
                <text:p>300</text:p>
              </table:table-cell>
              <table:table-cell office:value-type="float" office:value="2.5234375">
                <text:p>2.52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1611328125">
                <text:p>0.51611328125</text:p>
              </table:table-cell>
              <table:table-cell office:value-type="float" office:value="320">
                <text:p>320</text:p>
              </table:table-cell>
              <table:table-cell office:value-type="float" office:value="2.48046875">
                <text:p>2.4804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2197265625">
                <text:p>0.52197265625</text:p>
              </table:table-cell>
              <table:table-cell office:value-type="float" office:value="340">
                <text:p>340</text:p>
              </table:table-cell>
              <table:table-cell office:value-type="float" office:value="2.60546875">
                <text:p>2.6054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6494140625">
                <text:p>0.56494140625</text:p>
              </table:table-cell>
              <table:table-cell office:value-type="float" office:value="360">
                <text:p>360</text:p>
              </table:table-cell>
              <table:table-cell office:value-type="float" office:value="2.7734375">
                <text:p>2.773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048828125">
                <text:p>0.5048828125</text:p>
              </table:table-cell>
              <table:table-cell office:value-type="float" office:value="380">
                <text:p>380</text:p>
              </table:table-cell>
              <table:table-cell office:value-type="float" office:value="2.94921875">
                <text:p>2.9492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05859375">
                <text:p>0.505859375</text:p>
              </table:table-cell>
              <table:table-cell office:value-type="float" office:value="400">
                <text:p>400</text:p>
              </table:table-cell>
              <table:table-cell office:value-type="float" office:value="3.265625">
                <text:p>3.26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420">
                <text:p>420</text:p>
              </table:table-cell>
              <table:table-cell office:value-type="float" office:value="3.1171875">
                <text:p>3.117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99267578125">
                <text:p>0.499267578125</text:p>
              </table:table-cell>
              <table:table-cell office:value-type="float" office:value="440">
                <text:p>440</text:p>
              </table:table-cell>
              <table:table-cell office:value-type="float" office:value="3.298828125">
                <text:p>3.29882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263671875">
                <text:p>0.5263671875</text:p>
              </table:table-cell>
              <table:table-cell office:value-type="float" office:value="460">
                <text:p>460</text:p>
              </table:table-cell>
              <table:table-cell office:value-type="float" office:value="3.548828125">
                <text:p>3.54882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1416015625">
                <text:p>0.51416015625</text:p>
              </table:table-cell>
              <table:table-cell office:value-type="float" office:value="480">
                <text:p>480</text:p>
              </table:table-cell>
              <table:table-cell office:value-type="float" office:value="3.763671875">
                <text:p>3.76367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146484375">
                <text:p>0.5146484375</text:p>
              </table:table-cell>
              <table:table-cell office:value-type="float" office:value="500">
                <text:p>500</text:p>
              </table:table-cell>
              <table:table-cell office:value-type="float" office:value="3.8671875">
                <text:p>3.867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263671875">
                <text:p>0.5263671875</text:p>
              </table:table-cell>
              <table:table-cell office:value-type="float" office:value="520">
                <text:p>520</text:p>
              </table:table-cell>
              <table:table-cell office:value-type="float" office:value="3.96875">
                <text:p>3.9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466552734375">
                <text:p>0.466552734375</text:p>
              </table:table-cell>
              <table:table-cell office:value-type="float" office:value="540">
                <text:p>540</text:p>
              </table:table-cell>
              <table:table-cell office:value-type="float" office:value="4.2109375">
                <text:p>4.21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4755859375">
                <text:p>0.4755859375</text:p>
              </table:table-cell>
              <table:table-cell office:value-type="float" office:value="560">
                <text:p>560</text:p>
              </table:table-cell>
              <table:table-cell office:value-type="float" office:value="4.33203125">
                <text:p>4.332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79248046875">
                <text:p>0.479248046875</text:p>
              </table:table-cell>
              <table:table-cell office:value-type="float" office:value="580">
                <text:p>580</text:p>
              </table:table-cell>
              <table:table-cell office:value-type="float" office:value="4.33984375">
                <text:p>4.3398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447021484375">
                <text:p>0.447021484375</text:p>
              </table:table-cell>
              <table:table-cell office:value-type="float" office:value="600">
                <text:p>600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46240234375">
                <text:p>0.46240234375</text:p>
              </table:table-cell>
              <table:table-cell office:value-type="float" office:value="620">
                <text:p>620</text:p>
              </table:table-cell>
              <table:table-cell office:value-type="float" office:value="4.5703125">
                <text:p>4.57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469970703125">
                <text:p>0.469970703125</text:p>
              </table:table-cell>
              <table:table-cell office:value-type="float" office:value="640">
                <text:p>640</text:p>
              </table:table-cell>
              <table:table-cell office:value-type="float" office:value="4.74609375">
                <text:p>4.74609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85107421875">
                <text:p>0.485107421875</text:p>
              </table:table-cell>
              <table:table-cell office:value-type="float" office:value="660">
                <text:p>660</text:p>
              </table:table-cell>
              <table:table-cell office:value-type="float" office:value="4.87890625">
                <text:p>4.8789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462646484375">
                <text:p>0.462646484375</text:p>
              </table:table-cell>
              <table:table-cell office:value-type="float" office:value="680">
                <text:p>680</text:p>
              </table:table-cell>
              <table:table-cell office:value-type="float" office:value="4.890625">
                <text:p>4.89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470947265625">
                <text:p>0.470947265625</text:p>
              </table:table-cell>
              <table:table-cell office:value-type="float" office:value="700">
                <text:p>700</text:p>
              </table:table-cell>
              <table:table-cell office:value-type="float" office:value="4.94921875">
                <text:p>4.949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477294921875">
                <text:p>0.477294921875</text:p>
              </table:table-cell>
              <table:table-cell office:value-type="float" office:value="720">
                <text:p>720</text:p>
              </table:table-cell>
              <table:table-cell office:value-type="float" office:value="5.09765625">
                <text:p>5.0976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44091796875">
                <text:p>0.444091796875</text:p>
              </table:table-cell>
              <table:table-cell office:value-type="float" office:value="740">
                <text:p>740</text:p>
              </table:table-cell>
              <table:table-cell office:value-type="float" office:value="5.21484375">
                <text:p>5.21484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457275390625">
                <text:p>0.457275390625</text:p>
              </table:table-cell>
              <table:table-cell office:value-type="float" office:value="760">
                <text:p>760</text:p>
              </table:table-cell>
              <table:table-cell office:value-type="float" office:value="5.26171875">
                <text:p>5.2617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449951171875">
                <text:p>0.449951171875</text:p>
              </table:table-cell>
              <table:table-cell office:value-type="float" office:value="780">
                <text:p>780</text:p>
              </table:table-cell>
              <table:table-cell office:value-type="float" office:value="5.37890625">
                <text:p>5.3789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42041015625">
                <text:p>0.42041015625</text:p>
              </table:table-cell>
              <table:table-cell office:value-type="float" office:value="800">
                <text:p>800</text:p>
              </table:table-cell>
              <table:table-cell office:value-type="float" office:value="5.3359375">
                <text:p>5.3359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455810546875">
                <text:p>0.455810546875</text:p>
              </table:table-cell>
              <table:table-cell office:value-type="float" office:value="820">
                <text:p>820</text:p>
              </table:table-cell>
              <table:table-cell office:value-type="float" office:value="5.4296875">
                <text:p>5.4296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470703125">
                <text:p>0.470703125</text:p>
              </table:table-cell>
              <table:table-cell office:value-type="float" office:value="840">
                <text:p>840</text:p>
              </table:table-cell>
              <table:table-cell office:value-type="float" office:value="6.03125">
                <text:p>6.0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62158203125">
                <text:p>0.462158203125</text:p>
              </table:table-cell>
              <table:table-cell office:value-type="float" office:value="860">
                <text:p>860</text:p>
              </table:table-cell>
              <table:table-cell office:value-type="float" office:value="4.9140625">
                <text:p>4.914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46826171875">
                <text:p>0.46826171875</text:p>
              </table:table-cell>
              <table:table-cell office:value-type="float" office:value="880">
                <text:p>880</text:p>
              </table:table-cell>
              <table:table-cell office:value-type="float" office:value="4.6640625">
                <text:p>4.664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4599609375">
                <text:p>0.4599609375</text:p>
              </table:table-cell>
              <table:table-cell office:value-type="float" office:value="900">
                <text:p>900</text:p>
              </table:table-cell>
              <table:table-cell office:value-type="float" office:value="4.76171875">
                <text:p>4.76171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473876953125">
                <text:p>0.4738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434814453125">
                <text:p>0.434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444580078125">
                <text:p>0.444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677734375">
                <text:p>0.4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451416015625">
                <text:p>0.451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448974609375">
                <text:p>0.4489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44140625">
                <text:p>0.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481201171875">
                <text:p>0.4812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42333984375">
                <text:p>0.423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447265625">
                <text:p>0.4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35302734375">
                <text:p>0.4353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410888671875">
                <text:p>0.4108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42724609375">
                <text:p>0.427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461669921875">
                <text:p>0.461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44970703125">
                <text:p>0.44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39697265625">
                <text:p>0.4396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423095703125">
                <text:p>0.4230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31640625">
                <text:p>0.4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42919921875">
                <text:p>0.42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84765625">
                <text:p>0.3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410888671875">
                <text:p>0.4108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427978515625">
                <text:p>0.427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4462890625">
                <text:p>0.44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43359375">
                <text:p>0.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4189453125">
                <text:p>0.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603515625">
                <text:p>0.36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4150390625">
                <text:p>0.4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415283203125">
                <text:p>0.4152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43701171875">
                <text:p>0.43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41943359375">
                <text:p>0.41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41650390625">
                <text:p>0.416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41796875">
                <text:p>0.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41357421875">
                <text:p>0.413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6865234375">
                <text:p>0.368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408447265625">
                <text:p>0.4084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9794921875">
                <text:p>0.397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43505859375">
                <text:p>0.43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2919921875">
                <text:p>0.42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92822265625">
                <text:p>0.3928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419921875">
                <text:p>0.4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411865234375">
                <text:p>0.4118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406005859375">
                <text:p>0.4060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8427734375">
                <text:p>0.384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84033203125">
                <text:p>0.3840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89892578125">
                <text:p>0.3898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0380859375">
                <text:p>0.403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88916015625">
                <text:p>0.3889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419189453125">
                <text:p>0.419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5009765625">
                <text:p>0.350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408447265625">
                <text:p>0.4084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40576171875">
                <text:p>0.405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41015625">
                <text:p>0.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90625">
                <text:p>0.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916015625">
                <text:p>0.39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828125">
                <text:p>0.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8134765625">
                <text:p>0.381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7744140625">
                <text:p>0.377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99658203125">
                <text:p>0.399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407958984375">
                <text:p>0.407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544921875">
                <text:p>0.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4013671875">
                <text:p>0.40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98193359375">
                <text:p>0.3981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76220703125">
                <text:p>0.3762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90625">
                <text:p>0.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4912109375">
                <text:p>0.349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7744140625">
                <text:p>0.377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8720703125">
                <text:p>0.387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7841796875">
                <text:p>0.378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7939453125">
                <text:p>0.37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9599609375">
                <text:p>0.3959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73046875">
                <text:p>0.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82080078125">
                <text:p>0.382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83056640625">
                <text:p>0.383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8916015625">
                <text:p>0.389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50341796875">
                <text:p>0.350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83544921875">
                <text:p>0.38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7109375">
                <text:p>0.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55224609375">
                <text:p>0.355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8232421875">
                <text:p>0.382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61572265625">
                <text:p>0.3615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56689453125">
                <text:p>0.3566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720703125">
                <text:p>0.37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6171875">
                <text:p>0.3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82568359375">
                <text:p>0.3825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58154296875">
                <text:p>0.358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48876953125">
                <text:p>0.3488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74267578125">
                <text:p>0.374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6669921875">
                <text:p>0.36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68896484375">
                <text:p>0.3688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5595703125">
                <text:p>0.355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0546875">
                <text:p>0.3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154296875">
                <text:p>0.3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73291015625">
                <text:p>0.373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84521484375">
                <text:p>0.3845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7451171875">
                <text:p>0.3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56201171875">
                <text:p>0.3562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29345703125">
                <text:p>0.3293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369140625">
                <text:p>0.33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45458984375">
                <text:p>0.3454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291015625">
                <text:p>0.3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59619140625">
                <text:p>0.3596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77685546875">
                <text:p>0.377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50341796875">
                <text:p>0.350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6181640625">
                <text:p>0.361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18359375">
                <text:p>0.3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3935546875">
                <text:p>0.339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5595703125">
                <text:p>0.355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43994140625">
                <text:p>0.3439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310546875">
                <text:p>0.33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3349609375">
                <text:p>0.33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332275390625">
                <text:p>0.332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623046875">
                <text:p>0.36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2861328125">
                <text:p>0.32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4912109375">
                <text:p>0.349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3251953125">
                <text:p>0.332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2373046875">
                <text:p>0.32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43505859375">
                <text:p>0.343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296875">
                <text:p>0.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4130859375">
                <text:p>0.341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36669921875">
                <text:p>0.336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18359375">
                <text:p>0.3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14453125">
                <text:p>0.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11279296875">
                <text:p>0.311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17626953125">
                <text:p>0.31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4326171875">
                <text:p>0.343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5009765625">
                <text:p>0.350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37890625">
                <text:p>0.3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958984375">
                <text:p>0.32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5009765625">
                <text:p>0.350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408203125">
                <text:p>0.34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271728515625">
                <text:p>0.2717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14697265625">
                <text:p>0.3146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251953125">
                <text:p>0.32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4814453125">
                <text:p>0.34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34716796875">
                <text:p>0.3347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349609375">
                <text:p>0.3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10302734375">
                <text:p>0.3103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73828125">
                <text:p>0.31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30322265625">
                <text:p>0.3303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09326171875">
                <text:p>0.3093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6396484375">
                <text:p>0.306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18603515625">
                <text:p>0.3186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29541015625">
                <text:p>0.29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317626953125">
                <text:p>0.3176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30224609375">
                <text:p>0.30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4677734375">
                <text:p>0.294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5166015625">
                <text:p>0.295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3095703125">
                <text:p>0.30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301025390625">
                <text:p>0.301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305908203125">
                <text:p>0.305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3037109375">
                <text:p>0.30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35693359375">
                <text:p>0.3356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9638671875">
                <text:p>0.296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87841796875">
                <text:p>0.2878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94677734375">
                <text:p>0.2946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321044921875">
                <text:p>0.321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30078125">
                <text:p>0.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861328125">
                <text:p>0.2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306884765625">
                <text:p>0.3068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89794921875">
                <text:p>0.2897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303466796875">
                <text:p>0.303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0029296875">
                <text:p>0.300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81982421875">
                <text:p>0.2819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300537109375">
                <text:p>0.3005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324462890625">
                <text:p>0.3244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822265625">
                <text:p>0.28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83447265625">
                <text:p>0.2834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91015625">
                <text:p>0.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79541015625">
                <text:p>0.279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80517578125">
                <text:p>0.280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93896484375">
                <text:p>0.24938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6220703125">
                <text:p>0.262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309814453125">
                <text:p>0.309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81494140625">
                <text:p>0.2814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646484375">
                <text:p>0.26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87353515625">
                <text:p>0.2873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681640625">
                <text:p>0.23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3828125">
                <text:p>0.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316162109375">
                <text:p>0.3161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666015625">
                <text:p>0.2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85400390625">
                <text:p>0.2854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8173828125">
                <text:p>0.281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71240234375">
                <text:p>0.2712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67333984375">
                <text:p>0.2673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8173828125">
                <text:p>0.281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52685546875">
                <text:p>0.252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6513671875">
                <text:p>0.265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320556640625">
                <text:p>0.23205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7392578125">
                <text:p>0.273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705078125">
                <text:p>0.27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469482421875">
                <text:p>0.24694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44140625">
                <text:p>0.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464599609375">
                <text:p>0.246459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5439453125">
                <text:p>0.254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401123046875">
                <text:p>0.24011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63671875">
                <text:p>0.26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47314453125">
                <text:p>0.2473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410888671875">
                <text:p>0.24108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454833984375">
                <text:p>0.2454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03271484375">
                <text:p>0.21032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303466796875">
                <text:p>0.2303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294921875">
                <text:p>0.22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6708984375">
                <text:p>0.26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67578125">
                <text:p>0.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40478515625">
                <text:p>0.240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423095703125">
                <text:p>0.24230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235107421875">
                <text:p>0.22351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62939453125">
                <text:p>0.262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080078125">
                <text:p>0.2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18994140625">
                <text:p>0.2189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23876953125">
                <text:p>0.2238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5634765625">
                <text:p>0.25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3779296875">
                <text:p>0.237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61865234375">
                <text:p>0.21618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22607421875">
                <text:p>0.226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2015380859375">
                <text:p>0.20153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976318359375">
                <text:p>0.197631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2203369140625">
                <text:p>0.22033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3828125">
                <text:p>0.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2462158203125">
                <text:p>0.2462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222900390625">
                <text:p>0.22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2047119140625">
                <text:p>0.2047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2076416015625">
                <text:p>0.2076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910400390625">
                <text:p>0.19104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223388671875">
                <text:p>0.223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20654296875">
                <text:p>0.206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21533203125">
                <text:p>0.215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20703125">
                <text:p>0.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880859375">
                <text:p>0.202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881103515625">
                <text:p>0.1881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2137451171875">
                <text:p>0.213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2161865234375">
                <text:p>0.21618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11328125">
                <text:p>0.16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213623046875">
                <text:p>0.2136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900634765625">
                <text:p>0.1900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23046875">
                <text:p>0.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971435546875">
                <text:p>0.1971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2115478515625">
                <text:p>0.211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810302734375">
                <text:p>0.18103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23046875">
                <text:p>0.2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964111328125">
                <text:p>0.196411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710205078125">
                <text:p>0.17102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9775390625">
                <text:p>0.19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8408203125">
                <text:p>0.184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2080078125">
                <text:p>0.2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9970703125">
                <text:p>0.19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68701171875">
                <text:p>0.168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21435546875">
                <text:p>0.21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881103515625">
                <text:p>0.1881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2054443359375">
                <text:p>0.20544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2374267578125">
                <text:p>0.2374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2012939453125">
                <text:p>0.2012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820068359375">
                <text:p>0.18200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76025390625">
                <text:p>0.17602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208984375">
                <text:p>0.2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800537109375">
                <text:p>0.18005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923828125">
                <text:p>0.1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890869140625">
                <text:p>0.18908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54150390625">
                <text:p>0.1754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207275390625">
                <text:p>0.207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810302734375">
                <text:p>0.18103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17333984375">
                <text:p>0.15173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671142578125">
                <text:p>0.1671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62841796875">
                <text:p>0.1628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612548828125">
                <text:p>0.16125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84814453125">
                <text:p>0.184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40625">
                <text:p>0.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719970703125">
                <text:p>0.1719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74072265625">
                <text:p>0.174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30859375">
                <text:p>0.1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73486328125">
                <text:p>0.15734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80908203125">
                <text:p>0.180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50634765625">
                <text:p>0.150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9189453125">
                <text:p>0.169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9189453125">
                <text:p>0.169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74072265625">
                <text:p>0.174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552734375">
                <text:p>0.15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4755859375">
                <text:p>0.16247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43310546875">
                <text:p>0.1433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2255859375">
                <text:p>0.12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24658203125">
                <text:p>0.1524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456298828125">
                <text:p>0.14562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754150390625">
                <text:p>0.1754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627197265625">
                <text:p>0.1627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55029296875">
                <text:p>0.15502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502685546875">
                <text:p>0.1502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422119140625">
                <text:p>0.142211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7939453125">
                <text:p>0.137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636962890625">
                <text:p>0.1636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514892578125">
                <text:p>0.151489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435546875">
                <text:p>0.1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6943359375">
                <text:p>0.16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328125">
                <text:p>0.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353515625">
                <text:p>0.123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164306640625">
                <text:p>0.12164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4306640625">
                <text:p>0.14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83056640625">
                <text:p>0.1383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43896484375">
                <text:p>0.12438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1712646484375">
                <text:p>0.117126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348876953125">
                <text:p>0.13488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446533203125">
                <text:p>0.14465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97900390625">
                <text:p>0.097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650634765625">
                <text:p>0.106506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2066650390625">
                <text:p>0.120666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1136474609375">
                <text:p>0.113647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279296875">
                <text:p>0.1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31103515625">
                <text:p>0.131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385498046875">
                <text:p>0.13854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0504150390625">
                <text:p>0.10504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0186767578125">
                <text:p>0.10186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143798828125">
                <text:p>0.11437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046142578125">
                <text:p>0.1046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04248046875">
                <text:p>0.1042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02783203125">
                <text:p>0.102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019287109375">
                <text:p>0.10192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2744140625">
                <text:p>0.127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0546875">
                <text:p>0.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06689453125">
                <text:p>0.1066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9991455078125">
                <text:p>0.0999145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9283447265625">
                <text:p>0.092834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888671875">
                <text:p>0.108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10919189453125">
                <text:p>0.10919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1236572265625">
                <text:p>0.12365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06005859375">
                <text:p>0.099060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8599853515625">
                <text:p>0.085998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60693359375">
                <text:p>0.09606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2939453125">
                <text:p>0.12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14306640625">
                <text:p>0.0914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755615234375">
                <text:p>0.0755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2078857421875">
                <text:p>0.120788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992431640625">
                <text:p>0.09924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947265625">
                <text:p>0.09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369873046875">
                <text:p>0.10369873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872802734375">
                <text:p>0.0872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860595703125">
                <text:p>0.08605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7769775390625">
                <text:p>0.07769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72900390625">
                <text:p>0.09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9161376953125">
                <text:p>0.091613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260009765625">
                <text:p>0.102600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088134765625">
                <text:p>0.0908813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11962890625">
                <text:p>0.10119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9326171875">
                <text:p>0.093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72021484375">
                <text:p>0.072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8837890625">
                <text:p>0.088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90087890625">
                <text:p>0.0900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760498046875">
                <text:p>0.07604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185302734375">
                <text:p>0.11853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075927734375">
                <text:p>0.090759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6939697265625">
                <text:p>0.069396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792236328125">
                <text:p>0.0792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7208251953125">
                <text:p>0.072082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669921875">
                <text:p>0.0866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0126953125">
                <text:p>0.083801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8453369140625">
                <text:p>0.084533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1099853515625">
                <text:p>0.10998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208251953125">
                <text:p>0.072082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521240234375">
                <text:p>0.05212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73828125">
                <text:p>0.06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635986328125">
                <text:p>0.06359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7781982421875">
                <text:p>0.077819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7159423828125">
                <text:p>0.071594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7232666015625">
                <text:p>0.07232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549072265625">
                <text:p>0.06549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7305908203125">
                <text:p>0.07305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54840087890625">
                <text:p>0.0548400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47637939453125">
                <text:p>0.0476379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7122802734375">
                <text:p>0.07122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6591796875">
                <text:p>0.06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5914306640625">
                <text:p>0.05914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501220703125">
                <text:p>0.075012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533447265625">
                <text:p>0.05334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55206298828125">
                <text:p>0.0552062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51544189453125">
                <text:p>0.0515441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49072265625">
                <text:p>0.049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49652099609375">
                <text:p>0.04965209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58013916015625">
                <text:p>0.0580139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655517578125">
                <text:p>0.0655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482177734375">
                <text:p>0.048217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599365234375">
                <text:p>0.0599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631103515625">
                <text:p>0.0631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4498291015625">
                <text:p>0.044982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52154541015625">
                <text:p>0.052154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6524658203125">
                <text:p>0.06524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5865478515625">
                <text:p>0.0586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52581787109375">
                <text:p>0.052581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42938232421875">
                <text:p>0.0429382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54534912109375">
                <text:p>0.0545349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462646484375">
                <text:p>0.0546264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40802001953125">
                <text:p>0.0408020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404052734375">
                <text:p>0.04040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3985595703125">
                <text:p>0.0539855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5633544921875">
                <text:p>0.055633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46905517578125">
                <text:p>0.046905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37841796875">
                <text:p>0.0378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41412353515625">
                <text:p>0.0414123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1513671875">
                <text:p>0.0515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36956787109375">
                <text:p>0.0369567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38726806640625">
                <text:p>0.0387268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261688232421875">
                <text:p>0.02616882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3631591796875">
                <text:p>0.03631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34759521484375">
                <text:p>0.0347595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4876708984375">
                <text:p>0.04876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3668212890625">
                <text:p>0.036682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30908203125">
                <text:p>0.04309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307769775390625">
                <text:p>0.0307769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30517578125">
                <text:p>0.030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32135009765625">
                <text:p>0.0321350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33721923828125">
                <text:p>0.033721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31341552734375">
                <text:p>0.0313415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3448486328125">
                <text:p>0.034484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3961181640625">
                <text:p>0.039611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42449951171875">
                <text:p>0.0424499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304107666015625">
                <text:p>0.03041076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31890869140625">
                <text:p>0.0318908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40252685546875">
                <text:p>0.040252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305938720703125">
                <text:p>0.03059387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3472900390625">
                <text:p>0.034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26885986328125">
                <text:p>0.0268859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3594970703125">
                <text:p>0.03594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261383056640625">
                <text:p>0.0261383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248870849609375">
                <text:p>0.02488708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230865478515625">
                <text:p>0.02308654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28350830078125">
                <text:p>0.028350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244598388671875">
                <text:p>0.0244598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261688232421875">
                <text:p>0.026168823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36529541015625">
                <text:p>0.0365295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25665283203125">
                <text:p>0.0256652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3204345703125">
                <text:p>0.032043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2447509765625">
                <text:p>0.02447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311279296875">
                <text:p>0.0311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22064208984375">
                <text:p>0.0220642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21148681640625">
                <text:p>0.0211486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173797607421875">
                <text:p>0.01737976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244903564453125">
                <text:p>0.02449035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216217041015625">
                <text:p>0.021621704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212249755859375">
                <text:p>0.02122497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22918701171875">
                <text:p>0.02291870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187530517578125">
                <text:p>0.0187530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189056396484375">
                <text:p>0.0189056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212554931640625">
                <text:p>0.02125549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24658203125">
                <text:p>0.024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141983032226563">
                <text:p>0.014198303222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205535888671875">
                <text:p>0.02055358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28778076171875">
                <text:p>0.0287780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190887451171875">
                <text:p>0.019088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189361572265625">
                <text:p>0.01893615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232086181640625">
                <text:p>0.02320861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2325439453125">
                <text:p>0.023254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018707275390625">
                <text:p>0.018707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0211639404296875">
                <text:p>0.02116394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0257720947265625">
                <text:p>0.02577209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0345458984375">
                <text:p>0.03454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0211029052734375">
                <text:p>0.02110290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019287109375">
                <text:p>0.0192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0233001708984375">
                <text:p>0.0233001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0247802734375">
                <text:p>0.0247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0196075439453125">
                <text:p>0.01960754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167083740234375">
                <text:p>0.01670837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0204620361328125">
                <text:p>0.02046203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017425537109375">
                <text:p>0.01742553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0129241943359375">
                <text:p>0.0129241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0125045776367188">
                <text:p>0.01250457763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0129165649414063">
                <text:p>0.01291656494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19989013671875">
                <text:p>0.0199890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0186920166015625">
                <text:p>0.0186920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0173187255859375">
                <text:p>0.01731872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150527954101563">
                <text:p>0.015052795410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162506103515625">
                <text:p>0.0162506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133209228515625">
                <text:p>0.01332092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166168212890625">
                <text:p>0.01661682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201263427734375">
                <text:p>0.02012634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12725830078125">
                <text:p>0.012725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01470947265625">
                <text:p>0.014709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012847900390625">
                <text:p>0.012847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0132904052734375">
                <text:p>0.01329040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020599365234375">
                <text:p>0.020599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013336181640625">
                <text:p>0.01333618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135345458984375">
                <text:p>0.01353454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0123062133789063">
                <text:p>0.012306213378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0116348266601563">
                <text:p>0.011634826660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0100250244140625">
                <text:p>0.0100250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016754150390625">
                <text:p>0.016754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0126113891601563">
                <text:p>0.012611389160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0129776000976563">
                <text:p>0.01297760009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0128021240234375">
                <text:p>0.012802124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00766372680664063">
                <text:p>0.0076637268066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00934600830078125">
                <text:p>0.00934600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141067504882813">
                <text:p>0.014106750488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012908935546875">
                <text:p>0.0129089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0103225708007813">
                <text:p>0.010322570800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0102081298828125">
                <text:p>0.01020812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00989532470703125">
                <text:p>0.009895324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0104751586914063">
                <text:p>0.01047515869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0079803466796875">
                <text:p>0.007980346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01129150390625">
                <text:p>0.01129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0089874267578125">
                <text:p>0.0089874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010986328125">
                <text:p>0.01098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091552734375">
                <text:p>0.009155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01177978515625">
                <text:p>0.0117797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00733184814453125">
                <text:p>0.00733184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00774765014648438">
                <text:p>0.0077476501464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0108489990234375">
                <text:p>0.01084899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0100326538085938">
                <text:p>0.01003265380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00733566284179688">
                <text:p>0.007335662841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0121994018554688">
                <text:p>0.012199401855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00896453857421875">
                <text:p>0.008964538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0071258544921875">
                <text:p>0.00712585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095367431640625">
                <text:p>0.00953674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091094970703125">
                <text:p>0.0091094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084228515625">
                <text:p>0.00842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00815582275390625">
                <text:p>0.008155822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00741195678710938">
                <text:p>0.0074119567871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00832366943359375">
                <text:p>0.0083236694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00958251953125">
                <text:p>0.009582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00689697265625">
                <text:p>0.006896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0101242065429688">
                <text:p>0.01012420654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00666046142578125">
                <text:p>0.006660461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0741195678710938">
                <text:p>0.0074119567871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00795745849609375">
                <text:p>0.007957458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00604248046875">
                <text:p>0.0060424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00718307495117188">
                <text:p>0.0071830749511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00753402709960938">
                <text:p>0.00753402709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00821685791015625">
                <text:p>0.008216857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00737380981445313">
                <text:p>0.0073738098144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00587081909179688">
                <text:p>0.005870819091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0066070556640625">
                <text:p>0.00660705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0059356689453125">
                <text:p>0.00593566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0729751586914063">
                <text:p>0.007297515869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00672149658203125">
                <text:p>0.00672149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00730133056640625">
                <text:p>0.0073013305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00655364990234375">
                <text:p>0.00655364990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00839996337890625">
                <text:p>0.008399963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00757980346679688">
                <text:p>0.007579803466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00611114501953125">
                <text:p>0.006111145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00745391845703125">
                <text:p>0.007453918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00540924072265625">
                <text:p>0.0054092407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00635910034179688">
                <text:p>0.006359100341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0634384155273438">
                <text:p>0.006343841552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0068817138671875">
                <text:p>0.006881713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0077056884765625">
                <text:p>0.00770568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0064239501953125">
                <text:p>0.00642395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00547409057617188">
                <text:p>0.0054740905761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00577926635742188">
                <text:p>0.0057792663574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00667572021484375">
                <text:p>0.00667572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00926971435546875">
                <text:p>0.00926971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00643539428710938">
                <text:p>0.0064353942871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00492095947265625">
                <text:p>0.0049209594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069580078125">
                <text:p>0.00695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00611495971679688">
                <text:p>0.006114959716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00597763061523438">
                <text:p>0.0059776306152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0573348999023438">
                <text:p>0.0057334899902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00557327270507813">
                <text:p>0.0055732727050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00509262084960938">
                <text:p>0.005092620849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00586700439453125">
                <text:p>0.005867004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084686279296875">
                <text:p>0.0084686279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0670242309570313">
                <text:p>0.006702423095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004974365234375">
                <text:p>0.0049743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0574111938476563">
                <text:p>0.005741119384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0046234130859375">
                <text:p>0.004623413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0504684448242188">
                <text:p>0.0050468444824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00491714477539063">
                <text:p>0.0049171447753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00670242309570313">
                <text:p>0.006702423095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007965087890625">
                <text:p>0.0079650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0055999755859375">
                <text:p>0.00559997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00427627563476563">
                <text:p>0.004276275634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0055999755859375">
                <text:p>0.005599975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004486083984375">
                <text:p>0.0044860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0561141967773438">
                <text:p>0.005611419677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0471115112304688">
                <text:p>0.0047111511230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0498199462890625">
                <text:p>0.004981994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045318603515625">
                <text:p>0.00453186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050201416015625">
                <text:p>0.0050201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0409317016601563">
                <text:p>0.0040931701660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0551605224609375">
                <text:p>0.0055160522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0384140014648437">
                <text:p>0.0038414001464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0554656982421875">
                <text:p>0.00554656982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050201416015625">
                <text:p>0.0050201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0621795654296875">
                <text:p>0.006217956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0464630126953125">
                <text:p>0.004646301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0483322143554688">
                <text:p>0.0048332214355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0352096557617187">
                <text:p>0.0035209655761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0378608703613281">
                <text:p>0.0037860870361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0456619262695313">
                <text:p>0.0045661926269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0452804565429688">
                <text:p>0.004528045654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0490951538085938">
                <text:p>0.004909515380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0388145446777344">
                <text:p>0.003881454467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0481033325195313">
                <text:p>0.0048103332519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0333976745605469">
                <text:p>0.0033397674560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0436019897460938">
                <text:p>0.004360198974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0367546081542969">
                <text:p>0.0036754608154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0585556030273438">
                <text:p>0.0058555603027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0473785400390625">
                <text:p>0.004737854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0373268127441406">
                <text:p>0.0037326812744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0445938110351563">
                <text:p>0.0044593811035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0426101684570313">
                <text:p>0.004261016845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04608154296875">
                <text:p>0.0046081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0448989868164063">
                <text:p>0.0044898986816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0298118591308594">
                <text:p>0.0029811859130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0357246398925781">
                <text:p>0.0035724639892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0455093383789063">
                <text:p>0.0045509338378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0349807739257812">
                <text:p>0.0034980773925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0428009033203125">
                <text:p>0.004280090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039825439453125">
                <text:p>0.003982543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0353622436523437">
                <text:p>0.00353622436523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0337028503417969">
                <text:p>0.003370285034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0284576416015625">
                <text:p>0.0028457641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0261497497558594">
                <text:p>0.0026149749755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038299560546875">
                <text:p>0.00382995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00249862670898437">
                <text:p>0.0024986267089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00436019897460938">
                <text:p>0.0043601989746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00385856628417969">
                <text:p>0.003858566284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0040435791015625">
                <text:p>0.0040435791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00275039672851562">
                <text:p>0.0027503967285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.00362014770507812">
                <text:p>0.0036201477050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0.00403213500976563">
                <text:p>0.004032135009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.00291824340820312">
                <text:p>0.0029182434082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0.00368309020996094">
                <text:p>0.0036830902099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00330352783203125">
                <text:p>0.0033035278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.00398635864257812">
                <text:p>0.0039863586425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0.00291252136230469">
                <text:p>0.002912521362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0.00320243835449219">
                <text:p>0.003202438354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.00365638732910156">
                <text:p>0.0036563873291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0.00275993347167969">
                <text:p>0.0027599334716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.0029449462890625">
                <text:p>0.002944946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.00362205505371094">
                <text:p>0.0036220550537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0.00351715087890625">
                <text:p>0.003517150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0.00277328491210937">
                <text:p>0.0027732849121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00204658508300781">
                <text:p>0.0020465850830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0.00275230407714844">
                <text:p>0.0027523040771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.0041656494140625">
                <text:p>0.00416564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0.00312423706054687">
                <text:p>0.0031242370605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.002716064453125">
                <text:p>0.002716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0.0023040771484375">
                <text:p>0.00230407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.00240325927734375">
                <text:p>0.002403259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0.00294303894042969">
                <text:p>0.0029430389404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0.00268745422363281">
                <text:p>0.002687454223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0.00307083129882812">
                <text:p>0.0030708312988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00268936157226562">
                <text:p>0.002689361572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0.00300788879394531">
                <text:p>0.0030078887939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.00251960754394531">
                <text:p>0.0025196075439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0.00266838073730469">
                <text:p>0.002668380737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0.00326728820800781">
                <text:p>0.0032672882080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0.0018310546875">
                <text:p>0.00183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.00256919860839844">
                <text:p>0.0025691986083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0.00253677368164062">
                <text:p>0.0025367736816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0.00250053405761719">
                <text:p>0.0025005340576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0.00255393981933594">
                <text:p>0.002553939819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.00287818908691406">
                <text:p>0.0028781890869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0.00222206115722656">
                <text:p>0.0022220611572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0.00220108032226562">
                <text:p>0.0022010803222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0.00179958343505859">
                <text:p>0.0017995834350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0.00290107727050781">
                <text:p>0.0029010772705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0.00182914733886719">
                <text:p>0.0018291473388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.00372695922851562">
                <text:p>0.0037269592285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0.00252914428710937">
                <text:p>0.0025291442871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0.00246810913085937">
                <text:p>0.0024681091308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0.00247764587402344">
                <text:p>0.002477645874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.00228309631347656">
                <text:p>0.00228309631347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0.00350189208984375">
                <text:p>0.003501892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0.00184249877929688">
                <text:p>0.001842498779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00267410278320312">
                <text:p>0.0026741027832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00193309783935547">
                <text:p>0.0019330978393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00467681884765625">
                <text:p>0.00467681884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00232696533203125">
                <text:p>0.00232696533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00260543823242187">
                <text:p>0.0026054382324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00381660461425781">
                <text:p>0.0038166046142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00330924987792969">
                <text:p>0.0033092498779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00237274169921875">
                <text:p>0.0023727416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00236701965332031">
                <text:p>0.0023670196533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00301742553710937">
                <text:p>0.0030174255371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00294113159179687">
                <text:p>0.0029411315917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00250053405761719">
                <text:p>0.0025005340576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0.0026702880859375">
                <text:p>0.0026702880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0.00244903564453125">
                <text:p>0.002449035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0.00302505493164062">
                <text:p>0.0030250549316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0.00313186645507812">
                <text:p>0.0031318664550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0.001983642578125">
                <text:p>0.0019836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.0031585693359375">
                <text:p>0.0031585693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.00235939025878906">
                <text:p>0.002359390258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0.00188446044921875">
                <text:p>0.00188446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0.00222969055175781">
                <text:p>0.0022296905517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0.002593994140625">
                <text:p>0.00259399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0.00341796875">
                <text:p>0.0034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0.00255584716796875">
                <text:p>0.0025558471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0.00171661376953125">
                <text:p>0.0017166137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0.00240707397460937">
                <text:p>0.0024070739746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0.00320243835449219">
                <text:p>0.003202438354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00238418579101562">
                <text:p>0.0023841857910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0.0022430419921875">
                <text:p>0.00224304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0.00343132019042969">
                <text:p>0.0034313201904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0.00275993347167969">
                <text:p>0.0027599334716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0.00183868408203125">
                <text:p>0.0018386840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0.00235557556152344">
                <text:p>0.0023555755615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0.00234031677246094">
                <text:p>0.0023403167724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0.00156784057617188">
                <text:p>0.0015678405761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0.00297164916992187">
                <text:p>0.0029716491699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0.00282096862792969">
                <text:p>0.0028209686279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00183296203613281">
                <text:p>0.0018329620361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0.0018768310546875">
                <text:p>0.00187683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0.00407791137695313">
                <text:p>0.0040779113769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0.00163173675537109">
                <text:p>0.0016317367553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0.001983642578125">
                <text:p>0.0019836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0.00201606750488281">
                <text:p>0.0020160675048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0.00163555145263672">
                <text:p>0.0016355514526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0.00191020965576172">
                <text:p>0.001910209655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0.00201797485351562">
                <text:p>0.0020179748535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0.00278472900390625">
                <text:p>0.002784729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.0030517578125">
                <text:p>0.0030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0.0022125244140625">
                <text:p>0.0022125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0.00204658508300781">
                <text:p>0.0020465850830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0.00152587890625">
                <text:p>0.00152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0.00282478332519531">
                <text:p>0.0028247833251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0.00177478790283203">
                <text:p>0.0017747879028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0.00215721130371094">
                <text:p>0.0021572113037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.00275611877441406">
                <text:p>0.0027561187744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0.00244331359863281">
                <text:p>0.0024433135986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0.00168037414550781">
                <text:p>0.0016803741455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.00171756744384766">
                <text:p>0.0017175674438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0.00203132629394531">
                <text:p>0.0020313262939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0.002471923828125">
                <text:p>0.00247192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0.00231170654296875">
                <text:p>0.002311706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0.00173759460449219">
                <text:p>0.0017375946044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0.00154209136962891">
                <text:p>0.0015420913696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0.00144863128662109">
                <text:p>0.0014486312866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0.00147342681884766">
                <text:p>0.0014734268188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0.00214958190917969">
                <text:p>0.002149581909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0.00218009948730469">
                <text:p>0.002180099487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00223922729492187">
                <text:p>0.0022392272949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.00252914428710937">
                <text:p>0.0025291442871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.00133705139160156">
                <text:p>0.0013370513916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0.00156688690185547">
                <text:p>0.0015668869018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0.00238800048828125">
                <text:p>0.002388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0.00203132629394531">
                <text:p>0.00203132629394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0.00122642517089844">
                <text:p>0.0012264251708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0.00170421600341797">
                <text:p>0.0017042160034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0.0020751953125">
                <text:p>0.002075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0.00181007385253906">
                <text:p>0.0018100738525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.00125789642333984">
                <text:p>0.001257896423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0.0023040771484375">
                <text:p>0.002304077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0.00171756744384766">
                <text:p>0.0017175674438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0.00166893005371094">
                <text:p>0.0016689300537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0.00108146667480469">
                <text:p>0.0010814666748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0.00150203704833984">
                <text:p>0.001502037048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0.00210762023925781">
                <text:p>0.0021076202392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0.00136566162109375">
                <text:p>0.001365661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0.00155448913574219">
                <text:p>0.0015544891357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0.00153827667236328">
                <text:p>0.0015382766723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00212860107421875">
                <text:p>0.0021286010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0.00132083892822266">
                <text:p>0.0013208389282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0.00121974945068359">
                <text:p>0.00121974945068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0.00182151794433594">
                <text:p>0.0018215179443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0.00286293029785156">
                <text:p>0.0028629302978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0.00252532958984375">
                <text:p>0.00252532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0.00128841400146484">
                <text:p>0.00128841400146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0.00118541717529297">
                <text:p>0.0011854171752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0.00164985656738281">
                <text:p>0.0016498565673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0.00473785400390625">
                <text:p>0.0047378540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.00142765045166016">
                <text:p>0.0014276504516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0.00189399719238281">
                <text:p>0.0018939971923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0.00176048278808594">
                <text:p>0.0017604827880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0.0074005126953125">
                <text:p>0.0074005126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0.00202178955078125">
                <text:p>0.0020217895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0.00431442260742188">
                <text:p>0.0043144226074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0.00766754150390625">
                <text:p>0.00766754150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0.00719451904296875">
                <text:p>0.007194519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0.00729751586914063">
                <text:p>0.007297515869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0.0130615234375">
                <text:p>0.01306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00605392456054688">
                <text:p>0.0060539245605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0.0223388671875">
                <text:p>0.0223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0.015289306640625">
                <text:p>0.0152893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0.0134429931640625">
                <text:p>0.01344299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0.04296875">
                <text:p>0.0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0.031829833984375">
                <text:p>0.031829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0.06524658203125">
                <text:p>0.065246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0.032196044921875">
                <text:p>0.03219604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0.0284881591796875">
                <text:p>0.02848815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0.10546875">
                <text:p>0.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043426513671875">
                <text:p>0.0434265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0.10223388671875">
                <text:p>0.10223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0.036468505859375">
                <text:p>0.0364685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0.0841064453125">
                <text:p>0.084106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0.1163330078125">
                <text:p>0.11633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0.0733642578125">
                <text:p>0.07336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0.037506103515625">
                <text:p>0.037506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0.07061767578125">
                <text:p>0.07061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0.1058349609375">
                <text:p>0.105834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0.0679931640625">
                <text:p>0.06799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.09637451171875">
                <text:p>0.09637451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0.11865234375">
                <text:p>0.1186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0.11590576171875">
                <text:p>0.1159057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0.0654296875">
                <text:p>0.0654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0.11871337890625">
                <text:p>0.118713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0.126708984375">
                <text:p>0.1267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0.09197998046875">
                <text:p>0.09197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0.11822509765625">
                <text:p>0.118225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0.06353759765625">
                <text:p>0.063537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.11334228515625">
                <text:p>0.113342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0.0894775390625">
                <text:p>0.0894775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0.044891357421875">
                <text:p>0.0448913574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0.059173583984375">
                <text:p>0.0591735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0.1019287109375">
                <text:p>0.1019287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0.049407958984375">
                <text:p>0.04940795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0.05194091796875">
                <text:p>0.05194091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0.046905517578125">
                <text:p>0.0469055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0.026947021484375">
                <text:p>0.0269470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0.0167999267578125">
                <text:p>0.01679992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034210205078125">
                <text:p>0.03421020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0.0712890625">
                <text:p>0.0712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0.0469970703125">
                <text:p>0.046997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0.04559326171875">
                <text:p>0.045593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0.051788330078125">
                <text:p>0.0517883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0.0231475830078125">
                <text:p>0.023147583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0.039337158203125">
                <text:p>0.039337158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0.04718017578125">
                <text:p>0.047180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0.0260162353515625">
                <text:p>0.026016235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0.0259246826171875">
                <text:p>0.02592468261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.0289459228515625">
                <text:p>0.028945922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0.0262603759765625">
                <text:p>0.026260375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0.0253753662109375">
                <text:p>0.025375366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0.0257110595703125">
                <text:p>0.025711059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0.0088348388671875">
                <text:p>0.0088348388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0.0250244140625">
                <text:p>0.0250244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0.0152206420898438">
                <text:p>0.015220642089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0.015167236328125">
                <text:p>0.015167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0.0158233642578125">
                <text:p>0.0158233642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0.01007080078125">
                <text:p>0.0100708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0167236328125">
                <text:p>0.0167236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0.0147628784179688">
                <text:p>0.01476287841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0.0084381103515625">
                <text:p>0.0084381103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0.00733184814453125">
                <text:p>0.00733184814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0.0106124877929688">
                <text:p>0.01061248779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0.00922393798828125">
                <text:p>0.0092239379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0.0165252685546875">
                <text:p>0.016525268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0.0087890625">
                <text:p>0.00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0.01068115234375">
                <text:p>0.010681152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0.00550079345703125">
                <text:p>0.005500793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00532913208007813">
                <text:p>0.0053291320800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0.005096435546875">
                <text:p>0.005096435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0.00980377197265625">
                <text:p>0.00980377197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0.00873565673828125">
                <text:p>0.00873565673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0.0059356689453125">
                <text:p>0.005935668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0.00641250610351563">
                <text:p>0.0064125061035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0.009307861328125">
                <text:p>0.0093078613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0.00423431396484375">
                <text:p>0.00423431396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0.00542831420898438">
                <text:p>0.00542831420898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.00387763977050781">
                <text:p>0.00387763977050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00490570068359375">
                <text:p>0.004905700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0.00385856628417969">
                <text:p>0.003858566284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